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7.31mm" svg:height="132.01mm" svg:x="160.55mm" svg:y="34.53mm">
            <loext:p draw:notify-on-update-of-ranges="Sheet1.A1:Sheet1.A1 Sheet1.A2:Sheet1.A302 Sheet1.B1:Sheet1.B1 Sheet1.B2:Sheet1.B302 Sheet1.A1:Sheet1.A1 Sheet1.A2:Sheet1.A302 Sheet1.C1:Sheet1.C1 Sheet1.C2:Sheet1.C302 Sheet1.A1:Sheet1.A1 Sheet1.A2:Sheet1.A302 Sheet1.D1:Sheet1.D1 Sheet1.D2:Sheet1.D302 Sheet1.A1:Sheet1.A1 Sheet1.A2:Sheet1.A302 Sheet1.E1:Sheet1.E1 Sheet1.E2:Sheet1.E302 Sheet1.A1:Sheet1.A1 Sheet1.A2:Sheet1.A302 Sheet1.F1:Sheet1.F1 Sheet1.F2:Sheet1.F3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trigger1</text:p>
          </table:table-cell>
          <table:table-cell office:value-type="string" calcext:value-type="string">
            <text:p>trigger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formula="of:=SIN([.$A2]/100*PI()) + 0.2*COM.MICROSOFT.NORM.INV(RAND();0;1)" office:value-type="float" office:value="0.0124438850167797" calcext:value-type="float">
            <text:p>0.012443885</text:p>
          </table:table-cell>
          <table:table-cell table:formula="of:=COS([.$A2]/100*PI()) + SIN(([.$A2]/200+1)*PI()) + 0.2*COM.MICROSOFT.NORM.INV(RAND();0;1)" office:value-type="float" office:value="0.57247565065162" calcext:value-type="float">
            <text:p>0.5724756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SIN([.$A3]/100*PI()) + 0.2*COM.MICROSOFT.NORM.INV(RAND();0;1)" office:value-type="float" office:value="0.354021699314237" calcext:value-type="float">
            <text:p>0.3540216993</text:p>
          </table:table-cell>
          <table:table-cell table:formula="of:=COS([.$A3]/100*PI()) + SIN(([.$A3]/200+1)*PI()) + 0.2*COM.MICROSOFT.NORM.INV(RAND();0;1)" office:value-type="float" office:value="1.03629068845021" calcext:value-type="float">
            <text:p>1.0362906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table:formula="of:=SIN([.$A4]/100*PI()) + 0.2*COM.MICROSOFT.NORM.INV(RAND();0;1)" office:value-type="float" office:value="0.234834810330628" calcext:value-type="float">
            <text:p>0.2348348103</text:p>
          </table:table-cell>
          <table:table-cell table:formula="of:=COS([.$A4]/100*PI()) + SIN(([.$A4]/200+1)*PI()) + 0.2*COM.MICROSOFT.NORM.INV(RAND();0;1)" office:value-type="float" office:value="1.164659198425" calcext:value-type="float">
            <text:p>1.1646591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table:formula="of:=SIN([.$A5]/100*PI()) + 0.2*COM.MICROSOFT.NORM.INV(RAND();0;1)" office:value-type="float" office:value="0.0414181618188509" calcext:value-type="float">
            <text:p>0.0414181618</text:p>
          </table:table-cell>
          <table:table-cell table:formula="of:=COS([.$A5]/100*PI()) + SIN(([.$A5]/200+1)*PI()) + 0.2*COM.MICROSOFT.NORM.INV(RAND();0;1)" office:value-type="float" office:value="0.87604437686223" calcext:value-type="float">
            <text:p>0.8760443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table:formula="of:=SIN([.$A6]/100*PI()) + 0.2*COM.MICROSOFT.NORM.INV(RAND();0;1)" office:value-type="float" office:value="0.153082312533481" calcext:value-type="float">
            <text:p>0.1530823125</text:p>
          </table:table-cell>
          <table:table-cell table:formula="of:=COS([.$A6]/100*PI()) + SIN(([.$A6]/200+1)*PI()) + 0.2*COM.MICROSOFT.NORM.INV(RAND();0;1)" office:value-type="float" office:value="0.937751596016493" calcext:value-type="float">
            <text:p>0.9377515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table:formula="of:=SIN([.$A7]/100*PI()) + 0.2*COM.MICROSOFT.NORM.INV(RAND();0;1)" office:value-type="float" office:value="0.385429057473168" calcext:value-type="float">
            <text:p>0.3854290575</text:p>
          </table:table-cell>
          <table:table-cell table:formula="of:=COS([.$A7]/100*PI()) + SIN(([.$A7]/200+1)*PI()) + 0.2*COM.MICROSOFT.NORM.INV(RAND();0;1)" office:value-type="float" office:value="1.0500845776144" calcext:value-type="float">
            <text:p>1.0500845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table:formula="of:=SIN([.$A8]/100*PI()) + 0.2*COM.MICROSOFT.NORM.INV(RAND();0;1)" office:value-type="float" office:value="0.100450506745338" calcext:value-type="float">
            <text:p>0.1004505067</text:p>
          </table:table-cell>
          <table:table-cell table:formula="of:=COS([.$A8]/100*PI()) + SIN(([.$A8]/200+1)*PI()) + 0.2*COM.MICROSOFT.NORM.INV(RAND();0;1)" office:value-type="float" office:value="0.906244363208798" calcext:value-type="float">
            <text:p>0.9062443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table:formula="of:=SIN([.$A9]/100*PI()) + 0.2*COM.MICROSOFT.NORM.INV(RAND();0;1)" office:value-type="float" office:value="0.237578272689481" calcext:value-type="float">
            <text:p>0.2375782727</text:p>
          </table:table-cell>
          <table:table-cell table:formula="of:=COS([.$A9]/100*PI()) + SIN(([.$A9]/200+1)*PI()) + 0.2*COM.MICROSOFT.NORM.INV(RAND();0;1)" office:value-type="float" office:value="0.563937260491373" calcext:value-type="float">
            <text:p>0.5639372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table:formula="of:=SIN([.$A10]/100*PI()) + 0.2*COM.MICROSOFT.NORM.INV(RAND();0;1)" office:value-type="float" office:value="0.248183186213551" calcext:value-type="float">
            <text:p>0.2481831862</text:p>
          </table:table-cell>
          <table:table-cell table:formula="of:=COS([.$A10]/100*PI()) + SIN(([.$A10]/200+1)*PI()) + 0.2*COM.MICROSOFT.NORM.INV(RAND();0;1)" office:value-type="float" office:value="1.07481198289081" calcext:value-type="float">
            <text:p>1.0748119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table:formula="of:=SIN([.$A11]/100*PI()) + 0.2*COM.MICROSOFT.NORM.INV(RAND();0;1)" office:value-type="float" office:value="0.36983548048734" calcext:value-type="float">
            <text:p>0.3698354805</text:p>
          </table:table-cell>
          <table:table-cell table:formula="of:=COS([.$A11]/100*PI()) + SIN(([.$A11]/200+1)*PI()) + 0.2*COM.MICROSOFT.NORM.INV(RAND();0;1)" office:value-type="float" office:value="0.74938347698856" calcext:value-type="float">
            <text:p>0.749383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formula="of:=SIN([.$A12]/100*PI()) + 0.2*COM.MICROSOFT.NORM.INV(RAND();0;1)" office:value-type="float" office:value="0.736239166604698" calcext:value-type="float">
            <text:p>0.7362391666</text:p>
          </table:table-cell>
          <table:table-cell table:formula="of:=COS([.$A12]/100*PI()) + SIN(([.$A12]/200+1)*PI()) + 0.2*COM.MICROSOFT.NORM.INV(RAND();0;1)" office:value-type="float" office:value="0.783206689357475" calcext:value-type="float">
            <text:p>0.7832066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table:formula="of:=SIN([.$A13]/100*PI()) + 0.2*COM.MICROSOFT.NORM.INV(RAND();0;1)" office:value-type="float" office:value="0.391289129939883" calcext:value-type="float">
            <text:p>0.3912891299</text:p>
          </table:table-cell>
          <table:table-cell table:formula="of:=COS([.$A13]/100*PI()) + SIN(([.$A13]/200+1)*PI()) + 0.2*COM.MICROSOFT.NORM.INV(RAND();0;1)" office:value-type="float" office:value="0.683667488385602" calcext:value-type="float">
            <text:p>0.6836674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table:formula="of:=SIN([.$A14]/100*PI()) + 0.2*COM.MICROSOFT.NORM.INV(RAND();0;1)" office:value-type="float" office:value="0.379395822578354" calcext:value-type="float">
            <text:p>0.3793958226</text:p>
          </table:table-cell>
          <table:table-cell table:formula="of:=COS([.$A14]/100*PI()) + SIN(([.$A14]/200+1)*PI()) + 0.2*COM.MICROSOFT.NORM.INV(RAND();0;1)" office:value-type="float" office:value="0.710495693803865" calcext:value-type="float">
            <text:p>0.710495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table:formula="of:=SIN([.$A15]/100*PI()) + 0.2*COM.MICROSOFT.NORM.INV(RAND();0;1)" office:value-type="float" office:value="0.698685342471278" calcext:value-type="float">
            <text:p>0.6986853425</text:p>
          </table:table-cell>
          <table:table-cell table:formula="of:=COS([.$A15]/100*PI()) + SIN(([.$A15]/200+1)*PI()) + 0.2*COM.MICROSOFT.NORM.INV(RAND();0;1)" office:value-type="float" office:value="0.876599043579901" calcext:value-type="float">
            <text:p>0.8765990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table:formula="of:=SIN([.$A16]/100*PI()) + 0.2*COM.MICROSOFT.NORM.INV(RAND();0;1)" office:value-type="float" office:value="0.414873836873362" calcext:value-type="float">
            <text:p>0.4148738369</text:p>
          </table:table-cell>
          <table:table-cell table:formula="of:=COS([.$A16]/100*PI()) + SIN(([.$A16]/200+1)*PI()) + 0.2*COM.MICROSOFT.NORM.INV(RAND();0;1)" office:value-type="float" office:value="0.481735306465909" calcext:value-type="float">
            <text:p>0.4817353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table:formula="of:=SIN([.$A17]/100*PI()) + 0.2*COM.MICROSOFT.NORM.INV(RAND();0;1)" office:value-type="float" office:value="0.489482009734923" calcext:value-type="float">
            <text:p>0.4894820097</text:p>
          </table:table-cell>
          <table:table-cell table:formula="of:=COS([.$A17]/100*PI()) + SIN(([.$A17]/200+1)*PI()) + 0.2*COM.MICROSOFT.NORM.INV(RAND();0;1)" office:value-type="float" office:value="0.908398012395428" calcext:value-type="float">
            <text:p>0.9083980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" calcext:value-type="float">
            <text:p>0.85</text:p>
          </table:table-cell>
          <table:table-cell table:formula="of:=SIN([.$A18]/100*PI()) + 0.2*COM.MICROSOFT.NORM.INV(RAND();0;1)" office:value-type="float" office:value="0.365677316504461" calcext:value-type="float">
            <text:p>0.3656773165</text:p>
          </table:table-cell>
          <table:table-cell table:formula="of:=COS([.$A18]/100*PI()) + SIN(([.$A18]/200+1)*PI()) + 0.2*COM.MICROSOFT.NORM.INV(RAND();0;1)" office:value-type="float" office:value="0.432147297151414" calcext:value-type="float">
            <text:p>0.4321472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table:formula="of:=SIN([.$A19]/100*PI()) + 0.2*COM.MICROSOFT.NORM.INV(RAND();0;1)" office:value-type="float" office:value="0.494861128921095" calcext:value-type="float">
            <text:p>0.4948611289</text:p>
          </table:table-cell>
          <table:table-cell table:formula="of:=COS([.$A19]/100*PI()) + SIN(([.$A19]/200+1)*PI()) + 0.2*COM.MICROSOFT.NORM.INV(RAND();0;1)" office:value-type="float" office:value="0.387346805479159" calcext:value-type="float">
            <text:p>0.3873468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" calcext:value-type="float">
            <text:p>0.95</text:p>
          </table:table-cell>
          <table:table-cell table:formula="of:=SIN([.$A20]/100*PI()) + 0.2*COM.MICROSOFT.NORM.INV(RAND();0;1)" office:value-type="float" office:value="0.719703142812859" calcext:value-type="float">
            <text:p>0.7197031428</text:p>
          </table:table-cell>
          <table:table-cell table:formula="of:=COS([.$A20]/100*PI()) + SIN(([.$A20]/200+1)*PI()) + 0.2*COM.MICROSOFT.NORM.INV(RAND();0;1)" office:value-type="float" office:value="0.421327708879297" calcext:value-type="float">
            <text:p>0.4213277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IN([.$A21]/100*PI()) + 0.2*COM.MICROSOFT.NORM.INV(RAND();0;1)" office:value-type="float" office:value="0.236279603649819" calcext:value-type="float">
            <text:p>0.2362796036</text:p>
          </table:table-cell>
          <table:table-cell table:formula="of:=COS([.$A21]/100*PI()) + SIN(([.$A21]/200+1)*PI()) + 0.2*COM.MICROSOFT.NORM.INV(RAND();0;1)" office:value-type="float" office:value="0.48400636777724" calcext:value-type="float">
            <text:p>0.4840063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5" calcext:value-type="float">
            <text:p>1.05</text:p>
          </table:table-cell>
          <table:table-cell table:formula="of:=SIN([.$A22]/100*PI()) + 0.2*COM.MICROSOFT.NORM.INV(RAND();0;1)" office:value-type="float" office:value="0.222090095964765" calcext:value-type="float">
            <text:p>0.222090096</text:p>
          </table:table-cell>
          <table:table-cell table:formula="of:=COS([.$A22]/100*PI()) + SIN(([.$A22]/200+1)*PI()) + 0.2*COM.MICROSOFT.NORM.INV(RAND();0;1)" office:value-type="float" office:value="0.752760612618631" calcext:value-type="float">
            <text:p>0.7527606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table:formula="of:=SIN([.$A23]/100*PI()) + 0.2*COM.MICROSOFT.NORM.INV(RAND();0;1)" office:value-type="float" office:value="0.479180498999713" calcext:value-type="float">
            <text:p>0.479180499</text:p>
          </table:table-cell>
          <table:table-cell table:formula="of:=COS([.$A23]/100*PI()) + SIN(([.$A23]/200+1)*PI()) + 0.2*COM.MICROSOFT.NORM.INV(RAND();0;1)" office:value-type="float" office:value="0.498265064735393" calcext:value-type="float">
            <text:p>0.4982650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15" calcext:value-type="float">
            <text:p>1.15</text:p>
          </table:table-cell>
          <table:table-cell table:formula="of:=SIN([.$A24]/100*PI()) + 0.2*COM.MICROSOFT.NORM.INV(RAND();0;1)" office:value-type="float" office:value="0.668728806831195" calcext:value-type="float">
            <text:p>0.6687288068</text:p>
          </table:table-cell>
          <table:table-cell table:formula="of:=COS([.$A24]/100*PI()) + SIN(([.$A24]/200+1)*PI()) + 0.2*COM.MICROSOFT.NORM.INV(RAND();0;1)" office:value-type="float" office:value="0.141240474765971" calcext:value-type="float">
            <text:p>0.1412404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table:formula="of:=SIN([.$A25]/100*PI()) + 0.2*COM.MICROSOFT.NORM.INV(RAND();0;1)" office:value-type="float" office:value="0.732765971416557" calcext:value-type="float">
            <text:p>0.7327659714</text:p>
          </table:table-cell>
          <table:table-cell table:formula="of:=COS([.$A25]/100*PI()) + SIN(([.$A25]/200+1)*PI()) + 0.2*COM.MICROSOFT.NORM.INV(RAND();0;1)" office:value-type="float" office:value="0.201500543653984" calcext:value-type="float">
            <text:p>0.2015005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5" calcext:value-type="float">
            <text:p>1.25</text:p>
          </table:table-cell>
          <table:table-cell table:formula="of:=SIN([.$A26]/100*PI()) + 0.2*COM.MICROSOFT.NORM.INV(RAND();0;1)" office:value-type="float" office:value="0.60588176066345" calcext:value-type="float">
            <text:p>0.6058817607</text:p>
          </table:table-cell>
          <table:table-cell table:formula="of:=COS([.$A26]/100*PI()) + SIN(([.$A26]/200+1)*PI()) + 0.2*COM.MICROSOFT.NORM.INV(RAND();0;1)" office:value-type="float" office:value="0.279885482862151" calcext:value-type="float">
            <text:p>0.2798854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table:formula="of:=SIN([.$A27]/100*PI()) + 0.2*COM.MICROSOFT.NORM.INV(RAND();0;1)" office:value-type="float" office:value="0.935054454369518" calcext:value-type="float">
            <text:p>0.9350544544</text:p>
          </table:table-cell>
          <table:table-cell table:formula="of:=COS([.$A27]/100*PI()) + SIN(([.$A27]/200+1)*PI()) + 0.2*COM.MICROSOFT.NORM.INV(RAND();0;1)" office:value-type="float" office:value="0.411439870463175" calcext:value-type="float">
            <text:p>0.4114398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35" calcext:value-type="float">
            <text:p>1.35</text:p>
          </table:table-cell>
          <table:table-cell table:formula="of:=SIN([.$A28]/100*PI()) + 0.2*COM.MICROSOFT.NORM.INV(RAND();0;1)" office:value-type="float" office:value="0.650061621897912" calcext:value-type="float">
            <text:p>0.6500616219</text:p>
          </table:table-cell>
          <table:table-cell table:formula="of:=COS([.$A28]/100*PI()) + SIN(([.$A28]/200+1)*PI()) + 0.2*COM.MICROSOFT.NORM.INV(RAND();0;1)" office:value-type="float" office:value="0.358671332038104" calcext:value-type="float">
            <text:p>0.358671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.4</text:p>
          </table:table-cell>
          <table:table-cell table:formula="of:=SIN([.$A29]/100*PI()) + 0.2*COM.MICROSOFT.NORM.INV(RAND();0;1)" office:value-type="float" office:value="0.807940355808357" calcext:value-type="float">
            <text:p>0.8079403558</text:p>
          </table:table-cell>
          <table:table-cell table:formula="of:=COS([.$A29]/100*PI()) + SIN(([.$A29]/200+1)*PI()) + 0.2*COM.MICROSOFT.NORM.INV(RAND();0;1)" office:value-type="float" office:value="0.204302137169868" calcext:value-type="float">
            <text:p>0.2043021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5" calcext:value-type="float">
            <text:p>1.45</text:p>
          </table:table-cell>
          <table:table-cell table:formula="of:=SIN([.$A30]/100*PI()) + 0.2*COM.MICROSOFT.NORM.INV(RAND();0;1)" office:value-type="float" office:value="0.824222248774284" calcext:value-type="float">
            <text:p>0.8242222488</text:p>
          </table:table-cell>
          <table:table-cell table:formula="of:=COS([.$A30]/100*PI()) + SIN(([.$A30]/200+1)*PI()) + 0.2*COM.MICROSOFT.NORM.INV(RAND();0;1)" office:value-type="float" office:value="0.230893505428894" calcext:value-type="float">
            <text:p>0.2308935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5" calcext:value-type="float">
            <text:p>1.5</text:p>
          </table:table-cell>
          <table:table-cell table:formula="of:=SIN([.$A31]/100*PI()) + 0.2*COM.MICROSOFT.NORM.INV(RAND();0;1)" office:value-type="float" office:value="0.802330812836973" calcext:value-type="float">
            <text:p>0.8023308128</text:p>
          </table:table-cell>
          <table:table-cell table:formula="of:=COS([.$A31]/100*PI()) + SIN(([.$A31]/200+1)*PI()) + 0.2*COM.MICROSOFT.NORM.INV(RAND();0;1)" office:value-type="float" office:value="0.0201377701796813" calcext:value-type="float">
            <text:p>0.0201377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5" calcext:value-type="float">
            <text:p>1.55</text:p>
          </table:table-cell>
          <table:table-cell table:formula="of:=SIN([.$A32]/100*PI()) + 0.2*COM.MICROSOFT.NORM.INV(RAND();0;1)" office:value-type="float" office:value="0.649513573948793" calcext:value-type="float">
            <text:p>0.6495135739</text:p>
          </table:table-cell>
          <table:table-cell table:formula="of:=COS([.$A32]/100*PI()) + SIN(([.$A32]/200+1)*PI()) + 0.2*COM.MICROSOFT.NORM.INV(RAND();0;1)" office:value-type="float" office:value="0.0058547268643801" calcext:value-type="float">
            <text:p>0.0058547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6" calcext:value-type="float">
            <text:p>1.6</text:p>
          </table:table-cell>
          <table:table-cell table:formula="of:=SIN([.$A33]/100*PI()) + 0.2*COM.MICROSOFT.NORM.INV(RAND();0;1)" office:value-type="float" office:value="0.941828647823944" calcext:value-type="float">
            <text:p>0.9418286478</text:p>
          </table:table-cell>
          <table:table-cell table:formula="of:=COS([.$A33]/100*PI()) + SIN(([.$A33]/200+1)*PI()) + 0.2*COM.MICROSOFT.NORM.INV(RAND();0;1)" office:value-type="float" office:value="0.209037250893946" calcext:value-type="float">
            <text:p>0.2090372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65" calcext:value-type="float">
            <text:p>1.65</text:p>
          </table:table-cell>
          <table:table-cell table:formula="of:=SIN([.$A34]/100*PI()) + 0.2*COM.MICROSOFT.NORM.INV(RAND();0;1)" office:value-type="float" office:value="0.950432636905294" calcext:value-type="float">
            <text:p>0.9504326369</text:p>
          </table:table-cell>
          <table:table-cell table:formula="of:=COS([.$A34]/100*PI()) + SIN(([.$A34]/200+1)*PI()) + 0.2*COM.MICROSOFT.NORM.INV(RAND();0;1)" office:value-type="float" office:value="0.0894665074706809" calcext:value-type="float">
            <text:p>0.0894665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.7</text:p>
          </table:table-cell>
          <table:table-cell table:formula="of:=SIN([.$A35]/100*PI()) + 0.2*COM.MICROSOFT.NORM.INV(RAND();0;1)" office:value-type="float" office:value="0.927739893851269" calcext:value-type="float">
            <text:p>0.9277398939</text:p>
          </table:table-cell>
          <table:table-cell table:formula="of:=COS([.$A35]/100*PI()) + SIN(([.$A35]/200+1)*PI()) + 0.2*COM.MICROSOFT.NORM.INV(RAND();0;1)" office:value-type="float" office:value="-0.171831367229423" calcext:value-type="float">
            <text:p>-0.1718313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75" calcext:value-type="float">
            <text:p>1.75</text:p>
          </table:table-cell>
          <table:table-cell table:formula="of:=SIN([.$A36]/100*PI()) + 0.2*COM.MICROSOFT.NORM.INV(RAND();0;1)" office:value-type="float" office:value="0.96273574691356" calcext:value-type="float">
            <text:p>0.9627357469</text:p>
          </table:table-cell>
          <table:table-cell table:formula="of:=COS([.$A36]/100*PI()) + SIN(([.$A36]/200+1)*PI()) + 0.2*COM.MICROSOFT.NORM.INV(RAND();0;1)" office:value-type="float" office:value="-0.329272840648266" calcext:value-type="float">
            <text:p>-0.3292728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table:formula="of:=SIN([.$A37]/100*PI()) + 0.2*COM.MICROSOFT.NORM.INV(RAND();0;1)" office:value-type="float" office:value="0.598168333246401" calcext:value-type="float">
            <text:p>0.5981683332</text:p>
          </table:table-cell>
          <table:table-cell table:formula="of:=COS([.$A37]/100*PI()) + SIN(([.$A37]/200+1)*PI()) + 0.2*COM.MICROSOFT.NORM.INV(RAND();0;1)" office:value-type="float" office:value="-0.124425108025924" calcext:value-type="float">
            <text:p>-0.124425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5" calcext:value-type="float">
            <text:p>1.85</text:p>
          </table:table-cell>
          <table:table-cell table:formula="of:=SIN([.$A38]/100*PI()) + 0.2*COM.MICROSOFT.NORM.INV(RAND();0;1)" office:value-type="float" office:value="1.17113695579298" calcext:value-type="float">
            <text:p>1.1711369558</text:p>
          </table:table-cell>
          <table:table-cell table:formula="of:=COS([.$A38]/100*PI()) + SIN(([.$A38]/200+1)*PI()) + 0.2*COM.MICROSOFT.NORM.INV(RAND();0;1)" office:value-type="float" office:value="-0.169036996543951" calcext:value-type="float">
            <text:p>-0.1690369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" calcext:value-type="float">
            <text:p>1.9</text:p>
          </table:table-cell>
          <table:table-cell table:formula="of:=SIN([.$A39]/100*PI()) + 0.2*COM.MICROSOFT.NORM.INV(RAND();0;1)" office:value-type="float" office:value="1.07528042448602" calcext:value-type="float">
            <text:p>1.0752804245</text:p>
          </table:table-cell>
          <table:table-cell table:formula="of:=COS([.$A39]/100*PI()) + SIN(([.$A39]/200+1)*PI()) + 0.2*COM.MICROSOFT.NORM.INV(RAND();0;1)" office:value-type="float" office:value="-0.140396362916899" calcext:value-type="float">
            <text:p>-0.1403963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5" calcext:value-type="float">
            <text:p>1.95</text:p>
          </table:table-cell>
          <table:table-cell table:formula="of:=SIN([.$A40]/100*PI()) + 0.2*COM.MICROSOFT.NORM.INV(RAND();0;1)" office:value-type="float" office:value="1.09974767728937" calcext:value-type="float">
            <text:p>1.0997476773</text:p>
          </table:table-cell>
          <table:table-cell table:formula="of:=COS([.$A40]/100*PI()) + SIN(([.$A40]/200+1)*PI()) + 0.2*COM.MICROSOFT.NORM.INV(RAND();0;1)" office:value-type="float" office:value="0.0374746128469755" calcext:value-type="float">
            <text:p>0.0374746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SIN([.$A41]/100*PI()) + 0.2*COM.MICROSOFT.NORM.INV(RAND();0;1)" office:value-type="float" office:value="1.14513640573928" calcext:value-type="float">
            <text:p>1.1451364057</text:p>
          </table:table-cell>
          <table:table-cell table:formula="of:=COS([.$A41]/100*PI()) + SIN(([.$A41]/200+1)*PI()) + 0.2*COM.MICROSOFT.NORM.INV(RAND();0;1)" office:value-type="float" office:value="-0.338424998309941" calcext:value-type="float">
            <text:p>-0.338424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5" calcext:value-type="float">
            <text:p>2.05</text:p>
          </table:table-cell>
          <table:table-cell table:formula="of:=SIN([.$A42]/100*PI()) + 0.2*COM.MICROSOFT.NORM.INV(RAND();0;1)" office:value-type="float" office:value="1.09355328153252" calcext:value-type="float">
            <text:p>1.0935532815</text:p>
          </table:table-cell>
          <table:table-cell table:formula="of:=COS([.$A42]/100*PI()) + SIN(([.$A42]/200+1)*PI()) + 0.2*COM.MICROSOFT.NORM.INV(RAND();0;1)" office:value-type="float" office:value="-0.32414051339322" calcext:value-type="float">
            <text:p>-0.3241405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.1" calcext:value-type="float">
            <text:p>2.1</text:p>
          </table:table-cell>
          <table:table-cell table:formula="of:=SIN([.$A43]/100*PI()) + 0.2*COM.MICROSOFT.NORM.INV(RAND();0;1)" office:value-type="float" office:value="0.758348641684859" calcext:value-type="float">
            <text:p>0.7583486417</text:p>
          </table:table-cell>
          <table:table-cell table:formula="of:=COS([.$A43]/100*PI()) + SIN(([.$A43]/200+1)*PI()) + 0.2*COM.MICROSOFT.NORM.INV(RAND();0;1)" office:value-type="float" office:value="-0.513120916466634" calcext:value-type="float">
            <text:p>-0.5131209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15" calcext:value-type="float">
            <text:p>2.15</text:p>
          </table:table-cell>
          <table:table-cell table:formula="of:=SIN([.$A44]/100*PI()) + 0.2*COM.MICROSOFT.NORM.INV(RAND();0;1)" office:value-type="float" office:value="0.991172448399157" calcext:value-type="float">
            <text:p>0.9911724484</text:p>
          </table:table-cell>
          <table:table-cell table:formula="of:=COS([.$A44]/100*PI()) + SIN(([.$A44]/200+1)*PI()) + 0.2*COM.MICROSOFT.NORM.INV(RAND();0;1)" office:value-type="float" office:value="-0.352890658888679" calcext:value-type="float">
            <text:p>-0.35289065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2" calcext:value-type="float">
            <text:p>2.2</text:p>
          </table:table-cell>
          <table:table-cell table:formula="of:=SIN([.$A45]/100*PI()) + 0.2*COM.MICROSOFT.NORM.INV(RAND();0;1)" office:value-type="float" office:value="0.776081840942881" calcext:value-type="float">
            <text:p>0.7760818409</text:p>
          </table:table-cell>
          <table:table-cell table:formula="of:=COS([.$A45]/100*PI()) + SIN(([.$A45]/200+1)*PI()) + 0.2*COM.MICROSOFT.NORM.INV(RAND();0;1)" office:value-type="float" office:value="-0.789895135750321" calcext:value-type="float">
            <text:p>-0.7898951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25" calcext:value-type="float">
            <text:p>2.25</text:p>
          </table:table-cell>
          <table:table-cell table:formula="of:=SIN([.$A46]/100*PI()) + 0.2*COM.MICROSOFT.NORM.INV(RAND();0;1)" office:value-type="float" office:value="1.01623085919926" calcext:value-type="float">
            <text:p>1.0162308592</text:p>
          </table:table-cell>
          <table:table-cell table:formula="of:=COS([.$A46]/100*PI()) + SIN(([.$A46]/200+1)*PI()) + 0.2*COM.MICROSOFT.NORM.INV(RAND();0;1)" office:value-type="float" office:value="-0.324776486578479" calcext:value-type="float">
            <text:p>-0.3247764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.3</text:p>
          </table:table-cell>
          <table:table-cell table:formula="of:=SIN([.$A47]/100*PI()) + 0.2*COM.MICROSOFT.NORM.INV(RAND();0;1)" office:value-type="float" office:value="1.14106533485965" calcext:value-type="float">
            <text:p>1.1410653349</text:p>
          </table:table-cell>
          <table:table-cell table:formula="of:=COS([.$A47]/100*PI()) + SIN(([.$A47]/200+1)*PI()) + 0.2*COM.MICROSOFT.NORM.INV(RAND();0;1)" office:value-type="float" office:value="-0.68520945950035" calcext:value-type="float">
            <text:p>-0.6852094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35" calcext:value-type="float">
            <text:p>2.35</text:p>
          </table:table-cell>
          <table:table-cell table:formula="of:=SIN([.$A48]/100*PI()) + 0.2*COM.MICROSOFT.NORM.INV(RAND();0;1)" office:value-type="float" office:value="1.16296406597132" calcext:value-type="float">
            <text:p>1.162964066</text:p>
          </table:table-cell>
          <table:table-cell table:formula="of:=COS([.$A48]/100*PI()) + SIN(([.$A48]/200+1)*PI()) + 0.2*COM.MICROSOFT.NORM.INV(RAND();0;1)" office:value-type="float" office:value="-0.628298709817824" calcext:value-type="float">
            <text:p>-0.6282987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.4</text:p>
          </table:table-cell>
          <table:table-cell table:formula="of:=SIN([.$A49]/100*PI()) + 0.2*COM.MICROSOFT.NORM.INV(RAND();0;1)" office:value-type="float" office:value="0.88588325339254" calcext:value-type="float">
            <text:p>0.8858832534</text:p>
          </table:table-cell>
          <table:table-cell table:formula="of:=COS([.$A49]/100*PI()) + SIN(([.$A49]/200+1)*PI()) + 0.2*COM.MICROSOFT.NORM.INV(RAND();0;1)" office:value-type="float" office:value="-0.763575779943272" calcext:value-type="float">
            <text:p>-0.7635757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5" calcext:value-type="float">
            <text:p>2.45</text:p>
          </table:table-cell>
          <table:table-cell table:formula="of:=SIN([.$A50]/100*PI()) + 0.2*COM.MICROSOFT.NORM.INV(RAND();0;1)" office:value-type="float" office:value="0.877590428271077" calcext:value-type="float">
            <text:p>0.8775904283</text:p>
          </table:table-cell>
          <table:table-cell table:formula="of:=COS([.$A50]/100*PI()) + SIN(([.$A50]/200+1)*PI()) + 0.2*COM.MICROSOFT.NORM.INV(RAND();0;1)" office:value-type="float" office:value="-0.223136416952073" calcext:value-type="float">
            <text:p>-0.223136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.5</text:p>
          </table:table-cell>
          <table:table-cell table:formula="of:=SIN([.$A51]/100*PI()) + 0.2*COM.MICROSOFT.NORM.INV(RAND();0;1)" office:value-type="float" office:value="1.40340277060986" calcext:value-type="float">
            <text:p>1.4034027706</text:p>
          </table:table-cell>
          <table:table-cell table:formula="of:=COS([.$A51]/100*PI()) + SIN(([.$A51]/200+1)*PI()) + 0.2*COM.MICROSOFT.NORM.INV(RAND();0;1)" office:value-type="float" office:value="-0.704370083168374" calcext:value-type="float">
            <text:p>-0.7043700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55" calcext:value-type="float">
            <text:p>2.55</text:p>
          </table:table-cell>
          <table:table-cell table:formula="of:=SIN([.$A52]/100*PI()) + 0.2*COM.MICROSOFT.NORM.INV(RAND();0;1)" office:value-type="float" office:value="0.806514776208407" calcext:value-type="float">
            <text:p>0.8065147762</text:p>
          </table:table-cell>
          <table:table-cell table:formula="of:=COS([.$A52]/100*PI()) + SIN(([.$A52]/200+1)*PI()) + 0.2*COM.MICROSOFT.NORM.INV(RAND();0;1)" office:value-type="float" office:value="-0.69603234577631" calcext:value-type="float">
            <text:p>-0.6960323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table:formula="of:=SIN([.$A53]/100*PI()) + 0.2*COM.MICROSOFT.NORM.INV(RAND();0;1)" office:value-type="float" office:value="0.864101665879333" calcext:value-type="float">
            <text:p>0.8641016659</text:p>
          </table:table-cell>
          <table:table-cell table:formula="of:=COS([.$A53]/100*PI()) + SIN(([.$A53]/200+1)*PI()) + 0.2*COM.MICROSOFT.NORM.INV(RAND();0;1)" office:value-type="float" office:value="-0.956536085509381" calcext:value-type="float">
            <text:p>-0.9565360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65" calcext:value-type="float">
            <text:p>2.65</text:p>
          </table:table-cell>
          <table:table-cell table:formula="of:=SIN([.$A54]/100*PI()) + 0.2*COM.MICROSOFT.NORM.INV(RAND();0;1)" office:value-type="float" office:value="0.856581437300365" calcext:value-type="float">
            <text:p>0.8565814373</text:p>
          </table:table-cell>
          <table:table-cell table:formula="of:=COS([.$A54]/100*PI()) + SIN(([.$A54]/200+1)*PI()) + 0.2*COM.MICROSOFT.NORM.INV(RAND();0;1)" office:value-type="float" office:value="-0.653649838509373" calcext:value-type="float">
            <text:p>-0.6536498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.7</text:p>
          </table:table-cell>
          <table:table-cell table:formula="of:=SIN([.$A55]/100*PI()) + 0.2*COM.MICROSOFT.NORM.INV(RAND();0;1)" office:value-type="float" office:value="1.14986161534375" calcext:value-type="float">
            <text:p>1.1498616153</text:p>
          </table:table-cell>
          <table:table-cell table:formula="of:=COS([.$A55]/100*PI()) + SIN(([.$A55]/200+1)*PI()) + 0.2*COM.MICROSOFT.NORM.INV(RAND();0;1)" office:value-type="float" office:value="-0.688293908878434" calcext:value-type="float">
            <text:p>-0.6882939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75" calcext:value-type="float">
            <text:p>2.75</text:p>
          </table:table-cell>
          <table:table-cell table:formula="of:=SIN([.$A56]/100*PI()) + 0.2*COM.MICROSOFT.NORM.INV(RAND();0;1)" office:value-type="float" office:value="1.07392685525101" calcext:value-type="float">
            <text:p>1.0739268553</text:p>
          </table:table-cell>
          <table:table-cell table:formula="of:=COS([.$A56]/100*PI()) + SIN(([.$A56]/200+1)*PI()) + 0.2*COM.MICROSOFT.NORM.INV(RAND();0;1)" office:value-type="float" office:value="-0.601229079173253" calcext:value-type="float">
            <text:p>-0.6012290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table:formula="of:=SIN([.$A57]/100*PI()) + 0.2*COM.MICROSOFT.NORM.INV(RAND();0;1)" office:value-type="float" office:value="1.05014185760663" calcext:value-type="float">
            <text:p>1.0501418576</text:p>
          </table:table-cell>
          <table:table-cell table:formula="of:=COS([.$A57]/100*PI()) + SIN(([.$A57]/200+1)*PI()) + 0.2*COM.MICROSOFT.NORM.INV(RAND();0;1)" office:value-type="float" office:value="-0.949954577433731" calcext:value-type="float">
            <text:p>-0.9499545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5" calcext:value-type="float">
            <text:p>2.85</text:p>
          </table:table-cell>
          <table:table-cell table:formula="of:=SIN([.$A58]/100*PI()) + 0.2*COM.MICROSOFT.NORM.INV(RAND();0;1)" office:value-type="float" office:value="0.687046239312583" calcext:value-type="float">
            <text:p>0.6870462393</text:p>
          </table:table-cell>
          <table:table-cell table:formula="of:=COS([.$A58]/100*PI()) + SIN(([.$A58]/200+1)*PI()) + 0.2*COM.MICROSOFT.NORM.INV(RAND();0;1)" office:value-type="float" office:value="-0.762913899404735" calcext:value-type="float">
            <text:p>-0.7629138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table:formula="of:=SIN([.$A59]/100*PI()) + 0.2*COM.MICROSOFT.NORM.INV(RAND();0;1)" office:value-type="float" office:value="1.076424018503" calcext:value-type="float">
            <text:p>1.0764240185</text:p>
          </table:table-cell>
          <table:table-cell table:formula="of:=COS([.$A59]/100*PI()) + SIN(([.$A59]/200+1)*PI()) + 0.2*COM.MICROSOFT.NORM.INV(RAND();0;1)" office:value-type="float" office:value="-0.698260087831349" calcext:value-type="float">
            <text:p>-0.6982600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95" calcext:value-type="float">
            <text:p>2.95</text:p>
          </table:table-cell>
          <table:table-cell table:formula="of:=SIN([.$A60]/100*PI()) + 0.2*COM.MICROSOFT.NORM.INV(RAND();0;1)" office:value-type="float" office:value="0.568182369262174" calcext:value-type="float">
            <text:p>0.5681823693</text:p>
          </table:table-cell>
          <table:table-cell table:formula="of:=COS([.$A60]/100*PI()) + SIN(([.$A60]/200+1)*PI()) + 0.2*COM.MICROSOFT.NORM.INV(RAND();0;1)" office:value-type="float" office:value="-1.34348741403107" calcext:value-type="float">
            <text:p>-1.343487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SIN([.$A61]/100*PI()) + 0.2*COM.MICROSOFT.NORM.INV(RAND();0;1)" office:value-type="float" office:value="0.828199434545647" calcext:value-type="float">
            <text:p>0.8281994345</text:p>
          </table:table-cell>
          <table:table-cell table:formula="of:=COS([.$A61]/100*PI()) + SIN(([.$A61]/200+1)*PI()) + 0.2*COM.MICROSOFT.NORM.INV(RAND();0;1)" office:value-type="float" office:value="-1.20707680475609" calcext:value-type="float">
            <text:p>-1.207076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05" calcext:value-type="float">
            <text:p>3.05</text:p>
          </table:table-cell>
          <table:table-cell table:formula="of:=SIN([.$A62]/100*PI()) + 0.2*COM.MICROSOFT.NORM.INV(RAND();0;1)" office:value-type="float" office:value="1.22042352888881" calcext:value-type="float">
            <text:p>1.2204235289</text:p>
          </table:table-cell>
          <table:table-cell table:formula="of:=COS([.$A62]/100*PI()) + SIN(([.$A62]/200+1)*PI()) + 0.2*COM.MICROSOFT.NORM.INV(RAND();0;1)" office:value-type="float" office:value="-1.07443040034909" calcext:value-type="float">
            <text:p>-1.0744304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1" calcext:value-type="float">
            <text:p>3.1</text:p>
          </table:table-cell>
          <table:table-cell table:formula="of:=SIN([.$A63]/100*PI()) + 0.2*COM.MICROSOFT.NORM.INV(RAND();0;1)" office:value-type="float" office:value="1.21678024750665" calcext:value-type="float">
            <text:p>1.2167802475</text:p>
          </table:table-cell>
          <table:table-cell table:formula="of:=COS([.$A63]/100*PI()) + SIN(([.$A63]/200+1)*PI()) + 0.2*COM.MICROSOFT.NORM.INV(RAND();0;1)" office:value-type="float" office:value="-1.24043006149001" calcext:value-type="float">
            <text:p>-1.2404300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15" calcext:value-type="float">
            <text:p>3.15</text:p>
          </table:table-cell>
          <table:table-cell table:formula="of:=SIN([.$A64]/100*PI()) + 0.2*COM.MICROSOFT.NORM.INV(RAND();0;1)" office:value-type="float" office:value="0.961909800532258" calcext:value-type="float">
            <text:p>0.9619098005</text:p>
          </table:table-cell>
          <table:table-cell table:formula="of:=COS([.$A64]/100*PI()) + SIN(([.$A64]/200+1)*PI()) + 0.2*COM.MICROSOFT.NORM.INV(RAND();0;1)" office:value-type="float" office:value="-1.4350582356013" calcext:value-type="float">
            <text:p>-1.4350582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.2" calcext:value-type="float">
            <text:p>3.2</text:p>
          </table:table-cell>
          <table:table-cell table:formula="of:=SIN([.$A65]/100*PI()) + 0.2*COM.MICROSOFT.NORM.INV(RAND();0;1)" office:value-type="float" office:value="0.663740212829491" calcext:value-type="float">
            <text:p>0.6637402128</text:p>
          </table:table-cell>
          <table:table-cell table:formula="of:=COS([.$A65]/100*PI()) + SIN(([.$A65]/200+1)*PI()) + 0.2*COM.MICROSOFT.NORM.INV(RAND();0;1)" office:value-type="float" office:value="-1.13932307668444" calcext:value-type="float">
            <text:p>-1.1393230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25" calcext:value-type="float">
            <text:p>3.25</text:p>
          </table:table-cell>
          <table:table-cell table:formula="of:=SIN([.$A66]/100*PI()) + 0.2*COM.MICROSOFT.NORM.INV(RAND();0;1)" office:value-type="float" office:value="1.06384274138134" calcext:value-type="float">
            <text:p>1.0638427414</text:p>
          </table:table-cell>
          <table:table-cell table:formula="of:=COS([.$A66]/100*PI()) + SIN(([.$A66]/200+1)*PI()) + 0.2*COM.MICROSOFT.NORM.INV(RAND();0;1)" office:value-type="float" office:value="-1.06282925101367" calcext:value-type="float">
            <text:p>-1.062829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3" calcext:value-type="float">
            <text:p>3.3</text:p>
          </table:table-cell>
          <table:table-cell table:formula="of:=SIN([.$A67]/100*PI()) + 0.2*COM.MICROSOFT.NORM.INV(RAND();0;1)" office:value-type="float" office:value="1.0381083039624" calcext:value-type="float">
            <text:p>1.038108304</text:p>
          </table:table-cell>
          <table:table-cell table:formula="of:=COS([.$A67]/100*PI()) + SIN(([.$A67]/200+1)*PI()) + 0.2*COM.MICROSOFT.NORM.INV(RAND();0;1)" office:value-type="float" office:value="-1.29318138461555" calcext:value-type="float">
            <text:p>-1.293181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35" calcext:value-type="float">
            <text:p>3.35</text:p>
          </table:table-cell>
          <table:table-cell table:formula="of:=SIN([.$A68]/100*PI()) + 0.2*COM.MICROSOFT.NORM.INV(RAND();0;1)" office:value-type="float" office:value="0.607959210331305" calcext:value-type="float">
            <text:p>0.6079592103</text:p>
          </table:table-cell>
          <table:table-cell table:formula="of:=COS([.$A68]/100*PI()) + SIN(([.$A68]/200+1)*PI()) + 0.2*COM.MICROSOFT.NORM.INV(RAND();0;1)" office:value-type="float" office:value="-1.45520590887695" calcext:value-type="float">
            <text:p>-1.4552059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" calcext:value-type="float">
            <text:p>3.4</text:p>
          </table:table-cell>
          <table:table-cell table:formula="of:=SIN([.$A69]/100*PI()) + 0.2*COM.MICROSOFT.NORM.INV(RAND();0;1)" office:value-type="float" office:value="0.803465304965714" calcext:value-type="float">
            <text:p>0.803465305</text:p>
          </table:table-cell>
          <table:table-cell table:formula="of:=COS([.$A69]/100*PI()) + SIN(([.$A69]/200+1)*PI()) + 0.2*COM.MICROSOFT.NORM.INV(RAND();0;1)" office:value-type="float" office:value="-1.47593008057667" calcext:value-type="float">
            <text:p>-1.4759300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5" calcext:value-type="float">
            <text:p>3.45</text:p>
          </table:table-cell>
          <table:table-cell table:formula="of:=SIN([.$A70]/100*PI()) + 0.2*COM.MICROSOFT.NORM.INV(RAND();0;1)" office:value-type="float" office:value="1.12666630634516" calcext:value-type="float">
            <text:p>1.1266663063</text:p>
          </table:table-cell>
          <table:table-cell table:formula="of:=COS([.$A70]/100*PI()) + SIN(([.$A70]/200+1)*PI()) + 0.2*COM.MICROSOFT.NORM.INV(RAND();0;1)" office:value-type="float" office:value="-0.82195575549527" calcext:value-type="float">
            <text:p>-0.82195575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" calcext:value-type="float">
            <text:p>3.5</text:p>
          </table:table-cell>
          <table:table-cell table:formula="of:=SIN([.$A71]/100*PI()) + 0.2*COM.MICROSOFT.NORM.INV(RAND();0;1)" office:value-type="float" office:value="0.713289086095325" calcext:value-type="float">
            <text:p>0.7132890861</text:p>
          </table:table-cell>
          <table:table-cell table:formula="of:=COS([.$A71]/100*PI()) + SIN(([.$A71]/200+1)*PI()) + 0.2*COM.MICROSOFT.NORM.INV(RAND();0;1)" office:value-type="float" office:value="-1.32040946273345" calcext:value-type="float">
            <text:p>-1.3204094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55" calcext:value-type="float">
            <text:p>3.55</text:p>
          </table:table-cell>
          <table:table-cell table:formula="of:=SIN([.$A72]/100*PI()) + 0.2*COM.MICROSOFT.NORM.INV(RAND();0;1)" office:value-type="float" office:value="0.627518310580284" calcext:value-type="float">
            <text:p>0.6275183106</text:p>
          </table:table-cell>
          <table:table-cell table:formula="of:=COS([.$A72]/100*PI()) + SIN(([.$A72]/200+1)*PI()) + 0.2*COM.MICROSOFT.NORM.INV(RAND();0;1)" office:value-type="float" office:value="-1.66767287643532" calcext:value-type="float">
            <text:p>-1.6676728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" calcext:value-type="float">
            <text:p>3.6</text:p>
          </table:table-cell>
          <table:table-cell table:formula="of:=SIN([.$A73]/100*PI()) + 0.2*COM.MICROSOFT.NORM.INV(RAND();0;1)" office:value-type="float" office:value="0.651389601653122" calcext:value-type="float">
            <text:p>0.6513896017</text:p>
          </table:table-cell>
          <table:table-cell table:formula="of:=COS([.$A73]/100*PI()) + SIN(([.$A73]/200+1)*PI()) + 0.2*COM.MICROSOFT.NORM.INV(RAND();0;1)" office:value-type="float" office:value="-1.45736114878312" calcext:value-type="float">
            <text:p>-1.4573611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65" calcext:value-type="float">
            <text:p>3.65</text:p>
          </table:table-cell>
          <table:table-cell table:formula="of:=SIN([.$A74]/100*PI()) + 0.2*COM.MICROSOFT.NORM.INV(RAND();0;1)" office:value-type="float" office:value="0.795836572208443" calcext:value-type="float">
            <text:p>0.7958365722</text:p>
          </table:table-cell>
          <table:table-cell table:formula="of:=COS([.$A74]/100*PI()) + SIN(([.$A74]/200+1)*PI()) + 0.2*COM.MICROSOFT.NORM.INV(RAND();0;1)" office:value-type="float" office:value="-1.64317569220727" calcext:value-type="float">
            <text:p>-1.64317569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7" calcext:value-type="float">
            <text:p>3.7</text:p>
          </table:table-cell>
          <table:table-cell table:formula="of:=SIN([.$A75]/100*PI()) + 0.2*COM.MICROSOFT.NORM.INV(RAND();0;1)" office:value-type="float" office:value="0.959213893358244" calcext:value-type="float">
            <text:p>0.9592138934</text:p>
          </table:table-cell>
          <table:table-cell table:formula="of:=COS([.$A75]/100*PI()) + SIN(([.$A75]/200+1)*PI()) + 0.2*COM.MICROSOFT.NORM.INV(RAND();0;1)" office:value-type="float" office:value="-1.6093233097812" calcext:value-type="float">
            <text:p>-1.60932330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75" calcext:value-type="float">
            <text:p>3.75</text:p>
          </table:table-cell>
          <table:table-cell table:formula="of:=SIN([.$A76]/100*PI()) + 0.2*COM.MICROSOFT.NORM.INV(RAND();0;1)" office:value-type="float" office:value="0.548856713781674" calcext:value-type="float">
            <text:p>0.5488567138</text:p>
          </table:table-cell>
          <table:table-cell table:formula="of:=COS([.$A76]/100*PI()) + SIN(([.$A76]/200+1)*PI()) + 0.2*COM.MICROSOFT.NORM.INV(RAND();0;1)" office:value-type="float" office:value="-1.52727143288098" calcext:value-type="float">
            <text:p>-1.5272714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8" calcext:value-type="float">
            <text:p>3.8</text:p>
          </table:table-cell>
          <table:table-cell table:formula="of:=SIN([.$A77]/100*PI()) + 0.2*COM.MICROSOFT.NORM.INV(RAND();0;1)" office:value-type="float" office:value="0.816555303666027" calcext:value-type="float">
            <text:p>0.8165553037</text:p>
          </table:table-cell>
          <table:table-cell table:formula="of:=COS([.$A77]/100*PI()) + SIN(([.$A77]/200+1)*PI()) + 0.2*COM.MICROSOFT.NORM.INV(RAND();0;1)" office:value-type="float" office:value="-1.27716877300181" calcext:value-type="float">
            <text:p>-1.277168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5" calcext:value-type="float">
            <text:p>3.85</text:p>
          </table:table-cell>
          <table:table-cell table:formula="of:=SIN([.$A78]/100*PI()) + 0.2*COM.MICROSOFT.NORM.INV(RAND();0;1)" office:value-type="float" office:value="0.863736638260789" calcext:value-type="float">
            <text:p>0.8637366383</text:p>
          </table:table-cell>
          <table:table-cell table:formula="of:=COS([.$A78]/100*PI()) + SIN(([.$A78]/200+1)*PI()) + 0.2*COM.MICROSOFT.NORM.INV(RAND();0;1)" office:value-type="float" office:value="-1.57982814822665" calcext:value-type="float">
            <text:p>-1.5798281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9" calcext:value-type="float">
            <text:p>3.9</text:p>
          </table:table-cell>
          <table:table-cell table:formula="of:=SIN([.$A79]/100*PI()) + 0.2*COM.MICROSOFT.NORM.INV(RAND();0;1)" office:value-type="float" office:value="0.503104580309286" calcext:value-type="float">
            <text:p>0.5031045803</text:p>
          </table:table-cell>
          <table:table-cell table:formula="of:=COS([.$A79]/100*PI()) + SIN(([.$A79]/200+1)*PI()) + 0.2*COM.MICROSOFT.NORM.INV(RAND();0;1)" office:value-type="float" office:value="-1.42702881649" calcext:value-type="float">
            <text:p>-1.4270288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95" calcext:value-type="float">
            <text:p>3.95</text:p>
          </table:table-cell>
          <table:table-cell table:formula="of:=SIN([.$A80]/100*PI()) + 0.2*COM.MICROSOFT.NORM.INV(RAND();0;1)" office:value-type="float" office:value="0.745277776259083" calcext:value-type="float">
            <text:p>0.7452777763</text:p>
          </table:table-cell>
          <table:table-cell table:formula="of:=COS([.$A80]/100*PI()) + SIN(([.$A80]/200+1)*PI()) + 0.2*COM.MICROSOFT.NORM.INV(RAND();0;1)" office:value-type="float" office:value="-1.68077445362258" calcext:value-type="float">
            <text:p>-1.6807744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SIN([.$A81]/100*PI()) + 0.2*COM.MICROSOFT.NORM.INV(RAND();0;1)" office:value-type="float" office:value="0.533059825929864" calcext:value-type="float">
            <text:p>0.5330598259</text:p>
          </table:table-cell>
          <table:table-cell table:formula="of:=COS([.$A81]/100*PI()) + SIN(([.$A81]/200+1)*PI()) + 0.2*COM.MICROSOFT.NORM.INV(RAND();0;1)" office:value-type="float" office:value="-1.78911455096586" calcext:value-type="float">
            <text:p>-1.789114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5" calcext:value-type="float">
            <text:p>4.05</text:p>
          </table:table-cell>
          <table:table-cell table:formula="of:=SIN([.$A82]/100*PI()) + 0.2*COM.MICROSOFT.NORM.INV(RAND();0;1)" office:value-type="float" office:value="0.757051648087965" calcext:value-type="float">
            <text:p>0.7570516481</text:p>
          </table:table-cell>
          <table:table-cell table:formula="of:=COS([.$A82]/100*PI()) + SIN(([.$A82]/200+1)*PI()) + 0.2*COM.MICROSOFT.NORM.INV(RAND();0;1)" office:value-type="float" office:value="-1.72763550059492" calcext:value-type="float">
            <text:p>-1.7276355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1" calcext:value-type="float">
            <text:p>4.1</text:p>
          </table:table-cell>
          <table:table-cell table:formula="of:=SIN([.$A83]/100*PI()) + 0.2*COM.MICROSOFT.NORM.INV(RAND();0;1)" office:value-type="float" office:value="0.514223808003375" calcext:value-type="float">
            <text:p>0.514223808</text:p>
          </table:table-cell>
          <table:table-cell table:formula="of:=COS([.$A83]/100*PI()) + SIN(([.$A83]/200+1)*PI()) + 0.2*COM.MICROSOFT.NORM.INV(RAND();0;1)" office:value-type="float" office:value="-1.70024563376901" calcext:value-type="float">
            <text:p>-1.700245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5" calcext:value-type="float">
            <text:p>4.15</text:p>
          </table:table-cell>
          <table:table-cell table:formula="of:=SIN([.$A84]/100*PI()) + 0.2*COM.MICROSOFT.NORM.INV(RAND();0;1)" office:value-type="float" office:value="0.452780896733027" calcext:value-type="float">
            <text:p>0.4527808967</text:p>
          </table:table-cell>
          <table:table-cell table:formula="of:=COS([.$A84]/100*PI()) + SIN(([.$A84]/200+1)*PI()) + 0.2*COM.MICROSOFT.NORM.INV(RAND();0;1)" office:value-type="float" office:value="-2.04766375536414" calcext:value-type="float">
            <text:p>-2.0476637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.2</text:p>
          </table:table-cell>
          <table:table-cell table:formula="of:=SIN([.$A85]/100*PI()) + 0.2*COM.MICROSOFT.NORM.INV(RAND();0;1)" office:value-type="float" office:value="0.663422646006252" calcext:value-type="float">
            <text:p>0.663422646</text:p>
          </table:table-cell>
          <table:table-cell table:formula="of:=COS([.$A85]/100*PI()) + SIN(([.$A85]/200+1)*PI()) + 0.2*COM.MICROSOFT.NORM.INV(RAND();0;1)" office:value-type="float" office:value="-1.94565705742825" calcext:value-type="float">
            <text:p>-1.9456570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25" calcext:value-type="float">
            <text:p>4.25</text:p>
          </table:table-cell>
          <table:table-cell table:formula="of:=SIN([.$A86]/100*PI()) + 0.2*COM.MICROSOFT.NORM.INV(RAND();0;1)" office:value-type="float" office:value="0.478604895775822" calcext:value-type="float">
            <text:p>0.4786048958</text:p>
          </table:table-cell>
          <table:table-cell table:formula="of:=COS([.$A86]/100*PI()) + SIN(([.$A86]/200+1)*PI()) + 0.2*COM.MICROSOFT.NORM.INV(RAND();0;1)" office:value-type="float" office:value="-2.25145322614982" calcext:value-type="float">
            <text:p>-2.2514532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.3</text:p>
          </table:table-cell>
          <table:table-cell table:formula="of:=SIN([.$A87]/100*PI()) + 0.2*COM.MICROSOFT.NORM.INV(RAND();0;1)" office:value-type="float" office:value="0.486414066726353" calcext:value-type="float">
            <text:p>0.4864140667</text:p>
          </table:table-cell>
          <table:table-cell table:formula="of:=COS([.$A87]/100*PI()) + SIN(([.$A87]/200+1)*PI()) + 0.2*COM.MICROSOFT.NORM.INV(RAND();0;1)" office:value-type="float" office:value="-1.83590073937691" calcext:value-type="float">
            <text:p>-1.8359007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5" calcext:value-type="float">
            <text:p>4.35</text:p>
          </table:table-cell>
          <table:table-cell table:formula="of:=SIN([.$A88]/100*PI()) + 0.2*COM.MICROSOFT.NORM.INV(RAND();0;1)" office:value-type="float" office:value="0.337673542193899" calcext:value-type="float">
            <text:p>0.3376735422</text:p>
          </table:table-cell>
          <table:table-cell table:formula="of:=COS([.$A88]/100*PI()) + SIN(([.$A88]/200+1)*PI()) + 0.2*COM.MICROSOFT.NORM.INV(RAND();0;1)" office:value-type="float" office:value="-1.73282543576416" calcext:value-type="float">
            <text:p>-1.7328254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4" calcext:value-type="float">
            <text:p>4.4</text:p>
          </table:table-cell>
          <table:table-cell table:formula="of:=SIN([.$A89]/100*PI()) + 0.2*COM.MICROSOFT.NORM.INV(RAND();0;1)" office:value-type="float" office:value="0.737135830521668" calcext:value-type="float">
            <text:p>0.7371358305</text:p>
          </table:table-cell>
          <table:table-cell table:formula="of:=COS([.$A89]/100*PI()) + SIN(([.$A89]/200+1)*PI()) + 0.2*COM.MICROSOFT.NORM.INV(RAND();0;1)" office:value-type="float" office:value="-2.21018752749255" calcext:value-type="float">
            <text:p>-2.21018752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5" calcext:value-type="float">
            <text:p>4.45</text:p>
          </table:table-cell>
          <table:table-cell table:formula="of:=SIN([.$A90]/100*PI()) + 0.2*COM.MICROSOFT.NORM.INV(RAND();0;1)" office:value-type="float" office:value="0.560437288340445" calcext:value-type="float">
            <text:p>0.5604372883</text:p>
          </table:table-cell>
          <table:table-cell table:formula="of:=COS([.$A90]/100*PI()) + SIN(([.$A90]/200+1)*PI()) + 0.2*COM.MICROSOFT.NORM.INV(RAND();0;1)" office:value-type="float" office:value="-2.25965550597403" calcext:value-type="float">
            <text:p>-2.2596555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5" calcext:value-type="float">
            <text:p>4.5</text:p>
          </table:table-cell>
          <table:table-cell table:formula="of:=SIN([.$A91]/100*PI()) + 0.2*COM.MICROSOFT.NORM.INV(RAND();0;1)" office:value-type="float" office:value="0.438635365709996" calcext:value-type="float">
            <text:p>0.4386353657</text:p>
          </table:table-cell>
          <table:table-cell table:formula="of:=COS([.$A91]/100*PI()) + SIN(([.$A91]/200+1)*PI()) + 0.2*COM.MICROSOFT.NORM.INV(RAND();0;1)" office:value-type="float" office:value="-2.01409180795897" calcext:value-type="float">
            <text:p>-2.0140918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5" calcext:value-type="float">
            <text:p>4.55</text:p>
          </table:table-cell>
          <table:table-cell table:formula="of:=SIN([.$A92]/100*PI()) + 0.2*COM.MICROSOFT.NORM.INV(RAND();0;1)" office:value-type="float" office:value="0.492733045479233" calcext:value-type="float">
            <text:p>0.4927330455</text:p>
          </table:table-cell>
          <table:table-cell table:formula="of:=COS([.$A92]/100*PI()) + SIN(([.$A92]/200+1)*PI()) + 0.2*COM.MICROSOFT.NORM.INV(RAND();0;1)" office:value-type="float" office:value="-1.81983448128982" calcext:value-type="float">
            <text:p>-1.8198344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6" calcext:value-type="float">
            <text:p>4.6</text:p>
          </table:table-cell>
          <table:table-cell table:formula="of:=SIN([.$A93]/100*PI()) + 0.2*COM.MICROSOFT.NORM.INV(RAND();0;1)" office:value-type="float" office:value="0.393692276822285" calcext:value-type="float">
            <text:p>0.3936922768</text:p>
          </table:table-cell>
          <table:table-cell table:formula="of:=COS([.$A93]/100*PI()) + SIN(([.$A93]/200+1)*PI()) + 0.2*COM.MICROSOFT.NORM.INV(RAND();0;1)" office:value-type="float" office:value="-1.81762663209589" calcext:value-type="float">
            <text:p>-1.81762663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65" calcext:value-type="float">
            <text:p>4.65</text:p>
          </table:table-cell>
          <table:table-cell table:formula="of:=SIN([.$A94]/100*PI()) + 0.2*COM.MICROSOFT.NORM.INV(RAND();0;1)" office:value-type="float" office:value="0.484859983686476" calcext:value-type="float">
            <text:p>0.4848599837</text:p>
          </table:table-cell>
          <table:table-cell table:formula="of:=COS([.$A94]/100*PI()) + SIN(([.$A94]/200+1)*PI()) + 0.2*COM.MICROSOFT.NORM.INV(RAND();0;1)" office:value-type="float" office:value="-2.17997571136707" calcext:value-type="float">
            <text:p>-2.1799757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7" calcext:value-type="float">
            <text:p>4.7</text:p>
          </table:table-cell>
          <table:table-cell table:formula="of:=SIN([.$A95]/100*PI()) + 0.2*COM.MICROSOFT.NORM.INV(RAND();0;1)" office:value-type="float" office:value="-0.173266499214638" calcext:value-type="float">
            <text:p>-0.1732664992</text:p>
          </table:table-cell>
          <table:table-cell table:formula="of:=COS([.$A95]/100*PI()) + SIN(([.$A95]/200+1)*PI()) + 0.2*COM.MICROSOFT.NORM.INV(RAND();0;1)" office:value-type="float" office:value="-1.76562838029034" calcext:value-type="float">
            <text:p>-1.76562838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75" calcext:value-type="float">
            <text:p>4.75</text:p>
          </table:table-cell>
          <table:table-cell table:formula="of:=SIN([.$A96]/100*PI()) + 0.2*COM.MICROSOFT.NORM.INV(RAND();0;1)" office:value-type="float" office:value="0.22687733369984" calcext:value-type="float">
            <text:p>0.2268773337</text:p>
          </table:table-cell>
          <table:table-cell table:formula="of:=COS([.$A96]/100*PI()) + SIN(([.$A96]/200+1)*PI()) + 0.2*COM.MICROSOFT.NORM.INV(RAND();0;1)" office:value-type="float" office:value="-1.86442667381416" calcext:value-type="float">
            <text:p>-1.8644266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.8</text:p>
          </table:table-cell>
          <table:table-cell table:formula="of:=SIN([.$A97]/100*PI()) + 0.2*COM.MICROSOFT.NORM.INV(RAND();0;1)" office:value-type="float" office:value="0.103002278329246" calcext:value-type="float">
            <text:p>0.1030022783</text:p>
          </table:table-cell>
          <table:table-cell table:formula="of:=COS([.$A97]/100*PI()) + SIN(([.$A97]/200+1)*PI()) + 0.2*COM.MICROSOFT.NORM.INV(RAND();0;1)" office:value-type="float" office:value="-2.05162332838685" calcext:value-type="float">
            <text:p>-2.0516233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85" calcext:value-type="float">
            <text:p>4.85</text:p>
          </table:table-cell>
          <table:table-cell table:formula="of:=SIN([.$A98]/100*PI()) + 0.2*COM.MICROSOFT.NORM.INV(RAND();0;1)" office:value-type="float" office:value="0.253752664563584" calcext:value-type="float">
            <text:p>0.2537526646</text:p>
          </table:table-cell>
          <table:table-cell table:formula="of:=COS([.$A98]/100*PI()) + SIN(([.$A98]/200+1)*PI()) + 0.2*COM.MICROSOFT.NORM.INV(RAND();0;1)" office:value-type="float" office:value="-2.04570475376988" calcext:value-type="float">
            <text:p>-2.0457047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.9</text:p>
          </table:table-cell>
          <table:table-cell table:formula="of:=SIN([.$A99]/100*PI()) + 0.2*COM.MICROSOFT.NORM.INV(RAND();0;1)" office:value-type="float" office:value="-0.0672125888819129" calcext:value-type="float">
            <text:p>-0.0672125889</text:p>
          </table:table-cell>
          <table:table-cell table:formula="of:=COS([.$A99]/100*PI()) + SIN(([.$A99]/200+1)*PI()) + 0.2*COM.MICROSOFT.NORM.INV(RAND();0;1)" office:value-type="float" office:value="-2.03874559160643" calcext:value-type="float">
            <text:p>-2.0387455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5" calcext:value-type="float">
            <text:p>4.95</text:p>
          </table:table-cell>
          <table:table-cell table:formula="of:=SIN([.$A100]/100*PI()) + 0.2*COM.MICROSOFT.NORM.INV(RAND();0;1)" office:value-type="float" office:value="-0.0988814108853418" calcext:value-type="float">
            <text:p>-0.0988814109</text:p>
          </table:table-cell>
          <table:table-cell table:formula="of:=COS([.$A100]/100*PI()) + SIN(([.$A100]/200+1)*PI()) + 0.2*COM.MICROSOFT.NORM.INV(RAND();0;1)" office:value-type="float" office:value="-2.01050367496836" calcext:value-type="float">
            <text:p>-2.010503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SIN([.$A101]/100*PI()) + 0.2*COM.MICROSOFT.NORM.INV(RAND();0;1)" office:value-type="float" office:value="0.102401570280419" calcext:value-type="float">
            <text:p>0.1024015703</text:p>
          </table:table-cell>
          <table:table-cell table:formula="of:=COS([.$A101]/100*PI()) + SIN(([.$A101]/200+1)*PI()) + 0.2*COM.MICROSOFT.NORM.INV(RAND();0;1)" office:value-type="float" office:value="-2.25264052145163" calcext:value-type="float">
            <text:p>-2.2526405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05" calcext:value-type="float">
            <text:p>5.05</text:p>
          </table:table-cell>
          <table:table-cell table:formula="of:=SIN([.$A102]/100*PI()) + 0.2*COM.MICROSOFT.NORM.INV(RAND();0;1)" office:value-type="float" office:value="-0.4842073242765" calcext:value-type="float">
            <text:p>-0.4842073243</text:p>
          </table:table-cell>
          <table:table-cell table:formula="of:=COS([.$A102]/100*PI()) + SIN(([.$A102]/200+1)*PI()) + 0.2*COM.MICROSOFT.NORM.INV(RAND();0;1)" office:value-type="float" office:value="-1.99150752166977" calcext:value-type="float">
            <text:p>-1.9915075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.1" calcext:value-type="float">
            <text:p>5.1</text:p>
          </table:table-cell>
          <table:table-cell table:formula="of:=SIN([.$A103]/100*PI()) + 0.2*COM.MICROSOFT.NORM.INV(RAND();0;1)" office:value-type="float" office:value="0.141138816568228" calcext:value-type="float">
            <text:p>0.1411388166</text:p>
          </table:table-cell>
          <table:table-cell table:formula="of:=COS([.$A103]/100*PI()) + SIN(([.$A103]/200+1)*PI()) + 0.2*COM.MICROSOFT.NORM.INV(RAND();0;1)" office:value-type="float" office:value="-2.05945481301041" calcext:value-type="float">
            <text:p>-2.0594548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.15" calcext:value-type="float">
            <text:p>5.15</text:p>
          </table:table-cell>
          <table:table-cell table:formula="of:=SIN([.$A104]/100*PI()) + 0.2*COM.MICROSOFT.NORM.INV(RAND();0;1)" office:value-type="float" office:value="-0.214404653159576" calcext:value-type="float">
            <text:p>-0.2144046532</text:p>
          </table:table-cell>
          <table:table-cell table:formula="of:=COS([.$A104]/100*PI()) + SIN(([.$A104]/200+1)*PI()) + 0.2*COM.MICROSOFT.NORM.INV(RAND();0;1)" office:value-type="float" office:value="-2.22753909861696" calcext:value-type="float">
            <text:p>-2.22753909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.2</text:p>
          </table:table-cell>
          <table:table-cell table:formula="of:=SIN([.$A105]/100*PI()) + 0.2*COM.MICROSOFT.NORM.INV(RAND();0;1)" office:value-type="float" office:value="-0.184133472586029" calcext:value-type="float">
            <text:p>-0.1841334726</text:p>
          </table:table-cell>
          <table:table-cell table:formula="of:=COS([.$A105]/100*PI()) + SIN(([.$A105]/200+1)*PI()) + 0.2*COM.MICROSOFT.NORM.INV(RAND();0;1)" office:value-type="float" office:value="-2.25915042299129" calcext:value-type="float">
            <text:p>-2.259150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25" calcext:value-type="float">
            <text:p>5.25</text:p>
          </table:table-cell>
          <table:table-cell table:formula="of:=SIN([.$A106]/100*PI()) + 0.2*COM.MICROSOFT.NORM.INV(RAND();0;1)" office:value-type="float" office:value="0.141346115528168" calcext:value-type="float">
            <text:p>0.1413461155</text:p>
          </table:table-cell>
          <table:table-cell table:formula="of:=COS([.$A106]/100*PI()) + SIN(([.$A106]/200+1)*PI()) + 0.2*COM.MICROSOFT.NORM.INV(RAND();0;1)" office:value-type="float" office:value="-1.73360119430692" calcext:value-type="float">
            <text:p>-1.73360119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.3</text:p>
          </table:table-cell>
          <table:table-cell table:formula="of:=SIN([.$A107]/100*PI()) + 0.2*COM.MICROSOFT.NORM.INV(RAND();0;1)" office:value-type="float" office:value="-0.279633342597596" calcext:value-type="float">
            <text:p>-0.2796333426</text:p>
          </table:table-cell>
          <table:table-cell table:formula="of:=COS([.$A107]/100*PI()) + SIN(([.$A107]/200+1)*PI()) + 0.2*COM.MICROSOFT.NORM.INV(RAND();0;1)" office:value-type="float" office:value="-2.13081399157215" calcext:value-type="float">
            <text:p>-2.1308139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35" calcext:value-type="float">
            <text:p>5.35</text:p>
          </table:table-cell>
          <table:table-cell table:formula="of:=SIN([.$A108]/100*PI()) + 0.2*COM.MICROSOFT.NORM.INV(RAND();0;1)" office:value-type="float" office:value="-0.568440286773409" calcext:value-type="float">
            <text:p>-0.5684402868</text:p>
          </table:table-cell>
          <table:table-cell table:formula="of:=COS([.$A108]/100*PI()) + SIN(([.$A108]/200+1)*PI()) + 0.2*COM.MICROSOFT.NORM.INV(RAND();0;1)" office:value-type="float" office:value="-1.70102311359383" calcext:value-type="float">
            <text:p>-1.7010231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4" calcext:value-type="float">
            <text:p>5.4</text:p>
          </table:table-cell>
          <table:table-cell table:formula="of:=SIN([.$A109]/100*PI()) + 0.2*COM.MICROSOFT.NORM.INV(RAND();0;1)" office:value-type="float" office:value="0.293426925901792" calcext:value-type="float">
            <text:p>0.2934269259</text:p>
          </table:table-cell>
          <table:table-cell table:formula="of:=COS([.$A109]/100*PI()) + SIN(([.$A109]/200+1)*PI()) + 0.2*COM.MICROSOFT.NORM.INV(RAND();0;1)" office:value-type="float" office:value="-1.52554653634623" calcext:value-type="float">
            <text:p>-1.5255465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45" calcext:value-type="float">
            <text:p>5.45</text:p>
          </table:table-cell>
          <table:table-cell table:formula="of:=SIN([.$A110]/100*PI()) + 0.2*COM.MICROSOFT.NORM.INV(RAND();0;1)" office:value-type="float" office:value="-0.273662348946308" calcext:value-type="float">
            <text:p>-0.2736623489</text:p>
          </table:table-cell>
          <table:table-cell table:formula="of:=COS([.$A110]/100*PI()) + SIN(([.$A110]/200+1)*PI()) + 0.2*COM.MICROSOFT.NORM.INV(RAND();0;1)" office:value-type="float" office:value="-1.94526179786494" calcext:value-type="float">
            <text:p>-1.9452617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.5" calcext:value-type="float">
            <text:p>5.5</text:p>
          </table:table-cell>
          <table:table-cell table:formula="of:=SIN([.$A111]/100*PI()) + 0.2*COM.MICROSOFT.NORM.INV(RAND();0;1)" office:value-type="float" office:value="-0.590766848007929" calcext:value-type="float">
            <text:p>-0.590766848</text:p>
          </table:table-cell>
          <table:table-cell table:formula="of:=COS([.$A111]/100*PI()) + SIN(([.$A111]/200+1)*PI()) + 0.2*COM.MICROSOFT.NORM.INV(RAND();0;1)" office:value-type="float" office:value="-1.96412993699687" calcext:value-type="float">
            <text:p>-1.964129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55" calcext:value-type="float">
            <text:p>5.55</text:p>
          </table:table-cell>
          <table:table-cell table:formula="of:=SIN([.$A112]/100*PI()) + 0.2*COM.MICROSOFT.NORM.INV(RAND();0;1)" office:value-type="float" office:value="-0.442468359122479" calcext:value-type="float">
            <text:p>-0.4424683591</text:p>
          </table:table-cell>
          <table:table-cell table:formula="of:=COS([.$A112]/100*PI()) + SIN(([.$A112]/200+1)*PI()) + 0.2*COM.MICROSOFT.NORM.INV(RAND();0;1)" office:value-type="float" office:value="-2.33980589787477" calcext:value-type="float">
            <text:p>-2.3398058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6" calcext:value-type="float">
            <text:p>5.6</text:p>
          </table:table-cell>
          <table:table-cell table:formula="of:=SIN([.$A113]/100*PI()) + 0.2*COM.MICROSOFT.NORM.INV(RAND();0;1)" office:value-type="float" office:value="-0.438596426556961" calcext:value-type="float">
            <text:p>-0.4385964266</text:p>
          </table:table-cell>
          <table:table-cell table:formula="of:=COS([.$A113]/100*PI()) + SIN(([.$A113]/200+1)*PI()) + 0.2*COM.MICROSOFT.NORM.INV(RAND();0;1)" office:value-type="float" office:value="-1.94637060708416" calcext:value-type="float">
            <text:p>-1.9463706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65" calcext:value-type="float">
            <text:p>5.65</text:p>
          </table:table-cell>
          <table:table-cell table:formula="of:=SIN([.$A114]/100*PI()) + 0.2*COM.MICROSOFT.NORM.INV(RAND();0;1)" office:value-type="float" office:value="-0.190222861205808" calcext:value-type="float">
            <text:p>-0.1902228612</text:p>
          </table:table-cell>
          <table:table-cell table:formula="of:=COS([.$A114]/100*PI()) + SIN(([.$A114]/200+1)*PI()) + 0.2*COM.MICROSOFT.NORM.INV(RAND();0;1)" office:value-type="float" office:value="-1.92535619496976" calcext:value-type="float">
            <text:p>-1.925356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7" calcext:value-type="float">
            <text:p>5.7</text:p>
          </table:table-cell>
          <table:table-cell table:formula="of:=SIN([.$A115]/100*PI()) + 0.2*COM.MICROSOFT.NORM.INV(RAND();0;1)" office:value-type="float" office:value="-0.751781993476121" calcext:value-type="float">
            <text:p>-0.7517819935</text:p>
          </table:table-cell>
          <table:table-cell table:formula="of:=COS([.$A115]/100*PI()) + SIN(([.$A115]/200+1)*PI()) + 0.2*COM.MICROSOFT.NORM.INV(RAND();0;1)" office:value-type="float" office:value="-1.84968199148065" calcext:value-type="float">
            <text:p>-1.8496819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75" calcext:value-type="float">
            <text:p>5.75</text:p>
          </table:table-cell>
          <table:table-cell table:formula="of:=SIN([.$A116]/100*PI()) + 0.2*COM.MICROSOFT.NORM.INV(RAND();0;1)" office:value-type="float" office:value="-0.689764459988343" calcext:value-type="float">
            <text:p>-0.68976446</text:p>
          </table:table-cell>
          <table:table-cell table:formula="of:=COS([.$A116]/100*PI()) + SIN(([.$A116]/200+1)*PI()) + 0.2*COM.MICROSOFT.NORM.INV(RAND();0;1)" office:value-type="float" office:value="-1.63295872642096" calcext:value-type="float">
            <text:p>-1.6329587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8" calcext:value-type="float">
            <text:p>5.8</text:p>
          </table:table-cell>
          <table:table-cell table:formula="of:=SIN([.$A117]/100*PI()) + 0.2*COM.MICROSOFT.NORM.INV(RAND();0;1)" office:value-type="float" office:value="-0.287040288434109" calcext:value-type="float">
            <text:p>-0.2870402884</text:p>
          </table:table-cell>
          <table:table-cell table:formula="of:=COS([.$A117]/100*PI()) + SIN(([.$A117]/200+1)*PI()) + 0.2*COM.MICROSOFT.NORM.INV(RAND();0;1)" office:value-type="float" office:value="-1.73183420541944" calcext:value-type="float">
            <text:p>-1.7318342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85" calcext:value-type="float">
            <text:p>5.85</text:p>
          </table:table-cell>
          <table:table-cell table:formula="of:=SIN([.$A118]/100*PI()) + 0.2*COM.MICROSOFT.NORM.INV(RAND();0;1)" office:value-type="float" office:value="-0.138477509389993" calcext:value-type="float">
            <text:p>-0.1384775094</text:p>
          </table:table-cell>
          <table:table-cell table:formula="of:=COS([.$A118]/100*PI()) + SIN(([.$A118]/200+1)*PI()) + 0.2*COM.MICROSOFT.NORM.INV(RAND();0;1)" office:value-type="float" office:value="-2.14528771925421" calcext:value-type="float">
            <text:p>-2.1452877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9" calcext:value-type="float">
            <text:p>5.9</text:p>
          </table:table-cell>
          <table:table-cell table:formula="of:=SIN([.$A119]/100*PI()) + 0.2*COM.MICROSOFT.NORM.INV(RAND();0;1)" office:value-type="float" office:value="-0.894684376505575" calcext:value-type="float">
            <text:p>-0.8946843765</text:p>
          </table:table-cell>
          <table:table-cell table:formula="of:=COS([.$A119]/100*PI()) + SIN(([.$A119]/200+1)*PI()) + 0.2*COM.MICROSOFT.NORM.INV(RAND();0;1)" office:value-type="float" office:value="-1.73845097378481" calcext:value-type="float">
            <text:p>-1.73845097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95" calcext:value-type="float">
            <text:p>5.95</text:p>
          </table:table-cell>
          <table:table-cell table:formula="of:=SIN([.$A120]/100*PI()) + 0.2*COM.MICROSOFT.NORM.INV(RAND();0;1)" office:value-type="float" office:value="-0.817569213718751" calcext:value-type="float">
            <text:p>-0.8175692137</text:p>
          </table:table-cell>
          <table:table-cell table:formula="of:=COS([.$A120]/100*PI()) + SIN(([.$A120]/200+1)*PI()) + 0.2*COM.MICROSOFT.NORM.INV(RAND();0;1)" office:value-type="float" office:value="-1.98709512927361" calcext:value-type="float">
            <text:p>-1.987095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table:formula="of:=SIN([.$A121]/100*PI()) + 0.2*COM.MICROSOFT.NORM.INV(RAND();0;1)" office:value-type="float" office:value="-0.74346365162717" calcext:value-type="float">
            <text:p>-0.7434636516</text:p>
          </table:table-cell>
          <table:table-cell table:formula="of:=COS([.$A121]/100*PI()) + SIN(([.$A121]/200+1)*PI()) + 0.2*COM.MICROSOFT.NORM.INV(RAND();0;1)" office:value-type="float" office:value="-1.60019440785116" calcext:value-type="float">
            <text:p>-1.60019440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05" calcext:value-type="float">
            <text:p>6.05</text:p>
          </table:table-cell>
          <table:table-cell table:formula="of:=SIN([.$A122]/100*PI()) + 0.2*COM.MICROSOFT.NORM.INV(RAND();0;1)" office:value-type="float" office:value="-0.810046259558354" calcext:value-type="float">
            <text:p>-0.8100462596</text:p>
          </table:table-cell>
          <table:table-cell table:formula="of:=COS([.$A122]/100*PI()) + SIN(([.$A122]/200+1)*PI()) + 0.2*COM.MICROSOFT.NORM.INV(RAND();0;1)" office:value-type="float" office:value="-1.65798422843513" calcext:value-type="float">
            <text:p>-1.6579842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1" calcext:value-type="float">
            <text:p>6.1</text:p>
          </table:table-cell>
          <table:table-cell table:formula="of:=SIN([.$A123]/100*PI()) + 0.2*COM.MICROSOFT.NORM.INV(RAND();0;1)" office:value-type="float" office:value="-0.249809681641217" calcext:value-type="float">
            <text:p>-0.2498096816</text:p>
          </table:table-cell>
          <table:table-cell table:formula="of:=COS([.$A123]/100*PI()) + SIN(([.$A123]/200+1)*PI()) + 0.2*COM.MICROSOFT.NORM.INV(RAND();0;1)" office:value-type="float" office:value="-1.62104671178611" calcext:value-type="float">
            <text:p>-1.6210467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15" calcext:value-type="float">
            <text:p>6.15</text:p>
          </table:table-cell>
          <table:table-cell table:formula="of:=SIN([.$A124]/100*PI()) + 0.2*COM.MICROSOFT.NORM.INV(RAND();0;1)" office:value-type="float" office:value="-0.503818069012222" calcext:value-type="float">
            <text:p>-0.503818069</text:p>
          </table:table-cell>
          <table:table-cell table:formula="of:=COS([.$A124]/100*PI()) + SIN(([.$A124]/200+1)*PI()) + 0.2*COM.MICROSOFT.NORM.INV(RAND();0;1)" office:value-type="float" office:value="-1.55188677764345" calcext:value-type="float">
            <text:p>-1.55188677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2" calcext:value-type="float">
            <text:p>6.2</text:p>
          </table:table-cell>
          <table:table-cell table:formula="of:=SIN([.$A125]/100*PI()) + 0.2*COM.MICROSOFT.NORM.INV(RAND();0;1)" office:value-type="float" office:value="-0.446325521472939" calcext:value-type="float">
            <text:p>-0.4463255215</text:p>
          </table:table-cell>
          <table:table-cell table:formula="of:=COS([.$A125]/100*PI()) + SIN(([.$A125]/200+1)*PI()) + 0.2*COM.MICROSOFT.NORM.INV(RAND();0;1)" office:value-type="float" office:value="-2.07090959763739" calcext:value-type="float">
            <text:p>-2.0709095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25" calcext:value-type="float">
            <text:p>6.25</text:p>
          </table:table-cell>
          <table:table-cell table:formula="of:=SIN([.$A126]/100*PI()) + 0.2*COM.MICROSOFT.NORM.INV(RAND();0;1)" office:value-type="float" office:value="-0.52215393611952" calcext:value-type="float">
            <text:p>-0.5221539361</text:p>
          </table:table-cell>
          <table:table-cell table:formula="of:=COS([.$A126]/100*PI()) + SIN(([.$A126]/200+1)*PI()) + 0.2*COM.MICROSOFT.NORM.INV(RAND();0;1)" office:value-type="float" office:value="-1.61834379336687" calcext:value-type="float">
            <text:p>-1.61834379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" calcext:value-type="float">
            <text:p>6.3</text:p>
          </table:table-cell>
          <table:table-cell table:formula="of:=SIN([.$A127]/100*PI()) + 0.2*COM.MICROSOFT.NORM.INV(RAND();0;1)" office:value-type="float" office:value="-0.836882490594277" calcext:value-type="float">
            <text:p>-0.8368824906</text:p>
          </table:table-cell>
          <table:table-cell table:formula="of:=COS([.$A127]/100*PI()) + SIN(([.$A127]/200+1)*PI()) + 0.2*COM.MICROSOFT.NORM.INV(RAND();0;1)" office:value-type="float" office:value="-1.86191686381096" calcext:value-type="float">
            <text:p>-1.8619168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5" calcext:value-type="float">
            <text:p>6.35</text:p>
          </table:table-cell>
          <table:table-cell table:formula="of:=SIN([.$A128]/100*PI()) + 0.2*COM.MICROSOFT.NORM.INV(RAND();0;1)" office:value-type="float" office:value="-0.523701641160115" calcext:value-type="float">
            <text:p>-0.5237016412</text:p>
          </table:table-cell>
          <table:table-cell table:formula="of:=COS([.$A128]/100*PI()) + SIN(([.$A128]/200+1)*PI()) + 0.2*COM.MICROSOFT.NORM.INV(RAND();0;1)" office:value-type="float" office:value="-1.56489377730657" calcext:value-type="float">
            <text:p>-1.56489377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4" calcext:value-type="float">
            <text:p>6.4</text:p>
          </table:table-cell>
          <table:table-cell table:formula="of:=SIN([.$A129]/100*PI()) + 0.2*COM.MICROSOFT.NORM.INV(RAND();0;1)" office:value-type="float" office:value="-0.607829310175966" calcext:value-type="float">
            <text:p>-0.6078293102</text:p>
          </table:table-cell>
          <table:table-cell table:formula="of:=COS([.$A129]/100*PI()) + SIN(([.$A129]/200+1)*PI()) + 0.2*COM.MICROSOFT.NORM.INV(RAND();0;1)" office:value-type="float" office:value="-1.39929165130587" calcext:value-type="float">
            <text:p>-1.3992916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5" calcext:value-type="float">
            <text:p>6.45</text:p>
          </table:table-cell>
          <table:table-cell table:formula="of:=SIN([.$A130]/100*PI()) + 0.2*COM.MICROSOFT.NORM.INV(RAND();0;1)" office:value-type="float" office:value="-0.793483191264024" calcext:value-type="float">
            <text:p>-0.7934831913</text:p>
          </table:table-cell>
          <table:table-cell table:formula="of:=COS([.$A130]/100*PI()) + SIN(([.$A130]/200+1)*PI()) + 0.2*COM.MICROSOFT.NORM.INV(RAND();0;1)" office:value-type="float" office:value="-1.51649720230989" calcext:value-type="float">
            <text:p>-1.516497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5" calcext:value-type="float">
            <text:p>6.5</text:p>
          </table:table-cell>
          <table:table-cell table:formula="of:=SIN([.$A131]/100*PI()) + 0.2*COM.MICROSOFT.NORM.INV(RAND();0;1)" office:value-type="float" office:value="-0.685649119233861" calcext:value-type="float">
            <text:p>-0.6856491192</text:p>
          </table:table-cell>
          <table:table-cell table:formula="of:=COS([.$A131]/100*PI()) + SIN(([.$A131]/200+1)*PI()) + 0.2*COM.MICROSOFT.NORM.INV(RAND();0;1)" office:value-type="float" office:value="-1.27529283559028" calcext:value-type="float">
            <text:p>-1.2752928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5" calcext:value-type="float">
            <text:p>6.55</text:p>
          </table:table-cell>
          <table:table-cell table:formula="of:=SIN([.$A132]/100*PI()) + 0.2*COM.MICROSOFT.NORM.INV(RAND();0;1)" office:value-type="float" office:value="-0.728303122116703" calcext:value-type="float">
            <text:p>-0.7283031221</text:p>
          </table:table-cell>
          <table:table-cell table:formula="of:=COS([.$A132]/100*PI()) + SIN(([.$A132]/200+1)*PI()) + 0.2*COM.MICROSOFT.NORM.INV(RAND();0;1)" office:value-type="float" office:value="-1.14703626367078" calcext:value-type="float">
            <text:p>-1.1470362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" calcext:value-type="float">
            <text:p>6.6</text:p>
          </table:table-cell>
          <table:table-cell table:formula="of:=SIN([.$A133]/100*PI()) + 0.2*COM.MICROSOFT.NORM.INV(RAND();0;1)" office:value-type="float" office:value="-0.58771662490255" calcext:value-type="float">
            <text:p>-0.5877166249</text:p>
          </table:table-cell>
          <table:table-cell table:formula="of:=COS([.$A133]/100*PI()) + SIN(([.$A133]/200+1)*PI()) + 0.2*COM.MICROSOFT.NORM.INV(RAND();0;1)" office:value-type="float" office:value="-1.45946518653844" calcext:value-type="float">
            <text:p>-1.4594651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5" calcext:value-type="float">
            <text:p>6.65</text:p>
          </table:table-cell>
          <table:table-cell table:formula="of:=SIN([.$A134]/100*PI()) + 0.2*COM.MICROSOFT.NORM.INV(RAND();0;1)" office:value-type="float" office:value="-0.765881355624303" calcext:value-type="float">
            <text:p>-0.7658813556</text:p>
          </table:table-cell>
          <table:table-cell table:formula="of:=COS([.$A134]/100*PI()) + SIN(([.$A134]/200+1)*PI()) + 0.2*COM.MICROSOFT.NORM.INV(RAND();0;1)" office:value-type="float" office:value="-1.55161816414826" calcext:value-type="float">
            <text:p>-1.55161816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7" calcext:value-type="float">
            <text:p>6.7</text:p>
          </table:table-cell>
          <table:table-cell table:formula="of:=SIN([.$A135]/100*PI()) + 0.2*COM.MICROSOFT.NORM.INV(RAND();0;1)" office:value-type="float" office:value="-0.77212537909531" calcext:value-type="float">
            <text:p>-0.7721253791</text:p>
          </table:table-cell>
          <table:table-cell table:formula="of:=COS([.$A135]/100*PI()) + SIN(([.$A135]/200+1)*PI()) + 0.2*COM.MICROSOFT.NORM.INV(RAND();0;1)" office:value-type="float" office:value="-1.00268971923885" calcext:value-type="float">
            <text:p>-1.0026897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5" calcext:value-type="float">
            <text:p>6.75</text:p>
          </table:table-cell>
          <table:table-cell table:formula="of:=SIN([.$A136]/100*PI()) + 0.2*COM.MICROSOFT.NORM.INV(RAND();0;1)" office:value-type="float" office:value="-0.646414633973565" calcext:value-type="float">
            <text:p>-0.646414634</text:p>
          </table:table-cell>
          <table:table-cell table:formula="of:=COS([.$A136]/100*PI()) + SIN(([.$A136]/200+1)*PI()) + 0.2*COM.MICROSOFT.NORM.INV(RAND();0;1)" office:value-type="float" office:value="-1.73141837896346" calcext:value-type="float">
            <text:p>-1.7314183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" calcext:value-type="float">
            <text:p>6.8</text:p>
          </table:table-cell>
          <table:table-cell table:formula="of:=SIN([.$A137]/100*PI()) + 0.2*COM.MICROSOFT.NORM.INV(RAND();0;1)" office:value-type="float" office:value="-0.633159998548131" calcext:value-type="float">
            <text:p>-0.6331599985</text:p>
          </table:table-cell>
          <table:table-cell table:formula="of:=COS([.$A137]/100*PI()) + SIN(([.$A137]/200+1)*PI()) + 0.2*COM.MICROSOFT.NORM.INV(RAND();0;1)" office:value-type="float" office:value="-1.19388677752219" calcext:value-type="float">
            <text:p>-1.19388677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5" calcext:value-type="float">
            <text:p>6.85</text:p>
          </table:table-cell>
          <table:table-cell table:formula="of:=SIN([.$A138]/100*PI()) + 0.2*COM.MICROSOFT.NORM.INV(RAND();0;1)" office:value-type="float" office:value="-0.949271796643896" calcext:value-type="float">
            <text:p>-0.9492717966</text:p>
          </table:table-cell>
          <table:table-cell table:formula="of:=COS([.$A138]/100*PI()) + SIN(([.$A138]/200+1)*PI()) + 0.2*COM.MICROSOFT.NORM.INV(RAND();0;1)" office:value-type="float" office:value="-0.990751634034449" calcext:value-type="float">
            <text:p>-0.990751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9" calcext:value-type="float">
            <text:p>6.9</text:p>
          </table:table-cell>
          <table:table-cell table:formula="of:=SIN([.$A139]/100*PI()) + 0.2*COM.MICROSOFT.NORM.INV(RAND();0;1)" office:value-type="float" office:value="-1.06458359723135" calcext:value-type="float">
            <text:p>-1.0645835972</text:p>
          </table:table-cell>
          <table:table-cell table:formula="of:=COS([.$A139]/100*PI()) + SIN(([.$A139]/200+1)*PI()) + 0.2*COM.MICROSOFT.NORM.INV(RAND();0;1)" office:value-type="float" office:value="-1.08662058089314" calcext:value-type="float">
            <text:p>-1.08662058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95" calcext:value-type="float">
            <text:p>6.95</text:p>
          </table:table-cell>
          <table:table-cell table:formula="of:=SIN([.$A140]/100*PI()) + 0.2*COM.MICROSOFT.NORM.INV(RAND();0;1)" office:value-type="float" office:value="-0.80774594138798" calcext:value-type="float">
            <text:p>-0.8077459414</text:p>
          </table:table-cell>
          <table:table-cell table:formula="of:=COS([.$A140]/100*PI()) + SIN(([.$A140]/200+1)*PI()) + 0.2*COM.MICROSOFT.NORM.INV(RAND();0;1)" office:value-type="float" office:value="-1.47929334030484" calcext:value-type="float">
            <text:p>-1.47929334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SIN([.$A141]/100*PI()) + 0.2*COM.MICROSOFT.NORM.INV(RAND();0;1)" office:value-type="float" office:value="-0.789446459302665" calcext:value-type="float">
            <text:p>-0.7894464593</text:p>
          </table:table-cell>
          <table:table-cell table:formula="of:=COS([.$A141]/100*PI()) + SIN(([.$A141]/200+1)*PI()) + 0.2*COM.MICROSOFT.NORM.INV(RAND();0;1)" office:value-type="float" office:value="-1.0448732537626" calcext:value-type="float">
            <text:p>-1.04487325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05" calcext:value-type="float">
            <text:p>7.05</text:p>
          </table:table-cell>
          <table:table-cell table:formula="of:=SIN([.$A142]/100*PI()) + 0.2*COM.MICROSOFT.NORM.INV(RAND();0;1)" office:value-type="float" office:value="-0.703951797613751" calcext:value-type="float">
            <text:p>-0.7039517976</text:p>
          </table:table-cell>
          <table:table-cell table:formula="of:=COS([.$A142]/100*PI()) + SIN(([.$A142]/200+1)*PI()) + 0.2*COM.MICROSOFT.NORM.INV(RAND();0;1)" office:value-type="float" office:value="-1.12326318556166" calcext:value-type="float">
            <text:p>-1.12326318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1" calcext:value-type="float">
            <text:p>7.1</text:p>
          </table:table-cell>
          <table:table-cell table:formula="of:=SIN([.$A143]/100*PI()) + 0.2*COM.MICROSOFT.NORM.INV(RAND();0;1)" office:value-type="float" office:value="-0.961419141498241" calcext:value-type="float">
            <text:p>-0.9614191415</text:p>
          </table:table-cell>
          <table:table-cell table:formula="of:=COS([.$A143]/100*PI()) + SIN(([.$A143]/200+1)*PI()) + 0.2*COM.MICROSOFT.NORM.INV(RAND();0;1)" office:value-type="float" office:value="-1.02116021695153" calcext:value-type="float">
            <text:p>-1.0211602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15" calcext:value-type="float">
            <text:p>7.15</text:p>
          </table:table-cell>
          <table:table-cell table:formula="of:=SIN([.$A144]/100*PI()) + 0.2*COM.MICROSOFT.NORM.INV(RAND();0;1)" office:value-type="float" office:value="-0.939260504233397" calcext:value-type="float">
            <text:p>-0.9392605042</text:p>
          </table:table-cell>
          <table:table-cell table:formula="of:=COS([.$A144]/100*PI()) + SIN(([.$A144]/200+1)*PI()) + 0.2*COM.MICROSOFT.NORM.INV(RAND();0;1)" office:value-type="float" office:value="-1.15520743236227" calcext:value-type="float">
            <text:p>-1.15520743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2" calcext:value-type="float">
            <text:p>7.2</text:p>
          </table:table-cell>
          <table:table-cell table:formula="of:=SIN([.$A145]/100*PI()) + 0.2*COM.MICROSOFT.NORM.INV(RAND();0;1)" office:value-type="float" office:value="-0.997544182753793" calcext:value-type="float">
            <text:p>-0.9975441828</text:p>
          </table:table-cell>
          <table:table-cell table:formula="of:=COS([.$A145]/100*PI()) + SIN(([.$A145]/200+1)*PI()) + 0.2*COM.MICROSOFT.NORM.INV(RAND();0;1)" office:value-type="float" office:value="-1.02544348999645" calcext:value-type="float">
            <text:p>-1.025443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25" calcext:value-type="float">
            <text:p>7.25</text:p>
          </table:table-cell>
          <table:table-cell table:formula="of:=SIN([.$A146]/100*PI()) + 0.2*COM.MICROSOFT.NORM.INV(RAND();0;1)" office:value-type="float" office:value="-1.2332336439882" calcext:value-type="float">
            <text:p>-1.233233644</text:p>
          </table:table-cell>
          <table:table-cell table:formula="of:=COS([.$A146]/100*PI()) + SIN(([.$A146]/200+1)*PI()) + 0.2*COM.MICROSOFT.NORM.INV(RAND();0;1)" office:value-type="float" office:value="-1.29497086185679" calcext:value-type="float">
            <text:p>-1.29497086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" calcext:value-type="float">
            <text:p>7.3</text:p>
          </table:table-cell>
          <table:table-cell table:formula="of:=SIN([.$A147]/100*PI()) + 0.2*COM.MICROSOFT.NORM.INV(RAND();0;1)" office:value-type="float" office:value="-1.15268257653997" calcext:value-type="float">
            <text:p>-1.1526825765</text:p>
          </table:table-cell>
          <table:table-cell table:formula="of:=COS([.$A147]/100*PI()) + SIN(([.$A147]/200+1)*PI()) + 0.2*COM.MICROSOFT.NORM.INV(RAND();0;1)" office:value-type="float" office:value="-0.951407813183553" calcext:value-type="float">
            <text:p>-0.95140781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35" calcext:value-type="float">
            <text:p>7.35</text:p>
          </table:table-cell>
          <table:table-cell table:formula="of:=SIN([.$A148]/100*PI()) + 0.2*COM.MICROSOFT.NORM.INV(RAND();0;1)" office:value-type="float" office:value="-0.701669928189377" calcext:value-type="float">
            <text:p>-0.7016699282</text:p>
          </table:table-cell>
          <table:table-cell table:formula="of:=COS([.$A148]/100*PI()) + SIN(([.$A148]/200+1)*PI()) + 0.2*COM.MICROSOFT.NORM.INV(RAND();0;1)" office:value-type="float" office:value="-1.03268739712957" calcext:value-type="float">
            <text:p>-1.03268739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4" calcext:value-type="float">
            <text:p>7.4</text:p>
          </table:table-cell>
          <table:table-cell table:formula="of:=SIN([.$A149]/100*PI()) + 0.2*COM.MICROSOFT.NORM.INV(RAND();0;1)" office:value-type="float" office:value="-0.87243411156527" calcext:value-type="float">
            <text:p>-0.8724341116</text:p>
          </table:table-cell>
          <table:table-cell table:formula="of:=COS([.$A149]/100*PI()) + SIN(([.$A149]/200+1)*PI()) + 0.2*COM.MICROSOFT.NORM.INV(RAND();0;1)" office:value-type="float" office:value="-0.882704355314567" calcext:value-type="float">
            <text:p>-0.88270435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45" calcext:value-type="float">
            <text:p>7.45</text:p>
          </table:table-cell>
          <table:table-cell table:formula="of:=SIN([.$A150]/100*PI()) + 0.2*COM.MICROSOFT.NORM.INV(RAND();0;1)" office:value-type="float" office:value="-0.55663304054289" calcext:value-type="float">
            <text:p>-0.5566330405</text:p>
          </table:table-cell>
          <table:table-cell table:formula="of:=COS([.$A150]/100*PI()) + SIN(([.$A150]/200+1)*PI()) + 0.2*COM.MICROSOFT.NORM.INV(RAND();0;1)" office:value-type="float" office:value="-0.792907604303301" calcext:value-type="float">
            <text:p>-0.79290760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.5" calcext:value-type="float">
            <text:p>7.5</text:p>
          </table:table-cell>
          <table:table-cell table:formula="of:=SIN([.$A151]/100*PI()) + 0.2*COM.MICROSOFT.NORM.INV(RAND();0;1)" office:value-type="float" office:value="-1.20798493883244" calcext:value-type="float">
            <text:p>-1.2079849388</text:p>
          </table:table-cell>
          <table:table-cell table:formula="of:=COS([.$A151]/100*PI()) + SIN(([.$A151]/200+1)*PI()) + 0.2*COM.MICROSOFT.NORM.INV(RAND();0;1)" office:value-type="float" office:value="-0.502876538710862" calcext:value-type="float">
            <text:p>-0.50287653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5" calcext:value-type="float">
            <text:p>7.55</text:p>
          </table:table-cell>
          <table:table-cell table:formula="of:=SIN([.$A152]/100*PI()) + 0.2*COM.MICROSOFT.NORM.INV(RAND();0;1)" office:value-type="float" office:value="-0.701464191563225" calcext:value-type="float">
            <text:p>-0.7014641916</text:p>
          </table:table-cell>
          <table:table-cell table:formula="of:=COS([.$A152]/100*PI()) + SIN(([.$A152]/200+1)*PI()) + 0.2*COM.MICROSOFT.NORM.INV(RAND();0;1)" office:value-type="float" office:value="-0.950765042077831" calcext:value-type="float">
            <text:p>-0.95076504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6" calcext:value-type="float">
            <text:p>7.6</text:p>
          </table:table-cell>
          <table:table-cell table:formula="of:=SIN([.$A153]/100*PI()) + 0.2*COM.MICROSOFT.NORM.INV(RAND();0;1)" office:value-type="float" office:value="-0.82092655445188" calcext:value-type="float">
            <text:p>-0.8209265545</text:p>
          </table:table-cell>
          <table:table-cell table:formula="of:=COS([.$A153]/100*PI()) + SIN(([.$A153]/200+1)*PI()) + 0.2*COM.MICROSOFT.NORM.INV(RAND();0;1)" office:value-type="float" office:value="-0.460989774732926" calcext:value-type="float">
            <text:p>-0.46098977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65" calcext:value-type="float">
            <text:p>7.65</text:p>
          </table:table-cell>
          <table:table-cell table:formula="of:=SIN([.$A154]/100*PI()) + 0.2*COM.MICROSOFT.NORM.INV(RAND();0;1)" office:value-type="float" office:value="-1.48830433007864" calcext:value-type="float">
            <text:p>-1.4883043301</text:p>
          </table:table-cell>
          <table:table-cell table:formula="of:=COS([.$A154]/100*PI()) + SIN(([.$A154]/200+1)*PI()) + 0.2*COM.MICROSOFT.NORM.INV(RAND();0;1)" office:value-type="float" office:value="-0.874913098435367" calcext:value-type="float">
            <text:p>-0.874913098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7" calcext:value-type="float">
            <text:p>7.7</text:p>
          </table:table-cell>
          <table:table-cell table:formula="of:=SIN([.$A155]/100*PI()) + 0.2*COM.MICROSOFT.NORM.INV(RAND();0;1)" office:value-type="float" office:value="-1.07302963964702" calcext:value-type="float">
            <text:p>-1.0730296396</text:p>
          </table:table-cell>
          <table:table-cell table:formula="of:=COS([.$A155]/100*PI()) + SIN(([.$A155]/200+1)*PI()) + 0.2*COM.MICROSOFT.NORM.INV(RAND();0;1)" office:value-type="float" office:value="-0.591155802464775" calcext:value-type="float">
            <text:p>-0.5911558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75" calcext:value-type="float">
            <text:p>7.75</text:p>
          </table:table-cell>
          <table:table-cell table:formula="of:=SIN([.$A156]/100*PI()) + 0.2*COM.MICROSOFT.NORM.INV(RAND();0;1)" office:value-type="float" office:value="-0.772363043795597" calcext:value-type="float">
            <text:p>-0.7723630438</text:p>
          </table:table-cell>
          <table:table-cell table:formula="of:=COS([.$A156]/100*PI()) + SIN(([.$A156]/200+1)*PI()) + 0.2*COM.MICROSOFT.NORM.INV(RAND();0;1)" office:value-type="float" office:value="-0.680154807410696" calcext:value-type="float">
            <text:p>-0.68015480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8" calcext:value-type="float">
            <text:p>7.8</text:p>
          </table:table-cell>
          <table:table-cell table:formula="of:=SIN([.$A157]/100*PI()) + 0.2*COM.MICROSOFT.NORM.INV(RAND();0;1)" office:value-type="float" office:value="-1.14067500903974" calcext:value-type="float">
            <text:p>-1.140675009</text:p>
          </table:table-cell>
          <table:table-cell table:formula="of:=COS([.$A157]/100*PI()) + SIN(([.$A157]/200+1)*PI()) + 0.2*COM.MICROSOFT.NORM.INV(RAND();0;1)" office:value-type="float" office:value="-0.442726739855816" calcext:value-type="float">
            <text:p>-0.44272673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85" calcext:value-type="float">
            <text:p>7.85</text:p>
          </table:table-cell>
          <table:table-cell table:formula="of:=SIN([.$A158]/100*PI()) + 0.2*COM.MICROSOFT.NORM.INV(RAND();0;1)" office:value-type="float" office:value="-0.881043636474788" calcext:value-type="float">
            <text:p>-0.8810436365</text:p>
          </table:table-cell>
          <table:table-cell table:formula="of:=COS([.$A158]/100*PI()) + SIN(([.$A158]/200+1)*PI()) + 0.2*COM.MICROSOFT.NORM.INV(RAND();0;1)" office:value-type="float" office:value="-0.509811982487852" calcext:value-type="float">
            <text:p>-0.50981198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9" calcext:value-type="float">
            <text:p>7.9</text:p>
          </table:table-cell>
          <table:table-cell table:formula="of:=SIN([.$A159]/100*PI()) + 0.2*COM.MICROSOFT.NORM.INV(RAND();0;1)" office:value-type="float" office:value="-1.18447981560539" calcext:value-type="float">
            <text:p>-1.1844798156</text:p>
          </table:table-cell>
          <table:table-cell table:formula="of:=COS([.$A159]/100*PI()) + SIN(([.$A159]/200+1)*PI()) + 0.2*COM.MICROSOFT.NORM.INV(RAND();0;1)" office:value-type="float" office:value="-0.394760065385674" calcext:value-type="float">
            <text:p>-0.39476006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95" calcext:value-type="float">
            <text:p>7.95</text:p>
          </table:table-cell>
          <table:table-cell table:formula="of:=SIN([.$A160]/100*PI()) + 0.2*COM.MICROSOFT.NORM.INV(RAND();0;1)" office:value-type="float" office:value="-1.06611087777957" calcext:value-type="float">
            <text:p>-1.0661108778</text:p>
          </table:table-cell>
          <table:table-cell table:formula="of:=COS([.$A160]/100*PI()) + SIN(([.$A160]/200+1)*PI()) + 0.2*COM.MICROSOFT.NORM.INV(RAND();0;1)" office:value-type="float" office:value="-0.598574044722125" calcext:value-type="float">
            <text:p>-0.59857404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formula="of:=SIN([.$A161]/100*PI()) + 0.2*COM.MICROSOFT.NORM.INV(RAND();0;1)" office:value-type="float" office:value="-1.12339267387994" calcext:value-type="float">
            <text:p>-1.1233926739</text:p>
          </table:table-cell>
          <table:table-cell table:formula="of:=COS([.$A161]/100*PI()) + SIN(([.$A161]/200+1)*PI()) + 0.2*COM.MICROSOFT.NORM.INV(RAND();0;1)" office:value-type="float" office:value="-0.175813097443864" calcext:value-type="float">
            <text:p>-0.17581309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05" calcext:value-type="float">
            <text:p>8.05</text:p>
          </table:table-cell>
          <table:table-cell table:formula="of:=SIN([.$A162]/100*PI()) + 0.2*COM.MICROSOFT.NORM.INV(RAND();0;1)" office:value-type="float" office:value="-0.892913605574412" calcext:value-type="float">
            <text:p>-0.8929136056</text:p>
          </table:table-cell>
          <table:table-cell table:formula="of:=COS([.$A162]/100*PI()) + SIN(([.$A162]/200+1)*PI()) + 0.2*COM.MICROSOFT.NORM.INV(RAND();0;1)" office:value-type="float" office:value="-0.196805929498965" calcext:value-type="float">
            <text:p>-0.19680592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1" calcext:value-type="float">
            <text:p>8.1</text:p>
          </table:table-cell>
          <table:table-cell table:formula="of:=SIN([.$A163]/100*PI()) + 0.2*COM.MICROSOFT.NORM.INV(RAND();0;1)" office:value-type="float" office:value="-0.980804331983778" calcext:value-type="float">
            <text:p>-0.980804332</text:p>
          </table:table-cell>
          <table:table-cell table:formula="of:=COS([.$A163]/100*PI()) + SIN(([.$A163]/200+1)*PI()) + 0.2*COM.MICROSOFT.NORM.INV(RAND();0;1)" office:value-type="float" office:value="-0.544010868110674" calcext:value-type="float">
            <text:p>-0.54401086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15" calcext:value-type="float">
            <text:p>8.15</text:p>
          </table:table-cell>
          <table:table-cell table:formula="of:=SIN([.$A164]/100*PI()) + 0.2*COM.MICROSOFT.NORM.INV(RAND();0;1)" office:value-type="float" office:value="-0.701369492798982" calcext:value-type="float">
            <text:p>-0.7013694928</text:p>
          </table:table-cell>
          <table:table-cell table:formula="of:=COS([.$A164]/100*PI()) + SIN(([.$A164]/200+1)*PI()) + 0.2*COM.MICROSOFT.NORM.INV(RAND();0;1)" office:value-type="float" office:value="0.139217112953959" calcext:value-type="float">
            <text:p>0.139217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2" calcext:value-type="float">
            <text:p>8.2</text:p>
          </table:table-cell>
          <table:table-cell table:formula="of:=SIN([.$A165]/100*PI()) + 0.2*COM.MICROSOFT.NORM.INV(RAND();0;1)" office:value-type="float" office:value="-1.13147585351189" calcext:value-type="float">
            <text:p>-1.1314758535</text:p>
          </table:table-cell>
          <table:table-cell table:formula="of:=COS([.$A165]/100*PI()) + SIN(([.$A165]/200+1)*PI()) + 0.2*COM.MICROSOFT.NORM.INV(RAND();0;1)" office:value-type="float" office:value="-0.0332901204364763" calcext:value-type="float">
            <text:p>-0.03329012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25" calcext:value-type="float">
            <text:p>8.25</text:p>
          </table:table-cell>
          <table:table-cell table:formula="of:=SIN([.$A166]/100*PI()) + 0.2*COM.MICROSOFT.NORM.INV(RAND();0;1)" office:value-type="float" office:value="-1.18693022396432" calcext:value-type="float">
            <text:p>-1.186930224</text:p>
          </table:table-cell>
          <table:table-cell table:formula="of:=COS([.$A166]/100*PI()) + SIN(([.$A166]/200+1)*PI()) + 0.2*COM.MICROSOFT.NORM.INV(RAND();0;1)" office:value-type="float" office:value="-0.283514800198971" calcext:value-type="float">
            <text:p>-0.2835148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3" calcext:value-type="float">
            <text:p>8.3</text:p>
          </table:table-cell>
          <table:table-cell table:formula="of:=SIN([.$A167]/100*PI()) + 0.2*COM.MICROSOFT.NORM.INV(RAND();0;1)" office:value-type="float" office:value="-0.722923163038014" calcext:value-type="float">
            <text:p>-0.722923163</text:p>
          </table:table-cell>
          <table:table-cell table:formula="of:=COS([.$A167]/100*PI()) + SIN(([.$A167]/200+1)*PI()) + 0.2*COM.MICROSOFT.NORM.INV(RAND();0;1)" office:value-type="float" office:value="0.167182326773986" calcext:value-type="float">
            <text:p>0.16718232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35" calcext:value-type="float">
            <text:p>8.35</text:p>
          </table:table-cell>
          <table:table-cell table:formula="of:=SIN([.$A168]/100*PI()) + 0.2*COM.MICROSOFT.NORM.INV(RAND();0;1)" office:value-type="float" office:value="-0.516202262600883" calcext:value-type="float">
            <text:p>-0.5162022626</text:p>
          </table:table-cell>
          <table:table-cell table:formula="of:=COS([.$A168]/100*PI()) + SIN(([.$A168]/200+1)*PI()) + 0.2*COM.MICROSOFT.NORM.INV(RAND();0;1)" office:value-type="float" office:value="0.26735570640395" calcext:value-type="float">
            <text:p>0.26735570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4" calcext:value-type="float">
            <text:p>8.4</text:p>
          </table:table-cell>
          <table:table-cell table:formula="of:=SIN([.$A169]/100*PI()) + 0.2*COM.MICROSOFT.NORM.INV(RAND();0;1)" office:value-type="float" office:value="-1.04589853348016" calcext:value-type="float">
            <text:p>-1.0458985335</text:p>
          </table:table-cell>
          <table:table-cell table:formula="of:=COS([.$A169]/100*PI()) + SIN(([.$A169]/200+1)*PI()) + 0.2*COM.MICROSOFT.NORM.INV(RAND();0;1)" office:value-type="float" office:value="-0.0461396564006256" calcext:value-type="float">
            <text:p>-0.04613965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45" calcext:value-type="float">
            <text:p>8.45</text:p>
          </table:table-cell>
          <table:table-cell table:formula="of:=SIN([.$A170]/100*PI()) + 0.2*COM.MICROSOFT.NORM.INV(RAND();0;1)" office:value-type="float" office:value="-1.12768115651396" calcext:value-type="float">
            <text:p>-1.1276811565</text:p>
          </table:table-cell>
          <table:table-cell table:formula="of:=COS([.$A170]/100*PI()) + SIN(([.$A170]/200+1)*PI()) + 0.2*COM.MICROSOFT.NORM.INV(RAND();0;1)" office:value-type="float" office:value="0.00533505879542796" calcext:value-type="float">
            <text:p>0.00533505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5" calcext:value-type="float">
            <text:p>8.5</text:p>
          </table:table-cell>
          <table:table-cell table:formula="of:=SIN([.$A171]/100*PI()) + 0.2*COM.MICROSOFT.NORM.INV(RAND();0;1)" office:value-type="float" office:value="-0.757595114648981" calcext:value-type="float">
            <text:p>-0.7575951146</text:p>
          </table:table-cell>
          <table:table-cell table:formula="of:=COS([.$A171]/100*PI()) + SIN(([.$A171]/200+1)*PI()) + 0.2*COM.MICROSOFT.NORM.INV(RAND();0;1)" office:value-type="float" office:value="0.0952252592740023" calcext:value-type="float">
            <text:p>0.09522525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55" calcext:value-type="float">
            <text:p>8.55</text:p>
          </table:table-cell>
          <table:table-cell table:formula="of:=SIN([.$A172]/100*PI()) + 0.2*COM.MICROSOFT.NORM.INV(RAND();0;1)" office:value-type="float" office:value="-0.853843156820057" calcext:value-type="float">
            <text:p>-0.8538431568</text:p>
          </table:table-cell>
          <table:table-cell table:formula="of:=COS([.$A172]/100*PI()) + SIN(([.$A172]/200+1)*PI()) + 0.2*COM.MICROSOFT.NORM.INV(RAND();0;1)" office:value-type="float" office:value="-0.0873258741455246" calcext:value-type="float">
            <text:p>-0.08732587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6" calcext:value-type="float">
            <text:p>8.6</text:p>
          </table:table-cell>
          <table:table-cell table:formula="of:=SIN([.$A173]/100*PI()) + 0.2*COM.MICROSOFT.NORM.INV(RAND();0;1)" office:value-type="float" office:value="-0.75646772886928" calcext:value-type="float">
            <text:p>-0.7564677289</text:p>
          </table:table-cell>
          <table:table-cell table:formula="of:=COS([.$A173]/100*PI()) + SIN(([.$A173]/200+1)*PI()) + 0.2*COM.MICROSOFT.NORM.INV(RAND();0;1)" office:value-type="float" office:value="0.0937376452287595" calcext:value-type="float">
            <text:p>0.09373764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65" calcext:value-type="float">
            <text:p>8.65</text:p>
          </table:table-cell>
          <table:table-cell table:formula="of:=SIN([.$A174]/100*PI()) + 0.2*COM.MICROSOFT.NORM.INV(RAND();0;1)" office:value-type="float" office:value="-0.786673687880863" calcext:value-type="float">
            <text:p>-0.7866736879</text:p>
          </table:table-cell>
          <table:table-cell table:formula="of:=COS([.$A174]/100*PI()) + SIN(([.$A174]/200+1)*PI()) + 0.2*COM.MICROSOFT.NORM.INV(RAND();0;1)" office:value-type="float" office:value="0.148630144838997" calcext:value-type="float">
            <text:p>0.14863014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7" calcext:value-type="float">
            <text:p>8.7</text:p>
          </table:table-cell>
          <table:table-cell table:formula="of:=SIN([.$A175]/100*PI()) + 0.2*COM.MICROSOFT.NORM.INV(RAND();0;1)" office:value-type="float" office:value="-0.629666630640138" calcext:value-type="float">
            <text:p>-0.6296666306</text:p>
          </table:table-cell>
          <table:table-cell table:formula="of:=COS([.$A175]/100*PI()) + SIN(([.$A175]/200+1)*PI()) + 0.2*COM.MICROSOFT.NORM.INV(RAND();0;1)" office:value-type="float" office:value="-0.133454212038207" calcext:value-type="float">
            <text:p>-0.133454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75" calcext:value-type="float">
            <text:p>8.75</text:p>
          </table:table-cell>
          <table:table-cell table:formula="of:=SIN([.$A176]/100*PI()) + 0.2*COM.MICROSOFT.NORM.INV(RAND();0;1)" office:value-type="float" office:value="-0.912709039454912" calcext:value-type="float">
            <text:p>-0.9127090395</text:p>
          </table:table-cell>
          <table:table-cell table:formula="of:=COS([.$A176]/100*PI()) + SIN(([.$A176]/200+1)*PI()) + 0.2*COM.MICROSOFT.NORM.INV(RAND();0;1)" office:value-type="float" office:value="0.254704158098091" calcext:value-type="float">
            <text:p>0.25470415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8" calcext:value-type="float">
            <text:p>8.8</text:p>
          </table:table-cell>
          <table:table-cell table:formula="of:=SIN([.$A177]/100*PI()) + 0.2*COM.MICROSOFT.NORM.INV(RAND();0;1)" office:value-type="float" office:value="-0.52843931096503" calcext:value-type="float">
            <text:p>-0.528439311</text:p>
          </table:table-cell>
          <table:table-cell table:formula="of:=COS([.$A177]/100*PI()) + SIN(([.$A177]/200+1)*PI()) + 0.2*COM.MICROSOFT.NORM.INV(RAND();0;1)" office:value-type="float" office:value="-0.0733366096661269" calcext:value-type="float">
            <text:p>-0.0733366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85" calcext:value-type="float">
            <text:p>8.85</text:p>
          </table:table-cell>
          <table:table-cell table:formula="of:=SIN([.$A178]/100*PI()) + 0.2*COM.MICROSOFT.NORM.INV(RAND();0;1)" office:value-type="float" office:value="-0.75197875476181" calcext:value-type="float">
            <text:p>-0.7519787548</text:p>
          </table:table-cell>
          <table:table-cell table:formula="of:=COS([.$A178]/100*PI()) + SIN(([.$A178]/200+1)*PI()) + 0.2*COM.MICROSOFT.NORM.INV(RAND();0;1)" office:value-type="float" office:value="0.0390204143544374" calcext:value-type="float">
            <text:p>0.039020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9" calcext:value-type="float">
            <text:p>8.9</text:p>
          </table:table-cell>
          <table:table-cell table:formula="of:=SIN([.$A179]/100*PI()) + 0.2*COM.MICROSOFT.NORM.INV(RAND();0;1)" office:value-type="float" office:value="-0.656920760726201" calcext:value-type="float">
            <text:p>-0.6569207607</text:p>
          </table:table-cell>
          <table:table-cell table:formula="of:=COS([.$A179]/100*PI()) + SIN(([.$A179]/200+1)*PI()) + 0.2*COM.MICROSOFT.NORM.INV(RAND();0;1)" office:value-type="float" office:value="0.711163304570929" calcext:value-type="float">
            <text:p>0.71116330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95" calcext:value-type="float">
            <text:p>8.95</text:p>
          </table:table-cell>
          <table:table-cell table:formula="of:=SIN([.$A180]/100*PI()) + 0.2*COM.MICROSOFT.NORM.INV(RAND();0;1)" office:value-type="float" office:value="-0.312780364121285" calcext:value-type="float">
            <text:p>-0.3127803641</text:p>
          </table:table-cell>
          <table:table-cell table:formula="of:=COS([.$A180]/100*PI()) + SIN(([.$A180]/200+1)*PI()) + 0.2*COM.MICROSOFT.NORM.INV(RAND();0;1)" office:value-type="float" office:value="0.925615375300088" calcext:value-type="float">
            <text:p>0.92561537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table:formula="of:=SIN([.$A181]/100*PI()) + 0.2*COM.MICROSOFT.NORM.INV(RAND();0;1)" office:value-type="float" office:value="-0.782069083606233" calcext:value-type="float">
            <text:p>-0.7820690836</text:p>
          </table:table-cell>
          <table:table-cell table:formula="of:=COS([.$A181]/100*PI()) + SIN(([.$A181]/200+1)*PI()) + 0.2*COM.MICROSOFT.NORM.INV(RAND();0;1)" office:value-type="float" office:value="0.536459736443044" calcext:value-type="float">
            <text:p>0.53645973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05" calcext:value-type="float">
            <text:p>9.05</text:p>
          </table:table-cell>
          <table:table-cell table:formula="of:=SIN([.$A182]/100*PI()) + 0.2*COM.MICROSOFT.NORM.INV(RAND();0;1)" office:value-type="float" office:value="-0.568387999483216" calcext:value-type="float">
            <text:p>-0.5683879995</text:p>
          </table:table-cell>
          <table:table-cell table:formula="of:=COS([.$A182]/100*PI()) + SIN(([.$A182]/200+1)*PI()) + 0.2*COM.MICROSOFT.NORM.INV(RAND();0;1)" office:value-type="float" office:value="0.533633380463495" calcext:value-type="float">
            <text:p>0.53363338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1" calcext:value-type="float">
            <text:p>9.1</text:p>
          </table:table-cell>
          <table:table-cell table:formula="of:=SIN([.$A183]/100*PI()) + 0.2*COM.MICROSOFT.NORM.INV(RAND();0;1)" office:value-type="float" office:value="-0.449051273926566" calcext:value-type="float">
            <text:p>-0.4490512739</text:p>
          </table:table-cell>
          <table:table-cell table:formula="of:=COS([.$A183]/100*PI()) + SIN(([.$A183]/200+1)*PI()) + 0.2*COM.MICROSOFT.NORM.INV(RAND();0;1)" office:value-type="float" office:value="0.753837878778722" calcext:value-type="float">
            <text:p>0.75383787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15" calcext:value-type="float">
            <text:p>9.15</text:p>
          </table:table-cell>
          <table:table-cell table:formula="of:=SIN([.$A184]/100*PI()) + 0.2*COM.MICROSOFT.NORM.INV(RAND();0;1)" office:value-type="float" office:value="-0.477908359889012" calcext:value-type="float">
            <text:p>-0.4779083599</text:p>
          </table:table-cell>
          <table:table-cell table:formula="of:=COS([.$A184]/100*PI()) + SIN(([.$A184]/200+1)*PI()) + 0.2*COM.MICROSOFT.NORM.INV(RAND();0;1)" office:value-type="float" office:value="0.646571534231317" calcext:value-type="float">
            <text:p>0.64657153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2" calcext:value-type="float">
            <text:p>9.2</text:p>
          </table:table-cell>
          <table:table-cell table:formula="of:=SIN([.$A185]/100*PI()) + 0.2*COM.MICROSOFT.NORM.INV(RAND();0;1)" office:value-type="float" office:value="-0.374844379396687" calcext:value-type="float">
            <text:p>-0.3748443794</text:p>
          </table:table-cell>
          <table:table-cell table:formula="of:=COS([.$A185]/100*PI()) + SIN(([.$A185]/200+1)*PI()) + 0.2*COM.MICROSOFT.NORM.INV(RAND();0;1)" office:value-type="float" office:value="0.981852648464639" calcext:value-type="float">
            <text:p>0.98185264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25" calcext:value-type="float">
            <text:p>9.25</text:p>
          </table:table-cell>
          <table:table-cell table:formula="of:=SIN([.$A186]/100*PI()) + 0.2*COM.MICROSOFT.NORM.INV(RAND();0;1)" office:value-type="float" office:value="-0.36405314668745" calcext:value-type="float">
            <text:p>-0.3640531467</text:p>
          </table:table-cell>
          <table:table-cell table:formula="of:=COS([.$A186]/100*PI()) + SIN(([.$A186]/200+1)*PI()) + 0.2*COM.MICROSOFT.NORM.INV(RAND();0;1)" office:value-type="float" office:value="0.685775333895641" calcext:value-type="float">
            <text:p>0.68577533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3" calcext:value-type="float">
            <text:p>9.3</text:p>
          </table:table-cell>
          <table:table-cell table:formula="of:=SIN([.$A187]/100*PI()) + 0.2*COM.MICROSOFT.NORM.INV(RAND();0;1)" office:value-type="float" office:value="-0.497995978826561" calcext:value-type="float">
            <text:p>-0.4979959788</text:p>
          </table:table-cell>
          <table:table-cell table:formula="of:=COS([.$A187]/100*PI()) + SIN(([.$A187]/200+1)*PI()) + 0.2*COM.MICROSOFT.NORM.INV(RAND();0;1)" office:value-type="float" office:value="0.479939729099452" calcext:value-type="float">
            <text:p>0.47993972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35" calcext:value-type="float">
            <text:p>9.35</text:p>
          </table:table-cell>
          <table:table-cell table:formula="of:=SIN([.$A188]/100*PI()) + 0.2*COM.MICROSOFT.NORM.INV(RAND();0;1)" office:value-type="float" office:value="-0.109658325568924" calcext:value-type="float">
            <text:p>-0.1096583256</text:p>
          </table:table-cell>
          <table:table-cell table:formula="of:=COS([.$A188]/100*PI()) + SIN(([.$A188]/200+1)*PI()) + 0.2*COM.MICROSOFT.NORM.INV(RAND();0;1)" office:value-type="float" office:value="0.590219737203035" calcext:value-type="float">
            <text:p>0.59021973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4" calcext:value-type="float">
            <text:p>9.4</text:p>
          </table:table-cell>
          <table:table-cell table:formula="of:=SIN([.$A189]/100*PI()) + 0.2*COM.MICROSOFT.NORM.INV(RAND();0;1)" office:value-type="float" office:value="-0.271836006181011" calcext:value-type="float">
            <text:p>-0.2718360062</text:p>
          </table:table-cell>
          <table:table-cell table:formula="of:=COS([.$A189]/100*PI()) + SIN(([.$A189]/200+1)*PI()) + 0.2*COM.MICROSOFT.NORM.INV(RAND();0;1)" office:value-type="float" office:value="0.85568542041926" calcext:value-type="float">
            <text:p>0.85568542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45" calcext:value-type="float">
            <text:p>9.45</text:p>
          </table:table-cell>
          <table:table-cell table:formula="of:=SIN([.$A190]/100*PI()) + 0.2*COM.MICROSOFT.NORM.INV(RAND();0;1)" office:value-type="float" office:value="-0.12330668958568" calcext:value-type="float">
            <text:p>-0.1233066896</text:p>
          </table:table-cell>
          <table:table-cell table:formula="of:=COS([.$A190]/100*PI()) + SIN(([.$A190]/200+1)*PI()) + 0.2*COM.MICROSOFT.NORM.INV(RAND();0;1)" office:value-type="float" office:value="0.538700000273645" calcext:value-type="float">
            <text:p>0.53870000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5" calcext:value-type="float">
            <text:p>9.5</text:p>
          </table:table-cell>
          <table:table-cell table:formula="of:=SIN([.$A191]/100*PI()) + 0.2*COM.MICROSOFT.NORM.INV(RAND();0;1)" office:value-type="float" office:value="-0.186726679921193" calcext:value-type="float">
            <text:p>-0.1867266799</text:p>
          </table:table-cell>
          <table:table-cell table:formula="of:=COS([.$A191]/100*PI()) + SIN(([.$A191]/200+1)*PI()) + 0.2*COM.MICROSOFT.NORM.INV(RAND();0;1)" office:value-type="float" office:value="0.68695659573216" calcext:value-type="float">
            <text:p>0.68695659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55" calcext:value-type="float">
            <text:p>9.55</text:p>
          </table:table-cell>
          <table:table-cell table:formula="of:=SIN([.$A192]/100*PI()) + 0.2*COM.MICROSOFT.NORM.INV(RAND();0;1)" office:value-type="float" office:value="-0.389009902813346" calcext:value-type="float">
            <text:p>-0.3890099028</text:p>
          </table:table-cell>
          <table:table-cell table:formula="of:=COS([.$A192]/100*PI()) + SIN(([.$A192]/200+1)*PI()) + 0.2*COM.MICROSOFT.NORM.INV(RAND();0;1)" office:value-type="float" office:value="0.236058836113753" calcext:value-type="float">
            <text:p>0.23605883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6" calcext:value-type="float">
            <text:p>9.6</text:p>
          </table:table-cell>
          <table:table-cell table:formula="of:=SIN([.$A193]/100*PI()) + 0.2*COM.MICROSOFT.NORM.INV(RAND();0;1)" office:value-type="float" office:value="-0.524522873981835" calcext:value-type="float">
            <text:p>-0.524522874</text:p>
          </table:table-cell>
          <table:table-cell table:formula="of:=COS([.$A193]/100*PI()) + SIN(([.$A193]/200+1)*PI()) + 0.2*COM.MICROSOFT.NORM.INV(RAND();0;1)" office:value-type="float" office:value="0.84935272774234" calcext:value-type="float">
            <text:p>0.84935272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65" calcext:value-type="float">
            <text:p>9.65</text:p>
          </table:table-cell>
          <table:table-cell table:formula="of:=SIN([.$A194]/100*PI()) + 0.2*COM.MICROSOFT.NORM.INV(RAND();0;1)" office:value-type="float" office:value="-0.65374520481699" calcext:value-type="float">
            <text:p>-0.6537452048</text:p>
          </table:table-cell>
          <table:table-cell table:formula="of:=COS([.$A194]/100*PI()) + SIN(([.$A194]/200+1)*PI()) + 0.2*COM.MICROSOFT.NORM.INV(RAND();0;1)" office:value-type="float" office:value="0.717231432068854" calcext:value-type="float">
            <text:p>0.71723143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7" calcext:value-type="float">
            <text:p>9.7</text:p>
          </table:table-cell>
          <table:table-cell table:formula="of:=SIN([.$A195]/100*PI()) + 0.2*COM.MICROSOFT.NORM.INV(RAND();0;1)" office:value-type="float" office:value="-0.198172707639676" calcext:value-type="float">
            <text:p>-0.1981727076</text:p>
          </table:table-cell>
          <table:table-cell table:formula="of:=COS([.$A195]/100*PI()) + SIN(([.$A195]/200+1)*PI()) + 0.2*COM.MICROSOFT.NORM.INV(RAND();0;1)" office:value-type="float" office:value="1.26230471785542" calcext:value-type="float">
            <text:p>1.26230471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75" calcext:value-type="float">
            <text:p>9.75</text:p>
          </table:table-cell>
          <table:table-cell table:formula="of:=SIN([.$A196]/100*PI()) + 0.2*COM.MICROSOFT.NORM.INV(RAND();0;1)" office:value-type="float" office:value="-0.25922299097228" calcext:value-type="float">
            <text:p>-0.259222991</text:p>
          </table:table-cell>
          <table:table-cell table:formula="of:=COS([.$A196]/100*PI()) + SIN(([.$A196]/200+1)*PI()) + 0.2*COM.MICROSOFT.NORM.INV(RAND();0;1)" office:value-type="float" office:value="0.607763731585697" calcext:value-type="float">
            <text:p>0.60776373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8" calcext:value-type="float">
            <text:p>9.8</text:p>
          </table:table-cell>
          <table:table-cell table:formula="of:=SIN([.$A197]/100*PI()) + 0.2*COM.MICROSOFT.NORM.INV(RAND();0;1)" office:value-type="float" office:value="-0.29103579481841" calcext:value-type="float">
            <text:p>-0.2910357948</text:p>
          </table:table-cell>
          <table:table-cell table:formula="of:=COS([.$A197]/100*PI()) + SIN(([.$A197]/200+1)*PI()) + 0.2*COM.MICROSOFT.NORM.INV(RAND();0;1)" office:value-type="float" office:value="1.38351527157706" calcext:value-type="float">
            <text:p>1.38351527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85" calcext:value-type="float">
            <text:p>9.85</text:p>
          </table:table-cell>
          <table:table-cell table:formula="of:=SIN([.$A198]/100*PI()) + 0.2*COM.MICROSOFT.NORM.INV(RAND();0;1)" office:value-type="float" office:value="-0.448032835211499" calcext:value-type="float">
            <text:p>-0.4480328352</text:p>
          </table:table-cell>
          <table:table-cell table:formula="of:=COS([.$A198]/100*PI()) + SIN(([.$A198]/200+1)*PI()) + 0.2*COM.MICROSOFT.NORM.INV(RAND();0;1)" office:value-type="float" office:value="0.857007381314104" calcext:value-type="float">
            <text:p>0.85700738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9" calcext:value-type="float">
            <text:p>9.9</text:p>
          </table:table-cell>
          <table:table-cell table:formula="of:=SIN([.$A199]/100*PI()) + 0.2*COM.MICROSOFT.NORM.INV(RAND();0;1)" office:value-type="float" office:value="-0.198580975179513" calcext:value-type="float">
            <text:p>-0.1985809752</text:p>
          </table:table-cell>
          <table:table-cell table:formula="of:=COS([.$A199]/100*PI()) + SIN(([.$A199]/200+1)*PI()) + 0.2*COM.MICROSOFT.NORM.INV(RAND();0;1)" office:value-type="float" office:value="0.884755943740166" calcext:value-type="float">
            <text:p>0.88475594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95" calcext:value-type="float">
            <text:p>9.95</text:p>
          </table:table-cell>
          <table:table-cell table:formula="of:=SIN([.$A200]/100*PI()) + 0.2*COM.MICROSOFT.NORM.INV(RAND();0;1)" office:value-type="float" office:value="-0.271937724354732" calcext:value-type="float">
            <text:p>-0.2719377244</text:p>
          </table:table-cell>
          <table:table-cell table:formula="of:=COS([.$A200]/100*PI()) + SIN(([.$A200]/200+1)*PI()) + 0.2*COM.MICROSOFT.NORM.INV(RAND();0;1)" office:value-type="float" office:value="1.02548142754568" calcext:value-type="float">
            <text:p>1.02548142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table:formula="of:=SIN([.$A201]/100*PI()) + 0.2*COM.MICROSOFT.NORM.INV(RAND();0;1)" office:value-type="float" office:value="-0.200865123623342" calcext:value-type="float">
            <text:p>-0.2008651236</text:p>
          </table:table-cell>
          <table:table-cell table:formula="of:=COS([.$A201]/100*PI()) + SIN(([.$A201]/200+1)*PI()) + 0.2*COM.MICROSOFT.NORM.INV(RAND();0;1)" office:value-type="float" office:value="1.57011924375044" calcext:value-type="float">
            <text:p>1.57011924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.05" calcext:value-type="float">
            <text:p>10.05</text:p>
          </table:table-cell>
          <table:table-cell table:formula="of:=SIN([.$A202]/100*PI()) + 0.2*COM.MICROSOFT.NORM.INV(RAND();0;1)" office:value-type="float" office:value="-0.041765022865503" calcext:value-type="float">
            <text:p>-0.0417650229</text:p>
          </table:table-cell>
          <table:table-cell table:formula="of:=COS([.$A202]/100*PI()) + SIN(([.$A202]/200+1)*PI()) + 0.2*COM.MICROSOFT.NORM.INV(RAND();0;1)" office:value-type="float" office:value="0.870231491518179" calcext:value-type="float">
            <text:p>0.87023149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.1" calcext:value-type="float">
            <text:p>10.1</text:p>
          </table:table-cell>
          <table:table-cell table:formula="of:=SIN([.$A203]/100*PI()) + 0.2*COM.MICROSOFT.NORM.INV(RAND();0;1)" office:value-type="float" office:value="-0.185319314573664" calcext:value-type="float">
            <text:p>-0.1853193146</text:p>
          </table:table-cell>
          <table:table-cell table:formula="of:=COS([.$A203]/100*PI()) + SIN(([.$A203]/200+1)*PI()) + 0.2*COM.MICROSOFT.NORM.INV(RAND();0;1)" office:value-type="float" office:value="0.973475717726896" calcext:value-type="float">
            <text:p>0.97347571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5" calcext:value-type="float">
            <text:p>10.15</text:p>
          </table:table-cell>
          <table:table-cell table:formula="of:=SIN([.$A204]/100*PI()) + 0.2*COM.MICROSOFT.NORM.INV(RAND();0;1)" office:value-type="float" office:value="0.371296875349734" calcext:value-type="float">
            <text:p>0.3712968753</text:p>
          </table:table-cell>
          <table:table-cell table:formula="of:=COS([.$A204]/100*PI()) + SIN(([.$A204]/200+1)*PI()) + 0.2*COM.MICROSOFT.NORM.INV(RAND();0;1)" office:value-type="float" office:value="0.989731484167508" calcext:value-type="float">
            <text:p>0.98973148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.2" calcext:value-type="float">
            <text:p>10.2</text:p>
          </table:table-cell>
          <table:table-cell table:formula="of:=SIN([.$A205]/100*PI()) + 0.2*COM.MICROSOFT.NORM.INV(RAND();0;1)" office:value-type="float" office:value="-0.349947641769536" calcext:value-type="float">
            <text:p>-0.3499476418</text:p>
          </table:table-cell>
          <table:table-cell table:formula="of:=COS([.$A205]/100*PI()) + SIN(([.$A205]/200+1)*PI()) + 0.2*COM.MICROSOFT.NORM.INV(RAND();0;1)" office:value-type="float" office:value="1.65542634099086" calcext:value-type="float">
            <text:p>1.655426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.25" calcext:value-type="float">
            <text:p>10.25</text:p>
          </table:table-cell>
          <table:table-cell table:formula="of:=SIN([.$A206]/100*PI()) + 0.2*COM.MICROSOFT.NORM.INV(RAND();0;1)" office:value-type="float" office:value="0.133456987179488" calcext:value-type="float">
            <text:p>0.1334569872</text:p>
          </table:table-cell>
          <table:table-cell table:formula="of:=COS([.$A206]/100*PI()) + SIN(([.$A206]/200+1)*PI()) + 0.2*COM.MICROSOFT.NORM.INV(RAND();0;1)" office:value-type="float" office:value="1.13543272792668" calcext:value-type="float">
            <text:p>1.1354327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.3" calcext:value-type="float">
            <text:p>10.3</text:p>
          </table:table-cell>
          <table:table-cell table:formula="of:=SIN([.$A207]/100*PI()) + 0.2*COM.MICROSOFT.NORM.INV(RAND();0;1)" office:value-type="float" office:value="0.347266615887624" calcext:value-type="float">
            <text:p>0.3472666159</text:p>
          </table:table-cell>
          <table:table-cell table:formula="of:=COS([.$A207]/100*PI()) + SIN(([.$A207]/200+1)*PI()) + 0.2*COM.MICROSOFT.NORM.INV(RAND();0;1)" office:value-type="float" office:value="1.38310736902355" calcext:value-type="float">
            <text:p>1.3831073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.35" calcext:value-type="float">
            <text:p>10.35</text:p>
          </table:table-cell>
          <table:table-cell table:formula="of:=SIN([.$A208]/100*PI()) + 0.2*COM.MICROSOFT.NORM.INV(RAND();0;1)" office:value-type="float" office:value="0.0932970433154862" calcext:value-type="float">
            <text:p>0.0932970433</text:p>
          </table:table-cell>
          <table:table-cell table:formula="of:=COS([.$A208]/100*PI()) + SIN(([.$A208]/200+1)*PI()) + 0.2*COM.MICROSOFT.NORM.INV(RAND();0;1)" office:value-type="float" office:value="1.09403832457185" calcext:value-type="float">
            <text:p>1.09403832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.4" calcext:value-type="float">
            <text:p>10.4</text:p>
          </table:table-cell>
          <table:table-cell table:formula="of:=SIN([.$A209]/100*PI()) + 0.2*COM.MICROSOFT.NORM.INV(RAND();0;1)" office:value-type="float" office:value="0.141610408354109" calcext:value-type="float">
            <text:p>0.1416104084</text:p>
          </table:table-cell>
          <table:table-cell table:formula="of:=COS([.$A209]/100*PI()) + SIN(([.$A209]/200+1)*PI()) + 0.2*COM.MICROSOFT.NORM.INV(RAND();0;1)" office:value-type="float" office:value="0.908058309361625" calcext:value-type="float">
            <text:p>0.90805830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.45" calcext:value-type="float">
            <text:p>10.45</text:p>
          </table:table-cell>
          <table:table-cell table:formula="of:=SIN([.$A210]/100*PI()) + 0.2*COM.MICROSOFT.NORM.INV(RAND();0;1)" office:value-type="float" office:value="0.193550904490114" calcext:value-type="float">
            <text:p>0.1935509045</text:p>
          </table:table-cell>
          <table:table-cell table:formula="of:=COS([.$A210]/100*PI()) + SIN(([.$A210]/200+1)*PI()) + 0.2*COM.MICROSOFT.NORM.INV(RAND();0;1)" office:value-type="float" office:value="1.02011472786296" calcext:value-type="float">
            <text:p>1.0201147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.5" calcext:value-type="float">
            <text:p>10.5</text:p>
          </table:table-cell>
          <table:table-cell table:formula="of:=SIN([.$A211]/100*PI()) + 0.2*COM.MICROSOFT.NORM.INV(RAND();0;1)" office:value-type="float" office:value="0.512336301998109" calcext:value-type="float">
            <text:p>0.512336302</text:p>
          </table:table-cell>
          <table:table-cell table:formula="of:=COS([.$A211]/100*PI()) + SIN(([.$A211]/200+1)*PI()) + 0.2*COM.MICROSOFT.NORM.INV(RAND();0;1)" office:value-type="float" office:value="0.723215127809967" calcext:value-type="float">
            <text:p>0.72321512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.55" calcext:value-type="float">
            <text:p>10.55</text:p>
          </table:table-cell>
          <table:table-cell table:formula="of:=SIN([.$A212]/100*PI()) + 0.2*COM.MICROSOFT.NORM.INV(RAND();0;1)" office:value-type="float" office:value="0.451243057686403" calcext:value-type="float">
            <text:p>0.4512430577</text:p>
          </table:table-cell>
          <table:table-cell table:formula="of:=COS([.$A212]/100*PI()) + SIN(([.$A212]/200+1)*PI()) + 0.2*COM.MICROSOFT.NORM.INV(RAND();0;1)" office:value-type="float" office:value="1.21601932404733" calcext:value-type="float">
            <text:p>1.2160193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.6" calcext:value-type="float">
            <text:p>10.6</text:p>
          </table:table-cell>
          <table:table-cell table:formula="of:=SIN([.$A213]/100*PI()) + 0.2*COM.MICROSOFT.NORM.INV(RAND();0;1)" office:value-type="float" office:value="0.307349804893203" calcext:value-type="float">
            <text:p>0.3073498049</text:p>
          </table:table-cell>
          <table:table-cell table:formula="of:=COS([.$A213]/100*PI()) + SIN(([.$A213]/200+1)*PI()) + 0.2*COM.MICROSOFT.NORM.INV(RAND();0;1)" office:value-type="float" office:value="1.14973856951478" calcext:value-type="float">
            <text:p>1.14973856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65" calcext:value-type="float">
            <text:p>10.65</text:p>
          </table:table-cell>
          <table:table-cell table:formula="of:=SIN([.$A214]/100*PI()) + 0.2*COM.MICROSOFT.NORM.INV(RAND();0;1)" office:value-type="float" office:value="0.0627859771635571" calcext:value-type="float">
            <text:p>0.0627859772</text:p>
          </table:table-cell>
          <table:table-cell table:formula="of:=COS([.$A214]/100*PI()) + SIN(([.$A214]/200+1)*PI()) + 0.2*COM.MICROSOFT.NORM.INV(RAND();0;1)" office:value-type="float" office:value="1.38849184823192" calcext:value-type="float">
            <text:p>1.38849184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7" calcext:value-type="float">
            <text:p>10.7</text:p>
          </table:table-cell>
          <table:table-cell table:formula="of:=SIN([.$A215]/100*PI()) + 0.2*COM.MICROSOFT.NORM.INV(RAND();0;1)" office:value-type="float" office:value="0.315095710418945" calcext:value-type="float">
            <text:p>0.3150957104</text:p>
          </table:table-cell>
          <table:table-cell table:formula="of:=COS([.$A215]/100*PI()) + SIN(([.$A215]/200+1)*PI()) + 0.2*COM.MICROSOFT.NORM.INV(RAND();0;1)" office:value-type="float" office:value="1.42613756109985" calcext:value-type="float">
            <text:p>1.42613756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75" calcext:value-type="float">
            <text:p>10.75</text:p>
          </table:table-cell>
          <table:table-cell table:formula="of:=SIN([.$A216]/100*PI()) + 0.2*COM.MICROSOFT.NORM.INV(RAND();0;1)" office:value-type="float" office:value="-0.0602086955394025" calcext:value-type="float">
            <text:p>-0.0602086955</text:p>
          </table:table-cell>
          <table:table-cell table:formula="of:=COS([.$A216]/100*PI()) + SIN(([.$A216]/200+1)*PI()) + 0.2*COM.MICROSOFT.NORM.INV(RAND();0;1)" office:value-type="float" office:value="0.929109460023012" calcext:value-type="float">
            <text:p>0.929109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8" calcext:value-type="float">
            <text:p>10.8</text:p>
          </table:table-cell>
          <table:table-cell table:formula="of:=SIN([.$A217]/100*PI()) + 0.2*COM.MICROSOFT.NORM.INV(RAND();0;1)" office:value-type="float" office:value="0.474068291989476" calcext:value-type="float">
            <text:p>0.474068292</text:p>
          </table:table-cell>
          <table:table-cell table:formula="of:=COS([.$A217]/100*PI()) + SIN(([.$A217]/200+1)*PI()) + 0.2*COM.MICROSOFT.NORM.INV(RAND();0;1)" office:value-type="float" office:value="1.27183057208079" calcext:value-type="float">
            <text:p>1.27183057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85" calcext:value-type="float">
            <text:p>10.85</text:p>
          </table:table-cell>
          <table:table-cell table:formula="of:=SIN([.$A218]/100*PI()) + 0.2*COM.MICROSOFT.NORM.INV(RAND();0;1)" office:value-type="float" office:value="0.47215418640736" calcext:value-type="float">
            <text:p>0.4721541864</text:p>
          </table:table-cell>
          <table:table-cell table:formula="of:=COS([.$A218]/100*PI()) + SIN(([.$A218]/200+1)*PI()) + 0.2*COM.MICROSOFT.NORM.INV(RAND();0;1)" office:value-type="float" office:value="1.04002453331755" calcext:value-type="float">
            <text:p>1.0400245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9" calcext:value-type="float">
            <text:p>10.9</text:p>
          </table:table-cell>
          <table:table-cell table:formula="of:=SIN([.$A219]/100*PI()) + 0.2*COM.MICROSOFT.NORM.INV(RAND();0;1)" office:value-type="float" office:value="0.908465567898556" calcext:value-type="float">
            <text:p>0.9084655679</text:p>
          </table:table-cell>
          <table:table-cell table:formula="of:=COS([.$A219]/100*PI()) + SIN(([.$A219]/200+1)*PI()) + 0.2*COM.MICROSOFT.NORM.INV(RAND();0;1)" office:value-type="float" office:value="1.03901406995094" calcext:value-type="float">
            <text:p>1.039014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95" calcext:value-type="float">
            <text:p>10.95</text:p>
          </table:table-cell>
          <table:table-cell table:formula="of:=SIN([.$A220]/100*PI()) + 0.2*COM.MICROSOFT.NORM.INV(RAND();0;1)" office:value-type="float" office:value="0.467610982444364" calcext:value-type="float">
            <text:p>0.4676109824</text:p>
          </table:table-cell>
          <table:table-cell table:formula="of:=COS([.$A220]/100*PI()) + SIN(([.$A220]/200+1)*PI()) + 0.2*COM.MICROSOFT.NORM.INV(RAND();0;1)" office:value-type="float" office:value="1.15046783615784" calcext:value-type="float">
            <text:p>1.15046783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table:formula="of:=SIN([.$A221]/100*PI()) + 0.2*COM.MICROSOFT.NORM.INV(RAND();0;1)" office:value-type="float" office:value="0.920446904639777" calcext:value-type="float">
            <text:p>0.9204469046</text:p>
          </table:table-cell>
          <table:table-cell table:formula="of:=COS([.$A221]/100*PI()) + SIN(([.$A221]/200+1)*PI()) + 0.2*COM.MICROSOFT.NORM.INV(RAND();0;1)" office:value-type="float" office:value="1.06938142378017" calcext:value-type="float">
            <text:p>1.06938142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05" calcext:value-type="float">
            <text:p>11.05</text:p>
          </table:table-cell>
          <table:table-cell table:formula="of:=SIN([.$A222]/100*PI()) + 0.2*COM.MICROSOFT.NORM.INV(RAND();0;1)" office:value-type="float" office:value="0.596642419626207" calcext:value-type="float">
            <text:p>0.5966424196</text:p>
          </table:table-cell>
          <table:table-cell table:formula="of:=COS([.$A222]/100*PI()) + SIN(([.$A222]/200+1)*PI()) + 0.2*COM.MICROSOFT.NORM.INV(RAND();0;1)" office:value-type="float" office:value="1.03730039102515" calcext:value-type="float">
            <text:p>1.0373003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.1" calcext:value-type="float">
            <text:p>11.1</text:p>
          </table:table-cell>
          <table:table-cell table:formula="of:=SIN([.$A223]/100*PI()) + 0.2*COM.MICROSOFT.NORM.INV(RAND();0;1)" office:value-type="float" office:value="0.621866925297182" calcext:value-type="float">
            <text:p>0.6218669253</text:p>
          </table:table-cell>
          <table:table-cell table:formula="of:=COS([.$A223]/100*PI()) + SIN(([.$A223]/200+1)*PI()) + 0.2*COM.MICROSOFT.NORM.INV(RAND();0;1)" office:value-type="float" office:value="0.747879165412007" calcext:value-type="float">
            <text:p>0.74787916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.15" calcext:value-type="float">
            <text:p>11.15</text:p>
          </table:table-cell>
          <table:table-cell table:formula="of:=SIN([.$A224]/100*PI()) + 0.2*COM.MICROSOFT.NORM.INV(RAND();0;1)" office:value-type="float" office:value="0.431220545325551" calcext:value-type="float">
            <text:p>0.4312205453</text:p>
          </table:table-cell>
          <table:table-cell table:formula="of:=COS([.$A224]/100*PI()) + SIN(([.$A224]/200+1)*PI()) + 0.2*COM.MICROSOFT.NORM.INV(RAND();0;1)" office:value-type="float" office:value="0.873587774121945" calcext:value-type="float">
            <text:p>0.87358777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2" calcext:value-type="float">
            <text:p>11.2</text:p>
          </table:table-cell>
          <table:table-cell table:formula="of:=SIN([.$A225]/100*PI()) + 0.2*COM.MICROSOFT.NORM.INV(RAND();0;1)" office:value-type="float" office:value="0.413283992408669" calcext:value-type="float">
            <text:p>0.4132839924</text:p>
          </table:table-cell>
          <table:table-cell table:formula="of:=COS([.$A225]/100*PI()) + SIN(([.$A225]/200+1)*PI()) + 0.2*COM.MICROSOFT.NORM.INV(RAND();0;1)" office:value-type="float" office:value="0.674058433265411" calcext:value-type="float">
            <text:p>0.67405843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25" calcext:value-type="float">
            <text:p>11.25</text:p>
          </table:table-cell>
          <table:table-cell table:formula="of:=SIN([.$A226]/100*PI()) + 0.2*COM.MICROSOFT.NORM.INV(RAND();0;1)" office:value-type="float" office:value="0.772966921352884" calcext:value-type="float">
            <text:p>0.7729669214</text:p>
          </table:table-cell>
          <table:table-cell table:formula="of:=COS([.$A226]/100*PI()) + SIN(([.$A226]/200+1)*PI()) + 0.2*COM.MICROSOFT.NORM.INV(RAND();0;1)" office:value-type="float" office:value="1.12440734738418" calcext:value-type="float">
            <text:p>1.12440734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.3" calcext:value-type="float">
            <text:p>11.3</text:p>
          </table:table-cell>
          <table:table-cell table:formula="of:=SIN([.$A227]/100*PI()) + 0.2*COM.MICROSOFT.NORM.INV(RAND();0;1)" office:value-type="float" office:value="0.812650057406789" calcext:value-type="float">
            <text:p>0.8126500574</text:p>
          </table:table-cell>
          <table:table-cell table:formula="of:=COS([.$A227]/100*PI()) + SIN(([.$A227]/200+1)*PI()) + 0.2*COM.MICROSOFT.NORM.INV(RAND();0;1)" office:value-type="float" office:value="1.06854131472057" calcext:value-type="float">
            <text:p>1.06854131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35" calcext:value-type="float">
            <text:p>11.35</text:p>
          </table:table-cell>
          <table:table-cell table:formula="of:=SIN([.$A228]/100*PI()) + 0.2*COM.MICROSOFT.NORM.INV(RAND();0;1)" office:value-type="float" office:value="0.639383138336118" calcext:value-type="float">
            <text:p>0.6393831383</text:p>
          </table:table-cell>
          <table:table-cell table:formula="of:=COS([.$A228]/100*PI()) + SIN(([.$A228]/200+1)*PI()) + 0.2*COM.MICROSOFT.NORM.INV(RAND();0;1)" office:value-type="float" office:value="0.99971081327311" calcext:value-type="float">
            <text:p>0.9997108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4" calcext:value-type="float">
            <text:p>11.4</text:p>
          </table:table-cell>
          <table:table-cell table:formula="of:=SIN([.$A229]/100*PI()) + 0.2*COM.MICROSOFT.NORM.INV(RAND();0;1)" office:value-type="float" office:value="0.449817537258901" calcext:value-type="float">
            <text:p>0.4498175373</text:p>
          </table:table-cell>
          <table:table-cell table:formula="of:=COS([.$A229]/100*PI()) + SIN(([.$A229]/200+1)*PI()) + 0.2*COM.MICROSOFT.NORM.INV(RAND();0;1)" office:value-type="float" office:value="0.68384558411435" calcext:value-type="float">
            <text:p>0.68384558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.45" calcext:value-type="float">
            <text:p>11.45</text:p>
          </table:table-cell>
          <table:table-cell table:formula="of:=SIN([.$A230]/100*PI()) + 0.2*COM.MICROSOFT.NORM.INV(RAND();0;1)" office:value-type="float" office:value="1.17637570761371" calcext:value-type="float">
            <text:p>1.1763757076</text:p>
          </table:table-cell>
          <table:table-cell table:formula="of:=COS([.$A230]/100*PI()) + SIN(([.$A230]/200+1)*PI()) + 0.2*COM.MICROSOFT.NORM.INV(RAND();0;1)" office:value-type="float" office:value="0.818042843689766" calcext:value-type="float">
            <text:p>0.81804284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5" calcext:value-type="float">
            <text:p>11.5</text:p>
          </table:table-cell>
          <table:table-cell table:formula="of:=SIN([.$A231]/100*PI()) + 0.2*COM.MICROSOFT.NORM.INV(RAND();0;1)" office:value-type="float" office:value="0.671534577693137" calcext:value-type="float">
            <text:p>0.6715345777</text:p>
          </table:table-cell>
          <table:table-cell table:formula="of:=COS([.$A231]/100*PI()) + SIN(([.$A231]/200+1)*PI()) + 0.2*COM.MICROSOFT.NORM.INV(RAND();0;1)" office:value-type="float" office:value="0.872959349355181" calcext:value-type="float">
            <text:p>0.87295934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55" calcext:value-type="float">
            <text:p>11.55</text:p>
          </table:table-cell>
          <table:table-cell table:formula="of:=SIN([.$A232]/100*PI()) + 0.2*COM.MICROSOFT.NORM.INV(RAND();0;1)" office:value-type="float" office:value="0.885446719362922" calcext:value-type="float">
            <text:p>0.8854467194</text:p>
          </table:table-cell>
          <table:table-cell table:formula="of:=COS([.$A232]/100*PI()) + SIN(([.$A232]/200+1)*PI()) + 0.2*COM.MICROSOFT.NORM.INV(RAND();0;1)" office:value-type="float" office:value="0.760684308255621" calcext:value-type="float">
            <text:p>0.760684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.6" calcext:value-type="float">
            <text:p>11.6</text:p>
          </table:table-cell>
          <table:table-cell table:formula="of:=SIN([.$A233]/100*PI()) + 0.2*COM.MICROSOFT.NORM.INV(RAND();0;1)" office:value-type="float" office:value="0.981365997429424" calcext:value-type="float">
            <text:p>0.9813659974</text:p>
          </table:table-cell>
          <table:table-cell table:formula="of:=COS([.$A233]/100*PI()) + SIN(([.$A233]/200+1)*PI()) + 0.2*COM.MICROSOFT.NORM.INV(RAND();0;1)" office:value-type="float" office:value="1.27679358465263" calcext:value-type="float">
            <text:p>1.27679358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.65" calcext:value-type="float">
            <text:p>11.65</text:p>
          </table:table-cell>
          <table:table-cell table:formula="of:=SIN([.$A234]/100*PI()) + 0.2*COM.MICROSOFT.NORM.INV(RAND();0;1)" office:value-type="float" office:value="0.645962348969658" calcext:value-type="float">
            <text:p>0.645962349</text:p>
          </table:table-cell>
          <table:table-cell table:formula="of:=COS([.$A234]/100*PI()) + SIN(([.$A234]/200+1)*PI()) + 0.2*COM.MICROSOFT.NORM.INV(RAND();0;1)" office:value-type="float" office:value="1.13448532688743" calcext:value-type="float">
            <text:p>1.13448532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7" calcext:value-type="float">
            <text:p>11.7</text:p>
          </table:table-cell>
          <table:table-cell table:formula="of:=SIN([.$A235]/100*PI()) + 0.2*COM.MICROSOFT.NORM.INV(RAND();0;1)" office:value-type="float" office:value="0.916012221339877" calcext:value-type="float">
            <text:p>0.9160122213</text:p>
          </table:table-cell>
          <table:table-cell table:formula="of:=COS([.$A235]/100*PI()) + SIN(([.$A235]/200+1)*PI()) + 0.2*COM.MICROSOFT.NORM.INV(RAND();0;1)" office:value-type="float" office:value="0.642635877658108" calcext:value-type="float">
            <text:p>0.64263587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75" calcext:value-type="float">
            <text:p>11.75</text:p>
          </table:table-cell>
          <table:table-cell table:formula="of:=SIN([.$A236]/100*PI()) + 0.2*COM.MICROSOFT.NORM.INV(RAND();0;1)" office:value-type="float" office:value="0.88982697758471" calcext:value-type="float">
            <text:p>0.8898269776</text:p>
          </table:table-cell>
          <table:table-cell table:formula="of:=COS([.$A236]/100*PI()) + SIN(([.$A236]/200+1)*PI()) + 0.2*COM.MICROSOFT.NORM.INV(RAND();0;1)" office:value-type="float" office:value="1.08480563946664" calcext:value-type="float">
            <text:p>1.08480563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8" calcext:value-type="float">
            <text:p>11.8</text:p>
          </table:table-cell>
          <table:table-cell table:formula="of:=SIN([.$A237]/100*PI()) + 0.2*COM.MICROSOFT.NORM.INV(RAND();0;1)" office:value-type="float" office:value="1.00652479841935" calcext:value-type="float">
            <text:p>1.0065247984</text:p>
          </table:table-cell>
          <table:table-cell table:formula="of:=COS([.$A237]/100*PI()) + SIN(([.$A237]/200+1)*PI()) + 0.2*COM.MICROSOFT.NORM.INV(RAND();0;1)" office:value-type="float" office:value="0.732067481697373" calcext:value-type="float">
            <text:p>0.73206748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85" calcext:value-type="float">
            <text:p>11.85</text:p>
          </table:table-cell>
          <table:table-cell table:formula="of:=SIN([.$A238]/100*PI()) + 0.2*COM.MICROSOFT.NORM.INV(RAND();0;1)" office:value-type="float" office:value="0.73053125109043" calcext:value-type="float">
            <text:p>0.7305312511</text:p>
          </table:table-cell>
          <table:table-cell table:formula="of:=COS([.$A238]/100*PI()) + SIN(([.$A238]/200+1)*PI()) + 0.2*COM.MICROSOFT.NORM.INV(RAND();0;1)" office:value-type="float" office:value="0.761989757570659" calcext:value-type="float">
            <text:p>0.76198975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9" calcext:value-type="float">
            <text:p>11.9</text:p>
          </table:table-cell>
          <table:table-cell table:formula="of:=SIN([.$A239]/100*PI()) + 0.2*COM.MICROSOFT.NORM.INV(RAND();0;1)" office:value-type="float" office:value="0.910864628687449" calcext:value-type="float">
            <text:p>0.9108646287</text:p>
          </table:table-cell>
          <table:table-cell table:formula="of:=COS([.$A239]/100*PI()) + SIN(([.$A239]/200+1)*PI()) + 0.2*COM.MICROSOFT.NORM.INV(RAND();0;1)" office:value-type="float" office:value="0.896499256166978" calcext:value-type="float">
            <text:p>0.896499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95" calcext:value-type="float">
            <text:p>11.95</text:p>
          </table:table-cell>
          <table:table-cell table:formula="of:=SIN([.$A240]/100*PI()) + 0.2*COM.MICROSOFT.NORM.INV(RAND();0;1)" office:value-type="float" office:value="0.521676700232803" calcext:value-type="float">
            <text:p>0.5216767002</text:p>
          </table:table-cell>
          <table:table-cell table:formula="of:=COS([.$A240]/100*PI()) + SIN(([.$A240]/200+1)*PI()) + 0.2*COM.MICROSOFT.NORM.INV(RAND();0;1)" office:value-type="float" office:value="1.37243012539184" calcext:value-type="float">
            <text:p>1.372430125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" calcext:value-type="float">
            <text:p>12</text:p>
          </table:table-cell>
          <table:table-cell table:formula="of:=SIN([.$A241]/100*PI()) + 0.2*COM.MICROSOFT.NORM.INV(RAND();0;1)" office:value-type="float" office:value="0.698826390259731" calcext:value-type="float">
            <text:p>0.6988263903</text:p>
          </table:table-cell>
          <table:table-cell table:formula="of:=COS([.$A241]/100*PI()) + SIN(([.$A241]/200+1)*PI()) + 0.2*COM.MICROSOFT.NORM.INV(RAND();0;1)" office:value-type="float" office:value="1.27235251173048" calcext:value-type="float">
            <text:p>1.27235251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.05" calcext:value-type="float">
            <text:p>12.05</text:p>
          </table:table-cell>
          <table:table-cell table:formula="of:=SIN([.$A242]/100*PI()) + 0.2*COM.MICROSOFT.NORM.INV(RAND();0;1)" office:value-type="float" office:value="0.884500477913448" calcext:value-type="float">
            <text:p>0.8845004779</text:p>
          </table:table-cell>
          <table:table-cell table:formula="of:=COS([.$A242]/100*PI()) + SIN(([.$A242]/200+1)*PI()) + 0.2*COM.MICROSOFT.NORM.INV(RAND();0;1)" office:value-type="float" office:value="0.735907660446935" calcext:value-type="float">
            <text:p>0.735907660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.1" calcext:value-type="float">
            <text:p>12.1</text:p>
          </table:table-cell>
          <table:table-cell table:formula="of:=SIN([.$A243]/100*PI()) + 0.2*COM.MICROSOFT.NORM.INV(RAND();0;1)" office:value-type="float" office:value="1.10115447880382" calcext:value-type="float">
            <text:p>1.1011544788</text:p>
          </table:table-cell>
          <table:table-cell table:formula="of:=COS([.$A243]/100*PI()) + SIN(([.$A243]/200+1)*PI()) + 0.2*COM.MICROSOFT.NORM.INV(RAND();0;1)" office:value-type="float" office:value="0.798966467230913" calcext:value-type="float">
            <text:p>0.798966467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.15" calcext:value-type="float">
            <text:p>12.15</text:p>
          </table:table-cell>
          <table:table-cell table:formula="of:=SIN([.$A244]/100*PI()) + 0.2*COM.MICROSOFT.NORM.INV(RAND();0;1)" office:value-type="float" office:value="0.812915907996068" calcext:value-type="float">
            <text:p>0.812915908</text:p>
          </table:table-cell>
          <table:table-cell table:formula="of:=COS([.$A244]/100*PI()) + SIN(([.$A244]/200+1)*PI()) + 0.2*COM.MICROSOFT.NORM.INV(RAND();0;1)" office:value-type="float" office:value="0.955433968854085" calcext:value-type="float">
            <text:p>0.955433968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.2" calcext:value-type="float">
            <text:p>12.2</text:p>
          </table:table-cell>
          <table:table-cell table:formula="of:=SIN([.$A245]/100*PI()) + 0.2*COM.MICROSOFT.NORM.INV(RAND();0;1)" office:value-type="float" office:value="1.04915546410466" calcext:value-type="float">
            <text:p>1.0491554641</text:p>
          </table:table-cell>
          <table:table-cell table:formula="of:=COS([.$A245]/100*PI()) + SIN(([.$A245]/200+1)*PI()) + 0.2*COM.MICROSOFT.NORM.INV(RAND();0;1)" office:value-type="float" office:value="0.994615656516345" calcext:value-type="float">
            <text:p>0.994615656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25" calcext:value-type="float">
            <text:p>12.25</text:p>
          </table:table-cell>
          <table:table-cell table:formula="of:=SIN([.$A246]/100*PI()) + 0.2*COM.MICROSOFT.NORM.INV(RAND();0;1)" office:value-type="float" office:value="0.564749572235405" calcext:value-type="float">
            <text:p>0.5647495722</text:p>
          </table:table-cell>
          <table:table-cell table:formula="of:=COS([.$A246]/100*PI()) + SIN(([.$A246]/200+1)*PI()) + 0.2*COM.MICROSOFT.NORM.INV(RAND();0;1)" office:value-type="float" office:value="1.00537425330151" calcext:value-type="float">
            <text:p>1.00537425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.3" calcext:value-type="float">
            <text:p>12.3</text:p>
          </table:table-cell>
          <table:table-cell table:formula="of:=SIN([.$A247]/100*PI()) + 0.2*COM.MICROSOFT.NORM.INV(RAND();0;1)" office:value-type="float" office:value="0.889998779699569" calcext:value-type="float">
            <text:p>0.8899987797</text:p>
          </table:table-cell>
          <table:table-cell table:formula="of:=COS([.$A247]/100*PI()) + SIN(([.$A247]/200+1)*PI()) + 0.2*COM.MICROSOFT.NORM.INV(RAND();0;1)" office:value-type="float" office:value="1.14068746733998" calcext:value-type="float">
            <text:p>1.14068746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.35" calcext:value-type="float">
            <text:p>12.35</text:p>
          </table:table-cell>
          <table:table-cell table:formula="of:=SIN([.$A248]/100*PI()) + 0.2*COM.MICROSOFT.NORM.INV(RAND();0;1)" office:value-type="float" office:value="1.02813280065552" calcext:value-type="float">
            <text:p>1.0281328007</text:p>
          </table:table-cell>
          <table:table-cell table:formula="of:=COS([.$A248]/100*PI()) + SIN(([.$A248]/200+1)*PI()) + 0.2*COM.MICROSOFT.NORM.INV(RAND();0;1)" office:value-type="float" office:value="0.848930360236709" calcext:value-type="float">
            <text:p>0.84893036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4" calcext:value-type="float">
            <text:p>12.4</text:p>
          </table:table-cell>
          <table:table-cell table:formula="of:=SIN([.$A249]/100*PI()) + 0.2*COM.MICROSOFT.NORM.INV(RAND();0;1)" office:value-type="float" office:value="0.579236550481256" calcext:value-type="float">
            <text:p>0.5792365505</text:p>
          </table:table-cell>
          <table:table-cell table:formula="of:=COS([.$A249]/100*PI()) + SIN(([.$A249]/200+1)*PI()) + 0.2*COM.MICROSOFT.NORM.INV(RAND();0;1)" office:value-type="float" office:value="0.562052763065028" calcext:value-type="float">
            <text:p>0.56205276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.45" calcext:value-type="float">
            <text:p>12.45</text:p>
          </table:table-cell>
          <table:table-cell table:formula="of:=SIN([.$A250]/100*PI()) + 0.2*COM.MICROSOFT.NORM.INV(RAND();0;1)" office:value-type="float" office:value="1.08309886752116" calcext:value-type="float">
            <text:p>1.0830988675</text:p>
          </table:table-cell>
          <table:table-cell table:formula="of:=COS([.$A250]/100*PI()) + SIN(([.$A250]/200+1)*PI()) + 0.2*COM.MICROSOFT.NORM.INV(RAND();0;1)" office:value-type="float" office:value="0.808343641067124" calcext:value-type="float">
            <text:p>0.80834364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.5" calcext:value-type="float">
            <text:p>12.5</text:p>
          </table:table-cell>
          <table:table-cell table:formula="of:=SIN([.$A251]/100*PI()) + 0.2*COM.MICROSOFT.NORM.INV(RAND();0;1)" office:value-type="float" office:value="1.15254558449293" calcext:value-type="float">
            <text:p>1.1525455845</text:p>
          </table:table-cell>
          <table:table-cell table:formula="of:=COS([.$A251]/100*PI()) + SIN(([.$A251]/200+1)*PI()) + 0.2*COM.MICROSOFT.NORM.INV(RAND();0;1)" office:value-type="float" office:value="1.24415971237121" calcext:value-type="float">
            <text:p>1.2441597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.55" calcext:value-type="float">
            <text:p>12.55</text:p>
          </table:table-cell>
          <table:table-cell table:formula="of:=SIN([.$A252]/100*PI()) + 0.2*COM.MICROSOFT.NORM.INV(RAND();0;1)" office:value-type="float" office:value="0.762731881139239" calcext:value-type="float">
            <text:p>0.7627318811</text:p>
          </table:table-cell>
          <table:table-cell table:formula="of:=COS([.$A252]/100*PI()) + SIN(([.$A252]/200+1)*PI()) + 0.2*COM.MICROSOFT.NORM.INV(RAND();0;1)" office:value-type="float" office:value="0.614884579108178" calcext:value-type="float">
            <text:p>0.61488457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.6" calcext:value-type="float">
            <text:p>12.6</text:p>
          </table:table-cell>
          <table:table-cell table:formula="of:=SIN([.$A253]/100*PI()) + 0.2*COM.MICROSOFT.NORM.INV(RAND();0;1)" office:value-type="float" office:value="1.01926339886068" calcext:value-type="float">
            <text:p>1.0192633989</text:p>
          </table:table-cell>
          <table:table-cell table:formula="of:=COS([.$A253]/100*PI()) + SIN(([.$A253]/200+1)*PI()) + 0.2*COM.MICROSOFT.NORM.INV(RAND();0;1)" office:value-type="float" office:value="0.878718505301422" calcext:value-type="float">
            <text:p>0.87871850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.65" calcext:value-type="float">
            <text:p>12.65</text:p>
          </table:table-cell>
          <table:table-cell table:formula="of:=SIN([.$A254]/100*PI()) + 0.2*COM.MICROSOFT.NORM.INV(RAND();0;1)" office:value-type="float" office:value="0.624588179580385" calcext:value-type="float">
            <text:p>0.6245881796</text:p>
          </table:table-cell>
          <table:table-cell table:formula="of:=COS([.$A254]/100*PI()) + SIN(([.$A254]/200+1)*PI()) + 0.2*COM.MICROSOFT.NORM.INV(RAND();0;1)" office:value-type="float" office:value="0.797000859485344" calcext:value-type="float">
            <text:p>0.7970008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.7" calcext:value-type="float">
            <text:p>12.7</text:p>
          </table:table-cell>
          <table:table-cell table:formula="of:=SIN([.$A255]/100*PI()) + 0.2*COM.MICROSOFT.NORM.INV(RAND();0;1)" office:value-type="float" office:value="0.796361274099634" calcext:value-type="float">
            <text:p>0.7963612741</text:p>
          </table:table-cell>
          <table:table-cell table:formula="of:=COS([.$A255]/100*PI()) + SIN(([.$A255]/200+1)*PI()) + 0.2*COM.MICROSOFT.NORM.INV(RAND();0;1)" office:value-type="float" office:value="0.654958971424243" calcext:value-type="float">
            <text:p>0.65495897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75" calcext:value-type="float">
            <text:p>12.75</text:p>
          </table:table-cell>
          <table:table-cell table:formula="of:=SIN([.$A256]/100*PI()) + 0.2*COM.MICROSOFT.NORM.INV(RAND();0;1)" office:value-type="float" office:value="0.922718321622317" calcext:value-type="float">
            <text:p>0.9227183216</text:p>
          </table:table-cell>
          <table:table-cell table:formula="of:=COS([.$A256]/100*PI()) + SIN(([.$A256]/200+1)*PI()) + 0.2*COM.MICROSOFT.NORM.INV(RAND();0;1)" office:value-type="float" office:value="0.520209709663409" calcext:value-type="float">
            <text:p>0.52020970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.8" calcext:value-type="float">
            <text:p>12.8</text:p>
          </table:table-cell>
          <table:table-cell table:formula="of:=SIN([.$A257]/100*PI()) + 0.2*COM.MICROSOFT.NORM.INV(RAND();0;1)" office:value-type="float" office:value="0.841585986899806" calcext:value-type="float">
            <text:p>0.8415859869</text:p>
          </table:table-cell>
          <table:table-cell table:formula="of:=COS([.$A257]/100*PI()) + SIN(([.$A257]/200+1)*PI()) + 0.2*COM.MICROSOFT.NORM.INV(RAND();0;1)" office:value-type="float" office:value="0.636134539037076" calcext:value-type="float">
            <text:p>0.6361345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.85" calcext:value-type="float">
            <text:p>12.85</text:p>
          </table:table-cell>
          <table:table-cell table:formula="of:=SIN([.$A258]/100*PI()) + 0.2*COM.MICROSOFT.NORM.INV(RAND();0;1)" office:value-type="float" office:value="1.16693047618265" calcext:value-type="float">
            <text:p>1.1669304762</text:p>
          </table:table-cell>
          <table:table-cell table:formula="of:=COS([.$A258]/100*PI()) + SIN(([.$A258]/200+1)*PI()) + 0.2*COM.MICROSOFT.NORM.INV(RAND();0;1)" office:value-type="float" office:value="0.990172177455346" calcext:value-type="float">
            <text:p>0.9901721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9" calcext:value-type="float">
            <text:p>12.9</text:p>
          </table:table-cell>
          <table:table-cell table:formula="of:=SIN([.$A259]/100*PI()) + 0.2*COM.MICROSOFT.NORM.INV(RAND();0;1)" office:value-type="float" office:value="0.941898406034568" calcext:value-type="float">
            <text:p>0.941898406</text:p>
          </table:table-cell>
          <table:table-cell table:formula="of:=COS([.$A259]/100*PI()) + SIN(([.$A259]/200+1)*PI()) + 0.2*COM.MICROSOFT.NORM.INV(RAND();0;1)" office:value-type="float" office:value="0.609676234210931" calcext:value-type="float">
            <text:p>0.60967623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95" calcext:value-type="float">
            <text:p>12.95</text:p>
          </table:table-cell>
          <table:table-cell table:formula="of:=SIN([.$A260]/100*PI()) + 0.2*COM.MICROSOFT.NORM.INV(RAND();0;1)" office:value-type="float" office:value="1.09097233142594" calcext:value-type="float">
            <text:p>1.0909723314</text:p>
          </table:table-cell>
          <table:table-cell table:formula="of:=COS([.$A260]/100*PI()) + SIN(([.$A260]/200+1)*PI()) + 0.2*COM.MICROSOFT.NORM.INV(RAND();0;1)" office:value-type="float" office:value="0.394878411825927" calcext:value-type="float">
            <text:p>0.394878411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table:formula="of:=SIN([.$A261]/100*PI()) + 0.2*COM.MICROSOFT.NORM.INV(RAND();0;1)" office:value-type="float" office:value="1.17239708106379" calcext:value-type="float">
            <text:p>1.1723970811</text:p>
          </table:table-cell>
          <table:table-cell table:formula="of:=COS([.$A261]/100*PI()) + SIN(([.$A261]/200+1)*PI()) + 0.2*COM.MICROSOFT.NORM.INV(RAND();0;1)" office:value-type="float" office:value="0.253508368395596" calcext:value-type="float">
            <text:p>0.253508368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.05" calcext:value-type="float">
            <text:p>13.05</text:p>
          </table:table-cell>
          <table:table-cell table:formula="of:=SIN([.$A262]/100*PI()) + 0.2*COM.MICROSOFT.NORM.INV(RAND();0;1)" office:value-type="float" office:value="0.911465044266181" calcext:value-type="float">
            <text:p>0.9114650443</text:p>
          </table:table-cell>
          <table:table-cell table:formula="of:=COS([.$A262]/100*PI()) + SIN(([.$A262]/200+1)*PI()) + 0.2*COM.MICROSOFT.NORM.INV(RAND();0;1)" office:value-type="float" office:value="0.147342888535334" calcext:value-type="float">
            <text:p>0.147342888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.1" calcext:value-type="float">
            <text:p>13.1</text:p>
          </table:table-cell>
          <table:table-cell table:formula="of:=SIN([.$A263]/100*PI()) + 0.2*COM.MICROSOFT.NORM.INV(RAND();0;1)" office:value-type="float" office:value="0.814803915572247" calcext:value-type="float">
            <text:p>0.8148039156</text:p>
          </table:table-cell>
          <table:table-cell table:formula="of:=COS([.$A263]/100*PI()) + SIN(([.$A263]/200+1)*PI()) + 0.2*COM.MICROSOFT.NORM.INV(RAND();0;1)" office:value-type="float" office:value="0.295795767265315" calcext:value-type="float">
            <text:p>0.295795767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.15" calcext:value-type="float">
            <text:p>13.15</text:p>
          </table:table-cell>
          <table:table-cell table:formula="of:=SIN([.$A264]/100*PI()) + 0.2*COM.MICROSOFT.NORM.INV(RAND();0;1)" office:value-type="float" office:value="0.937167213705903" calcext:value-type="float">
            <text:p>0.9371672137</text:p>
          </table:table-cell>
          <table:table-cell table:formula="of:=COS([.$A264]/100*PI()) + SIN(([.$A264]/200+1)*PI()) + 0.2*COM.MICROSOFT.NORM.INV(RAND();0;1)" office:value-type="float" office:value="0.546652297596835" calcext:value-type="float">
            <text:p>0.546652297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.2" calcext:value-type="float">
            <text:p>13.2</text:p>
          </table:table-cell>
          <table:table-cell table:formula="of:=SIN([.$A265]/100*PI()) + 0.2*COM.MICROSOFT.NORM.INV(RAND();0;1)" office:value-type="float" office:value="0.805126081653888" calcext:value-type="float">
            <text:p>0.8051260817</text:p>
          </table:table-cell>
          <table:table-cell table:formula="of:=COS([.$A265]/100*PI()) + SIN(([.$A265]/200+1)*PI()) + 0.2*COM.MICROSOFT.NORM.INV(RAND();0;1)" office:value-type="float" office:value="0.394150504165758" calcext:value-type="float">
            <text:p>0.394150504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.25" calcext:value-type="float">
            <text:p>13.25</text:p>
          </table:table-cell>
          <table:table-cell table:formula="of:=SIN([.$A266]/100*PI()) + 0.2*COM.MICROSOFT.NORM.INV(RAND();0;1)" office:value-type="float" office:value="0.758562800584048" calcext:value-type="float">
            <text:p>0.7585628006</text:p>
          </table:table-cell>
          <table:table-cell table:formula="of:=COS([.$A266]/100*PI()) + SIN(([.$A266]/200+1)*PI()) + 0.2*COM.MICROSOFT.NORM.INV(RAND();0;1)" office:value-type="float" office:value="0.375361629653015" calcext:value-type="float">
            <text:p>0.375361629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.3" calcext:value-type="float">
            <text:p>13.3</text:p>
          </table:table-cell>
          <table:table-cell table:formula="of:=SIN([.$A267]/100*PI()) + 0.2*COM.MICROSOFT.NORM.INV(RAND();0;1)" office:value-type="float" office:value="0.935997503191653" calcext:value-type="float">
            <text:p>0.9359975032</text:p>
          </table:table-cell>
          <table:table-cell table:formula="of:=COS([.$A267]/100*PI()) + SIN(([.$A267]/200+1)*PI()) + 0.2*COM.MICROSOFT.NORM.INV(RAND();0;1)" office:value-type="float" office:value="0.663855113349802" calcext:value-type="float">
            <text:p>0.66385511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.35" calcext:value-type="float">
            <text:p>13.35</text:p>
          </table:table-cell>
          <table:table-cell table:formula="of:=SIN([.$A268]/100*PI()) + 0.2*COM.MICROSOFT.NORM.INV(RAND();0;1)" office:value-type="float" office:value="1.09254370393469" calcext:value-type="float">
            <text:p>1.0925437039</text:p>
          </table:table-cell>
          <table:table-cell table:formula="of:=COS([.$A268]/100*PI()) + SIN(([.$A268]/200+1)*PI()) + 0.2*COM.MICROSOFT.NORM.INV(RAND();0;1)" office:value-type="float" office:value="0.0400324247064783" calcext:value-type="float">
            <text:p>0.04003242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.4" calcext:value-type="float">
            <text:p>13.4</text:p>
          </table:table-cell>
          <table:table-cell table:formula="of:=SIN([.$A269]/100*PI()) + 0.2*COM.MICROSOFT.NORM.INV(RAND();0;1)" office:value-type="float" office:value="0.648396131915764" calcext:value-type="float">
            <text:p>0.6483961319</text:p>
          </table:table-cell>
          <table:table-cell table:formula="of:=COS([.$A269]/100*PI()) + SIN(([.$A269]/200+1)*PI()) + 0.2*COM.MICROSOFT.NORM.INV(RAND();0;1)" office:value-type="float" office:value="0.41913908027944" calcext:value-type="float">
            <text:p>0.41913908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.45" calcext:value-type="float">
            <text:p>13.45</text:p>
          </table:table-cell>
          <table:table-cell table:formula="of:=SIN([.$A270]/100*PI()) + 0.2*COM.MICROSOFT.NORM.INV(RAND();0;1)" office:value-type="float" office:value="0.89487761392478" calcext:value-type="float">
            <text:p>0.8948776139</text:p>
          </table:table-cell>
          <table:table-cell table:formula="of:=COS([.$A270]/100*PI()) + SIN(([.$A270]/200+1)*PI()) + 0.2*COM.MICROSOFT.NORM.INV(RAND();0;1)" office:value-type="float" office:value="0.383193380305207" calcext:value-type="float">
            <text:p>0.38319338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.5" calcext:value-type="float">
            <text:p>13.5</text:p>
          </table:table-cell>
          <table:table-cell table:formula="of:=SIN([.$A271]/100*PI()) + 0.2*COM.MICROSOFT.NORM.INV(RAND();0;1)" office:value-type="float" office:value="0.691163013392338" calcext:value-type="float">
            <text:p>0.6911630134</text:p>
          </table:table-cell>
          <table:table-cell table:formula="of:=COS([.$A271]/100*PI()) + SIN(([.$A271]/200+1)*PI()) + 0.2*COM.MICROSOFT.NORM.INV(RAND();0;1)" office:value-type="float" office:value="0.30537965810049" calcext:value-type="float">
            <text:p>0.3053796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.55" calcext:value-type="float">
            <text:p>13.55</text:p>
          </table:table-cell>
          <table:table-cell table:formula="of:=SIN([.$A272]/100*PI()) + 0.2*COM.MICROSOFT.NORM.INV(RAND();0;1)" office:value-type="float" office:value="0.722878235033636" calcext:value-type="float">
            <text:p>0.722878235</text:p>
          </table:table-cell>
          <table:table-cell table:formula="of:=COS([.$A272]/100*PI()) + SIN(([.$A272]/200+1)*PI()) + 0.2*COM.MICROSOFT.NORM.INV(RAND();0;1)" office:value-type="float" office:value="0.364586197261902" calcext:value-type="float">
            <text:p>0.36458619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.6" calcext:value-type="float">
            <text:p>13.6</text:p>
          </table:table-cell>
          <table:table-cell table:formula="of:=SIN([.$A273]/100*PI()) + 0.2*COM.MICROSOFT.NORM.INV(RAND();0;1)" office:value-type="float" office:value="0.923312078058298" calcext:value-type="float">
            <text:p>0.9233120781</text:p>
          </table:table-cell>
          <table:table-cell table:formula="of:=COS([.$A273]/100*PI()) + SIN(([.$A273]/200+1)*PI()) + 0.2*COM.MICROSOFT.NORM.INV(RAND();0;1)" office:value-type="float" office:value="0.456722864210109" calcext:value-type="float">
            <text:p>0.45672286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65" calcext:value-type="float">
            <text:p>13.65</text:p>
          </table:table-cell>
          <table:table-cell table:formula="of:=SIN([.$A274]/100*PI()) + 0.2*COM.MICROSOFT.NORM.INV(RAND();0;1)" office:value-type="float" office:value="0.419096406762399" calcext:value-type="float">
            <text:p>0.4190964068</text:p>
          </table:table-cell>
          <table:table-cell table:formula="of:=COS([.$A274]/100*PI()) + SIN(([.$A274]/200+1)*PI()) + 0.2*COM.MICROSOFT.NORM.INV(RAND();0;1)" office:value-type="float" office:value="-0.0851901343251589" calcext:value-type="float">
            <text:p>-0.08519013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.7" calcext:value-type="float">
            <text:p>13.7</text:p>
          </table:table-cell>
          <table:table-cell table:formula="of:=SIN([.$A275]/100*PI()) + 0.2*COM.MICROSOFT.NORM.INV(RAND();0;1)" office:value-type="float" office:value="0.718925815248595" calcext:value-type="float">
            <text:p>0.7189258152</text:p>
          </table:table-cell>
          <table:table-cell table:formula="of:=COS([.$A275]/100*PI()) + SIN(([.$A275]/200+1)*PI()) + 0.2*COM.MICROSOFT.NORM.INV(RAND();0;1)" office:value-type="float" office:value="0.335161618948391" calcext:value-type="float">
            <text:p>0.3351616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75" calcext:value-type="float">
            <text:p>13.75</text:p>
          </table:table-cell>
          <table:table-cell table:formula="of:=SIN([.$A276]/100*PI()) + 0.2*COM.MICROSOFT.NORM.INV(RAND();0;1)" office:value-type="float" office:value="0.868484407067533" calcext:value-type="float">
            <text:p>0.8684844071</text:p>
          </table:table-cell>
          <table:table-cell table:formula="of:=COS([.$A276]/100*PI()) + SIN(([.$A276]/200+1)*PI()) + 0.2*COM.MICROSOFT.NORM.INV(RAND();0;1)" office:value-type="float" office:value="-0.0752615012010758" calcext:value-type="float">
            <text:p>-0.0752615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8" calcext:value-type="float">
            <text:p>13.8</text:p>
          </table:table-cell>
          <table:table-cell table:formula="of:=SIN([.$A277]/100*PI()) + 0.2*COM.MICROSOFT.NORM.INV(RAND();0;1)" office:value-type="float" office:value="0.868290041096313" calcext:value-type="float">
            <text:p>0.8682900411</text:p>
          </table:table-cell>
          <table:table-cell table:formula="of:=COS([.$A277]/100*PI()) + SIN(([.$A277]/200+1)*PI()) + 0.2*COM.MICROSOFT.NORM.INV(RAND();0;1)" office:value-type="float" office:value="0.326610984738122" calcext:value-type="float">
            <text:p>0.32661098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85" calcext:value-type="float">
            <text:p>13.85</text:p>
          </table:table-cell>
          <table:table-cell table:formula="of:=SIN([.$A278]/100*PI()) + 0.2*COM.MICROSOFT.NORM.INV(RAND();0;1)" office:value-type="float" office:value="0.643486089756878" calcext:value-type="float">
            <text:p>0.6434860898</text:p>
          </table:table-cell>
          <table:table-cell table:formula="of:=COS([.$A278]/100*PI()) + SIN(([.$A278]/200+1)*PI()) + 0.2*COM.MICROSOFT.NORM.INV(RAND();0;1)" office:value-type="float" office:value="0.289707221999884" calcext:value-type="float">
            <text:p>0.289707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.9" calcext:value-type="float">
            <text:p>13.9</text:p>
          </table:table-cell>
          <table:table-cell table:formula="of:=SIN([.$A279]/100*PI()) + 0.2*COM.MICROSOFT.NORM.INV(RAND();0;1)" office:value-type="float" office:value="0.604574429534516" calcext:value-type="float">
            <text:p>0.6045744295</text:p>
          </table:table-cell>
          <table:table-cell table:formula="of:=COS([.$A279]/100*PI()) + SIN(([.$A279]/200+1)*PI()) + 0.2*COM.MICROSOFT.NORM.INV(RAND();0;1)" office:value-type="float" office:value="0.393420777318246" calcext:value-type="float">
            <text:p>0.3934207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.95" calcext:value-type="float">
            <text:p>13.95</text:p>
          </table:table-cell>
          <table:table-cell table:formula="of:=SIN([.$A280]/100*PI()) + 0.2*COM.MICROSOFT.NORM.INV(RAND();0;1)" office:value-type="float" office:value="0.330134520364398" calcext:value-type="float">
            <text:p>0.3301345204</text:p>
          </table:table-cell>
          <table:table-cell table:formula="of:=COS([.$A280]/100*PI()) + SIN(([.$A280]/200+1)*PI()) + 0.2*COM.MICROSOFT.NORM.INV(RAND();0;1)" office:value-type="float" office:value="0.200451380690706" calcext:value-type="float">
            <text:p>0.20045138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table:formula="of:=SIN([.$A281]/100*PI()) + 0.2*COM.MICROSOFT.NORM.INV(RAND();0;1)" office:value-type="float" office:value="0.609337551693737" calcext:value-type="float">
            <text:p>0.6093375517</text:p>
          </table:table-cell>
          <table:table-cell table:formula="of:=COS([.$A281]/100*PI()) + SIN(([.$A281]/200+1)*PI()) + 0.2*COM.MICROSOFT.NORM.INV(RAND();0;1)" office:value-type="float" office:value="0.222898256371734" calcext:value-type="float">
            <text:p>0.22289825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.05" calcext:value-type="float">
            <text:p>14.05</text:p>
          </table:table-cell>
          <table:table-cell table:formula="of:=SIN([.$A282]/100*PI()) + 0.2*COM.MICROSOFT.NORM.INV(RAND();0;1)" office:value-type="float" office:value="0.35634263626661" calcext:value-type="float">
            <text:p>0.3563426363</text:p>
          </table:table-cell>
          <table:table-cell table:formula="of:=COS([.$A282]/100*PI()) + SIN(([.$A282]/200+1)*PI()) + 0.2*COM.MICROSOFT.NORM.INV(RAND();0;1)" office:value-type="float" office:value="0.190375017568743" calcext:value-type="float">
            <text:p>0.19037501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1" calcext:value-type="float">
            <text:p>14.1</text:p>
          </table:table-cell>
          <table:table-cell table:formula="of:=SIN([.$A283]/100*PI()) + 0.2*COM.MICROSOFT.NORM.INV(RAND();0;1)" office:value-type="float" office:value="0.56964156145095" calcext:value-type="float">
            <text:p>0.5696415615</text:p>
          </table:table-cell>
          <table:table-cell table:formula="of:=COS([.$A283]/100*PI()) + SIN(([.$A283]/200+1)*PI()) + 0.2*COM.MICROSOFT.NORM.INV(RAND();0;1)" office:value-type="float" office:value="-0.350272982813525" calcext:value-type="float">
            <text:p>-0.35027298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.15" calcext:value-type="float">
            <text:p>14.15</text:p>
          </table:table-cell>
          <table:table-cell table:formula="of:=SIN([.$A284]/100*PI()) + 0.2*COM.MICROSOFT.NORM.INV(RAND();0;1)" office:value-type="float" office:value="0.20915996108349" calcext:value-type="float">
            <text:p>0.2091599611</text:p>
          </table:table-cell>
          <table:table-cell table:formula="of:=COS([.$A284]/100*PI()) + SIN(([.$A284]/200+1)*PI()) + 0.2*COM.MICROSOFT.NORM.INV(RAND();0;1)" office:value-type="float" office:value="0.172535863823699" calcext:value-type="float">
            <text:p>0.1725358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2" calcext:value-type="float">
            <text:p>14.2</text:p>
          </table:table-cell>
          <table:table-cell table:formula="of:=SIN([.$A285]/100*PI()) + 0.2*COM.MICROSOFT.NORM.INV(RAND();0;1)" office:value-type="float" office:value="0.211756464083039" calcext:value-type="float">
            <text:p>0.2117564641</text:p>
          </table:table-cell>
          <table:table-cell table:formula="of:=COS([.$A285]/100*PI()) + SIN(([.$A285]/200+1)*PI()) + 0.2*COM.MICROSOFT.NORM.INV(RAND();0;1)" office:value-type="float" office:value="0.0868601768928743" calcext:value-type="float">
            <text:p>0.08686017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25" calcext:value-type="float">
            <text:p>14.25</text:p>
          </table:table-cell>
          <table:table-cell table:formula="of:=SIN([.$A286]/100*PI()) + 0.2*COM.MICROSOFT.NORM.INV(RAND();0;1)" office:value-type="float" office:value="0.811632946481896" calcext:value-type="float">
            <text:p>0.8116329465</text:p>
          </table:table-cell>
          <table:table-cell table:formula="of:=COS([.$A286]/100*PI()) + SIN(([.$A286]/200+1)*PI()) + 0.2*COM.MICROSOFT.NORM.INV(RAND();0;1)" office:value-type="float" office:value="0.194036833462483" calcext:value-type="float">
            <text:p>0.19403683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.3" calcext:value-type="float">
            <text:p>14.3</text:p>
          </table:table-cell>
          <table:table-cell table:formula="of:=SIN([.$A287]/100*PI()) + 0.2*COM.MICROSOFT.NORM.INV(RAND();0;1)" office:value-type="float" office:value="0.423312372774299" calcext:value-type="float">
            <text:p>0.4233123728</text:p>
          </table:table-cell>
          <table:table-cell table:formula="of:=COS([.$A287]/100*PI()) + SIN(([.$A287]/200+1)*PI()) + 0.2*COM.MICROSOFT.NORM.INV(RAND();0;1)" office:value-type="float" office:value="0.188482227598868" calcext:value-type="float">
            <text:p>0.18848222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35" calcext:value-type="float">
            <text:p>14.35</text:p>
          </table:table-cell>
          <table:table-cell table:formula="of:=SIN([.$A288]/100*PI()) + 0.2*COM.MICROSOFT.NORM.INV(RAND();0;1)" office:value-type="float" office:value="0.288728580340236" calcext:value-type="float">
            <text:p>0.2887285803</text:p>
          </table:table-cell>
          <table:table-cell table:formula="of:=COS([.$A288]/100*PI()) + SIN(([.$A288]/200+1)*PI()) + 0.2*COM.MICROSOFT.NORM.INV(RAND();0;1)" office:value-type="float" office:value="0.352598574074936" calcext:value-type="float">
            <text:p>0.3525985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.4" calcext:value-type="float">
            <text:p>14.4</text:p>
          </table:table-cell>
          <table:table-cell table:formula="of:=SIN([.$A289]/100*PI()) + 0.2*COM.MICROSOFT.NORM.INV(RAND();0;1)" office:value-type="float" office:value="0.458972202715882" calcext:value-type="float">
            <text:p>0.4589722027</text:p>
          </table:table-cell>
          <table:table-cell table:formula="of:=COS([.$A289]/100*PI()) + SIN(([.$A289]/200+1)*PI()) + 0.2*COM.MICROSOFT.NORM.INV(RAND();0;1)" office:value-type="float" office:value="-0.39317505202154" calcext:value-type="float">
            <text:p>-0.393175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.45" calcext:value-type="float">
            <text:p>14.45</text:p>
          </table:table-cell>
          <table:table-cell table:formula="of:=SIN([.$A290]/100*PI()) + 0.2*COM.MICROSOFT.NORM.INV(RAND();0;1)" office:value-type="float" office:value="0.42352331678422" calcext:value-type="float">
            <text:p>0.4235233168</text:p>
          </table:table-cell>
          <table:table-cell table:formula="of:=COS([.$A290]/100*PI()) + SIN(([.$A290]/200+1)*PI()) + 0.2*COM.MICROSOFT.NORM.INV(RAND();0;1)" office:value-type="float" office:value="-0.237220357784147" calcext:value-type="float">
            <text:p>-0.23722035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.5" calcext:value-type="float">
            <text:p>14.5</text:p>
          </table:table-cell>
          <table:table-cell table:formula="of:=SIN([.$A291]/100*PI()) + 0.2*COM.MICROSOFT.NORM.INV(RAND();0;1)" office:value-type="float" office:value="0.352292430244833" calcext:value-type="float">
            <text:p>0.3522924302</text:p>
          </table:table-cell>
          <table:table-cell table:formula="of:=COS([.$A291]/100*PI()) + SIN(([.$A291]/200+1)*PI()) + 0.2*COM.MICROSOFT.NORM.INV(RAND();0;1)" office:value-type="float" office:value="0.0379039509676765" calcext:value-type="float">
            <text:p>0.0379039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55" calcext:value-type="float">
            <text:p>14.55</text:p>
          </table:table-cell>
          <table:table-cell table:formula="of:=SIN([.$A292]/100*PI()) + 0.2*COM.MICROSOFT.NORM.INV(RAND();0;1)" office:value-type="float" office:value="0.260268083287698" calcext:value-type="float">
            <text:p>0.2602680833</text:p>
          </table:table-cell>
          <table:table-cell table:formula="of:=COS([.$A292]/100*PI()) + SIN(([.$A292]/200+1)*PI()) + 0.2*COM.MICROSOFT.NORM.INV(RAND();0;1)" office:value-type="float" office:value="0.165350900133735" calcext:value-type="float">
            <text:p>0.16535090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.6" calcext:value-type="float">
            <text:p>14.6</text:p>
          </table:table-cell>
          <table:table-cell table:formula="of:=SIN([.$A293]/100*PI()) + 0.2*COM.MICROSOFT.NORM.INV(RAND();0;1)" office:value-type="float" office:value="0.328639221152074" calcext:value-type="float">
            <text:p>0.3286392212</text:p>
          </table:table-cell>
          <table:table-cell table:formula="of:=COS([.$A293]/100*PI()) + SIN(([.$A293]/200+1)*PI()) + 0.2*COM.MICROSOFT.NORM.INV(RAND();0;1)" office:value-type="float" office:value="0.138709153095899" calcext:value-type="float">
            <text:p>0.13870915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.65" calcext:value-type="float">
            <text:p>14.65</text:p>
          </table:table-cell>
          <table:table-cell table:formula="of:=SIN([.$A294]/100*PI()) + 0.2*COM.MICROSOFT.NORM.INV(RAND();0;1)" office:value-type="float" office:value="0.108004185995642" calcext:value-type="float">
            <text:p>0.108004186</text:p>
          </table:table-cell>
          <table:table-cell table:formula="of:=COS([.$A294]/100*PI()) + SIN(([.$A294]/200+1)*PI()) + 0.2*COM.MICROSOFT.NORM.INV(RAND();0;1)" office:value-type="float" office:value="-0.148978093186989" calcext:value-type="float">
            <text:p>-0.14897809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.7" calcext:value-type="float">
            <text:p>14.7</text:p>
          </table:table-cell>
          <table:table-cell table:formula="of:=SIN([.$A295]/100*PI()) + 0.2*COM.MICROSOFT.NORM.INV(RAND();0;1)" office:value-type="float" office:value="0.038150117592986" calcext:value-type="float">
            <text:p>0.0381501176</text:p>
          </table:table-cell>
          <table:table-cell table:formula="of:=COS([.$A295]/100*PI()) + SIN(([.$A295]/200+1)*PI()) + 0.2*COM.MICROSOFT.NORM.INV(RAND();0;1)" office:value-type="float" office:value="-0.0836030893058535" calcext:value-type="float">
            <text:p>-0.08360308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.75" calcext:value-type="float">
            <text:p>14.75</text:p>
          </table:table-cell>
          <table:table-cell table:formula="of:=SIN([.$A296]/100*PI()) + 0.2*COM.MICROSOFT.NORM.INV(RAND();0;1)" office:value-type="float" office:value="0.237922312302799" calcext:value-type="float">
            <text:p>0.2379223123</text:p>
          </table:table-cell>
          <table:table-cell table:formula="of:=COS([.$A296]/100*PI()) + SIN(([.$A296]/200+1)*PI()) + 0.2*COM.MICROSOFT.NORM.INV(RAND();0;1)" office:value-type="float" office:value="0.153138388782361" calcext:value-type="float">
            <text:p>0.15313838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.8" calcext:value-type="float">
            <text:p>14.8</text:p>
          </table:table-cell>
          <table:table-cell table:formula="of:=SIN([.$A297]/100*PI()) + 0.2*COM.MICROSOFT.NORM.INV(RAND();0;1)" office:value-type="float" office:value="0.479287756115908" calcext:value-type="float">
            <text:p>0.4792877561</text:p>
          </table:table-cell>
          <table:table-cell table:formula="of:=COS([.$A297]/100*PI()) + SIN(([.$A297]/200+1)*PI()) + 0.2*COM.MICROSOFT.NORM.INV(RAND();0;1)" office:value-type="float" office:value="0.0450802475673884" calcext:value-type="float">
            <text:p>0.04508024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85" calcext:value-type="float">
            <text:p>14.85</text:p>
          </table:table-cell>
          <table:table-cell table:formula="of:=SIN([.$A298]/100*PI()) + 0.2*COM.MICROSOFT.NORM.INV(RAND();0;1)" office:value-type="float" office:value="-0.193842171396121" calcext:value-type="float">
            <text:p>-0.1938421714</text:p>
          </table:table-cell>
          <table:table-cell table:formula="of:=COS([.$A298]/100*PI()) + SIN(([.$A298]/200+1)*PI()) + 0.2*COM.MICROSOFT.NORM.INV(RAND();0;1)" office:value-type="float" office:value="-0.201763742717112" calcext:value-type="float">
            <text:p>-0.20176374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.9" calcext:value-type="float">
            <text:p>14.9</text:p>
          </table:table-cell>
          <table:table-cell table:formula="of:=SIN([.$A299]/100*PI()) + 0.2*COM.MICROSOFT.NORM.INV(RAND();0;1)" office:value-type="float" office:value="0.338219799279959" calcext:value-type="float">
            <text:p>0.3382197993</text:p>
          </table:table-cell>
          <table:table-cell table:formula="of:=COS([.$A299]/100*PI()) + SIN(([.$A299]/200+1)*PI()) + 0.2*COM.MICROSOFT.NORM.INV(RAND();0;1)" office:value-type="float" office:value="0.153267121766246" calcext:value-type="float">
            <text:p>0.1532671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.95" calcext:value-type="float">
            <text:p>14.95</text:p>
          </table:table-cell>
          <table:table-cell table:formula="of:=SIN([.$A300]/100*PI()) + 0.2*COM.MICROSOFT.NORM.INV(RAND();0;1)" office:value-type="float" office:value="-0.0458317219660258" calcext:value-type="float">
            <text:p>-0.045831722</text:p>
          </table:table-cell>
          <table:table-cell table:formula="of:=COS([.$A300]/100*PI()) + SIN(([.$A300]/200+1)*PI()) + 0.2*COM.MICROSOFT.NORM.INV(RAND();0;1)" office:value-type="float" office:value="-0.524307504151207" calcext:value-type="float">
            <text:p>-0.52430750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table:formula="of:=SIN([.$A301]/100*PI()) + 0.2*COM.MICROSOFT.NORM.INV(RAND();0;1)" office:value-type="float" office:value="0.0876684618625711" calcext:value-type="float">
            <text:p>0.0876684619</text:p>
          </table:table-cell>
          <table:table-cell table:formula="of:=COS([.$A301]/100*PI()) + SIN(([.$A301]/200+1)*PI()) + 0.2*COM.MICROSOFT.NORM.INV(RAND();0;1)" office:value-type="float" office:value="-0.111440634742036" calcext:value-type="float">
            <text:p>-0.11144063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.05" calcext:value-type="float">
            <text:p>15.05</text:p>
          </table:table-cell>
          <table:table-cell table:formula="of:=SIN([.$A302]/100*PI()) + 0.2*COM.MICROSOFT.NORM.INV(RAND();0;1)" office:value-type="float" office:value="0.0103356138387581" calcext:value-type="float">
            <text:p>0.0103356138</text:p>
          </table:table-cell>
          <table:table-cell table:formula="of:=COS([.$A302]/100*PI()) + SIN(([.$A302]/200+1)*PI()) + 0.2*COM.MICROSOFT.NORM.INV(RAND();0;1)" office:value-type="float" office:value="-0.0776193869483406" calcext:value-type="float">
            <text:p>-0.07761938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00/00/00</text:date>, <text:time style:data-style-name="N2" text:time-value="22:45:40.26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22:45:42.338000000</meta:creation-date>
    <meta:editing-duration>PT4M9S</meta:editing-duration>
    <meta:editing-cycles>4</meta:editing-cycles>
    <meta:generator>LibreOffice/5.1.2.2$Windows_x86 LibreOffice_project/d3bf12ecb743fc0d20e0be0c58ca359301eb705f</meta:generator>
    <dc:date>2016-05-14T22:49:51.145000000</dc:date>
    <meta:document-statistic meta:table-count="1" meta:cell-count="18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732cm" svg:height="13.202cm" xlink:href=".." xlink:type="simple" chart:class="chart:scatter" chart:style-name="ch1">
        <chart:legend chart:legend-position="end" svg:x="16.25cm" svg:y="5.306cm" style:legend-expansion="high" chart:style-name="ch2"/>
        <chart:plot-area chart:style-name="ch3" table:cell-range-address="Sheet1.A1:Sheet1.F302" chart:data-source-has-labels="row" svg:x="0.374cm" svg:y="0.264cm" svg:width="15.502cm" svg:height="12.674cm">
          <chartooo:coordinate-region svg:x="0.916cm" svg:y="0.463cm" svg:width="14.338cm" svg:height="12.2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302" chart:label-cell-address="Sheet1.B1:Sheet1.B1" chart:class="chart:scatter">
            <chart:domain table:cell-range-address="Sheet1.A2:Sheet1.A302"/>
            <chart:data-point chart:repeated="301"/>
          </chart:series>
          <chart:series chart:attached-axis="primary-y" chart:style-name="ch8" chart:values-cell-range-address="Sheet1.C2:Sheet1.C302" chart:label-cell-address="Sheet1.C1:Sheet1.C1" chart:class="chart:scatter">
            <chart:data-point chart:repeated="301"/>
          </chart:series>
          <chart:series chart:attached-axis="primary-y" chart:style-name="ch9" chart:values-cell-range-address="Sheet1.D2:Sheet1.D302" chart:label-cell-address="Sheet1.D1:Sheet1.D1" chart:class="chart:scatter">
            <chart:data-point chart:repeated="301"/>
          </chart:series>
          <chart:series chart:attached-axis="primary-y" chart:style-name="ch10" chart:values-cell-range-address="Sheet1.E2:Sheet1.E302" chart:label-cell-address="Sheet1.E1:Sheet1.E1" chart:class="chart:scatter">
            <chart:data-point chart:repeated="107"/>
            <chart:data-point chart:style-name="ch11"/>
            <chart:data-point chart:repeated="30"/>
            <chart:data-point chart:style-name="ch11"/>
            <chart:data-point chart:repeated="162"/>
          </chart:series>
          <chart:series chart:attached-axis="primary-y" chart:style-name="ch12" chart:values-cell-range-address="Sheet1.F2:Sheet1.F302" chart:label-cell-address="Sheet1.F1:Sheet1.F1" chart:class="chart:scatter">
            <chart:data-point chart:repeated="3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  <table:table-cell office:value-type="string">
                <text:p>value1</text:p>
                <draw:g>
                  <svg:desc>Sheet1.C1:Sheet1.C1</svg:desc>
                </draw:g>
              </table:table-cell>
              <table:table-cell office:value-type="string">
                <text:p>value2</text:p>
                <draw:g>
                  <svg:desc>Sheet1.D1:Sheet1.D1</svg:desc>
                </draw:g>
              </table:table-cell>
              <table:table-cell office:value-type="string">
                <text:p>trigger1</text:p>
                <draw:g>
                  <svg:desc>Sheet1.E1:Sheet1.E1</svg:desc>
                </draw:g>
              </table:table-cell>
              <table:table-cell office:value-type="string">
                <text:p>trigger2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02</svg:desc>
                </draw:g>
              </table:table-cell>
              <table:table-cell office:value-type="float" office:value="0.05">
                <text:p>0.05</text:p>
                <draw:g>
                  <svg:desc>Sheet1.B2:Sheet1.B302</svg:desc>
                </draw:g>
              </table:table-cell>
              <table:table-cell office:value-type="float" office:value="0.0124438850167797">
                <text:p>0.0124438850167797</text:p>
                <draw:g>
                  <svg:desc>Sheet1.C2:Sheet1.C302</svg:desc>
                </draw:g>
              </table:table-cell>
              <table:table-cell office:value-type="float" office:value="0.57247565065162">
                <text:p>0.57247565065162</text:p>
                <draw:g>
                  <svg:desc>Sheet1.D2:Sheet1.D302</svg:desc>
                </draw:g>
              </table:table-cell>
              <table:table-cell office:value-type="float" office:value="0">
                <text:p>0</text:p>
                <draw:g>
                  <svg:desc>Sheet1.E2:Sheet1.E302</svg:desc>
                </draw:g>
              </table:table-cell>
              <table:table-cell office:value-type="float" office:value="0">
                <text:p>0</text:p>
                <draw:g>
                  <svg:desc>Sheet1.F2:Sheet1.F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354021699314237">
                <text:p>0.354021699314237</text:p>
              </table:table-cell>
              <table:table-cell office:value-type="float" office:value="1.03629068845021">
                <text:p>1.03629068845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234834810330628">
                <text:p>0.234834810330628</text:p>
              </table:table-cell>
              <table:table-cell office:value-type="float" office:value="1.164659198425">
                <text:p>1.164659198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14181618188509">
                <text:p>0.0414181618188509</text:p>
              </table:table-cell>
              <table:table-cell office:value-type="float" office:value="0.87604437686223">
                <text:p>0.87604437686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153082312533481">
                <text:p>0.153082312533481</text:p>
              </table:table-cell>
              <table:table-cell office:value-type="float" office:value="0.937751596016493">
                <text:p>0.937751596016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385429057473168">
                <text:p>0.385429057473168</text:p>
              </table:table-cell>
              <table:table-cell office:value-type="float" office:value="1.0500845776144">
                <text:p>1.0500845776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0.100450506745338">
                <text:p>0.100450506745338</text:p>
              </table:table-cell>
              <table:table-cell office:value-type="float" office:value="0.906244363208798">
                <text:p>0.906244363208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237578272689481">
                <text:p>0.237578272689481</text:p>
              </table:table-cell>
              <table:table-cell office:value-type="float" office:value="0.563937260491373">
                <text:p>0.56393726049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5">
                <text:p>0.45</text:p>
              </table:table-cell>
              <table:table-cell office:value-type="float" office:value="0.248183186213551">
                <text:p>0.248183186213551</text:p>
              </table:table-cell>
              <table:table-cell office:value-type="float" office:value="1.07481198289081">
                <text:p>1.074811982890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36983548048734">
                <text:p>0.36983548048734</text:p>
              </table:table-cell>
              <table:table-cell office:value-type="float" office:value="0.74938347698856">
                <text:p>0.74938347698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736239166604698">
                <text:p>0.736239166604698</text:p>
              </table:table-cell>
              <table:table-cell office:value-type="float" office:value="0.783206689357475">
                <text:p>0.78320668935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391289129939883">
                <text:p>0.391289129939883</text:p>
              </table:table-cell>
              <table:table-cell office:value-type="float" office:value="0.683667488385602">
                <text:p>0.683667488385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379395822578354">
                <text:p>0.379395822578354</text:p>
              </table:table-cell>
              <table:table-cell office:value-type="float" office:value="0.710495693803865">
                <text:p>0.71049569380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698685342471278">
                <text:p>0.698685342471278</text:p>
              </table:table-cell>
              <table:table-cell office:value-type="float" office:value="0.876599043579901">
                <text:p>0.876599043579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5">
                <text:p>0.75</text:p>
              </table:table-cell>
              <table:table-cell office:value-type="float" office:value="0.414873836873362">
                <text:p>0.414873836873362</text:p>
              </table:table-cell>
              <table:table-cell office:value-type="float" office:value="0.481735306465909">
                <text:p>0.481735306465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489482009734923">
                <text:p>0.489482009734923</text:p>
              </table:table-cell>
              <table:table-cell office:value-type="float" office:value="0.908398012395428">
                <text:p>0.908398012395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0.365677316504461">
                <text:p>0.365677316504461</text:p>
              </table:table-cell>
              <table:table-cell office:value-type="float" office:value="0.432147297151414">
                <text:p>0.432147297151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0.494861128921095">
                <text:p>0.494861128921095</text:p>
              </table:table-cell>
              <table:table-cell office:value-type="float" office:value="0.387346805479159">
                <text:p>0.387346805479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">
                <text:p>0.95</text:p>
              </table:table-cell>
              <table:table-cell office:value-type="float" office:value="0.719703142812859">
                <text:p>0.719703142812859</text:p>
              </table:table-cell>
              <table:table-cell office:value-type="float" office:value="0.421327708879297">
                <text:p>0.421327708879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236279603649819">
                <text:p>0.236279603649819</text:p>
              </table:table-cell>
              <table:table-cell office:value-type="float" office:value="0.48400636777724">
                <text:p>0.48400636777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0.222090095964765">
                <text:p>0.222090095964765</text:p>
              </table:table-cell>
              <table:table-cell office:value-type="float" office:value="0.752760612618631">
                <text:p>0.752760612618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1">
                <text:p>1.1</text:p>
              </table:table-cell>
              <table:table-cell office:value-type="float" office:value="0.479180498999713">
                <text:p>0.479180498999713</text:p>
              </table:table-cell>
              <table:table-cell office:value-type="float" office:value="0.498265064735393">
                <text:p>0.498265064735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.15">
                <text:p>1.15</text:p>
              </table:table-cell>
              <table:table-cell office:value-type="float" office:value="0.668728806831195">
                <text:p>0.668728806831195</text:p>
              </table:table-cell>
              <table:table-cell office:value-type="float" office:value="0.141240474765971">
                <text:p>0.141240474765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.2">
                <text:p>1.2</text:p>
              </table:table-cell>
              <table:table-cell office:value-type="float" office:value="0.732765971416557">
                <text:p>0.732765971416557</text:p>
              </table:table-cell>
              <table:table-cell office:value-type="float" office:value="0.201500543653984">
                <text:p>0.201500543653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.25">
                <text:p>1.25</text:p>
              </table:table-cell>
              <table:table-cell office:value-type="float" office:value="0.60588176066345">
                <text:p>0.60588176066345</text:p>
              </table:table-cell>
              <table:table-cell office:value-type="float" office:value="0.279885482862151">
                <text:p>0.279885482862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935054454369518">
                <text:p>0.935054454369518</text:p>
              </table:table-cell>
              <table:table-cell office:value-type="float" office:value="0.411439870463175">
                <text:p>0.411439870463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35">
                <text:p>1.35</text:p>
              </table:table-cell>
              <table:table-cell office:value-type="float" office:value="0.650061621897912">
                <text:p>0.650061621897912</text:p>
              </table:table-cell>
              <table:table-cell office:value-type="float" office:value="0.358671332038104">
                <text:p>0.358671332038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4">
                <text:p>1.4</text:p>
              </table:table-cell>
              <table:table-cell office:value-type="float" office:value="0.807940355808357">
                <text:p>0.807940355808357</text:p>
              </table:table-cell>
              <table:table-cell office:value-type="float" office:value="0.204302137169868">
                <text:p>0.204302137169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45">
                <text:p>1.45</text:p>
              </table:table-cell>
              <table:table-cell office:value-type="float" office:value="0.824222248774284">
                <text:p>0.824222248774284</text:p>
              </table:table-cell>
              <table:table-cell office:value-type="float" office:value="0.230893505428894">
                <text:p>0.230893505428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">
                <text:p>1.5</text:p>
              </table:table-cell>
              <table:table-cell office:value-type="float" office:value="0.802330812836973">
                <text:p>0.802330812836973</text:p>
              </table:table-cell>
              <table:table-cell office:value-type="float" office:value="0.0201377701796813">
                <text:p>0.0201377701796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0.649513573948793">
                <text:p>0.649513573948793</text:p>
              </table:table-cell>
              <table:table-cell office:value-type="float" office:value="0.0058547268643801">
                <text:p>0.0058547268643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941828647823944">
                <text:p>0.941828647823944</text:p>
              </table:table-cell>
              <table:table-cell office:value-type="float" office:value="0.209037250893946">
                <text:p>0.209037250893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65">
                <text:p>1.65</text:p>
              </table:table-cell>
              <table:table-cell office:value-type="float" office:value="0.950432636905294">
                <text:p>0.950432636905294</text:p>
              </table:table-cell>
              <table:table-cell office:value-type="float" office:value="0.0894665074706809">
                <text:p>0.0894665074706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7">
                <text:p>1.7</text:p>
              </table:table-cell>
              <table:table-cell office:value-type="float" office:value="0.927739893851269">
                <text:p>0.927739893851269</text:p>
              </table:table-cell>
              <table:table-cell office:value-type="float" office:value="-0.171831367229423">
                <text:p>-0.171831367229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75">
                <text:p>1.75</text:p>
              </table:table-cell>
              <table:table-cell office:value-type="float" office:value="0.96273574691356">
                <text:p>0.96273574691356</text:p>
              </table:table-cell>
              <table:table-cell office:value-type="float" office:value="-0.329272840648266">
                <text:p>-0.329272840648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0.598168333246401">
                <text:p>0.598168333246401</text:p>
              </table:table-cell>
              <table:table-cell office:value-type="float" office:value="-0.124425108025924">
                <text:p>-0.124425108025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85">
                <text:p>1.85</text:p>
              </table:table-cell>
              <table:table-cell office:value-type="float" office:value="1.17113695579298">
                <text:p>1.17113695579298</text:p>
              </table:table-cell>
              <table:table-cell office:value-type="float" office:value="-0.169036996543951">
                <text:p>-0.169036996543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9">
                <text:p>1.9</text:p>
              </table:table-cell>
              <table:table-cell office:value-type="float" office:value="1.07528042448602">
                <text:p>1.07528042448602</text:p>
              </table:table-cell>
              <table:table-cell office:value-type="float" office:value="-0.140396362916899">
                <text:p>-0.140396362916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95">
                <text:p>1.95</text:p>
              </table:table-cell>
              <table:table-cell office:value-type="float" office:value="1.09974767728937">
                <text:p>1.09974767728937</text:p>
              </table:table-cell>
              <table:table-cell office:value-type="float" office:value="0.0374746128469755">
                <text:p>0.0374746128469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1.14513640573928">
                <text:p>1.14513640573928</text:p>
              </table:table-cell>
              <table:table-cell office:value-type="float" office:value="-0.338424998309941">
                <text:p>-0.338424998309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1.09355328153252">
                <text:p>1.09355328153252</text:p>
              </table:table-cell>
              <table:table-cell office:value-type="float" office:value="-0.32414051339322">
                <text:p>-0.32414051339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1">
                <text:p>2.1</text:p>
              </table:table-cell>
              <table:table-cell office:value-type="float" office:value="0.758348641684859">
                <text:p>0.758348641684859</text:p>
              </table:table-cell>
              <table:table-cell office:value-type="float" office:value="-0.513120916466634">
                <text:p>-0.513120916466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15">
                <text:p>2.15</text:p>
              </table:table-cell>
              <table:table-cell office:value-type="float" office:value="0.991172448399157">
                <text:p>0.991172448399157</text:p>
              </table:table-cell>
              <table:table-cell office:value-type="float" office:value="-0.352890658888679">
                <text:p>-0.352890658888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2">
                <text:p>2.2</text:p>
              </table:table-cell>
              <table:table-cell office:value-type="float" office:value="0.776081840942881">
                <text:p>0.776081840942881</text:p>
              </table:table-cell>
              <table:table-cell office:value-type="float" office:value="-0.789895135750321">
                <text:p>-0.789895135750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25">
                <text:p>2.25</text:p>
              </table:table-cell>
              <table:table-cell office:value-type="float" office:value="1.01623085919926">
                <text:p>1.01623085919926</text:p>
              </table:table-cell>
              <table:table-cell office:value-type="float" office:value="-0.324776486578479">
                <text:p>-0.324776486578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3">
                <text:p>2.3</text:p>
              </table:table-cell>
              <table:table-cell office:value-type="float" office:value="1.14106533485965">
                <text:p>1.14106533485965</text:p>
              </table:table-cell>
              <table:table-cell office:value-type="float" office:value="-0.68520945950035">
                <text:p>-0.68520945950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35">
                <text:p>2.35</text:p>
              </table:table-cell>
              <table:table-cell office:value-type="float" office:value="1.16296406597132">
                <text:p>1.16296406597132</text:p>
              </table:table-cell>
              <table:table-cell office:value-type="float" office:value="-0.628298709817824">
                <text:p>-0.628298709817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4">
                <text:p>2.4</text:p>
              </table:table-cell>
              <table:table-cell office:value-type="float" office:value="0.88588325339254">
                <text:p>0.88588325339254</text:p>
              </table:table-cell>
              <table:table-cell office:value-type="float" office:value="-0.763575779943272">
                <text:p>-0.763575779943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45">
                <text:p>2.45</text:p>
              </table:table-cell>
              <table:table-cell office:value-type="float" office:value="0.877590428271077">
                <text:p>0.877590428271077</text:p>
              </table:table-cell>
              <table:table-cell office:value-type="float" office:value="-0.223136416952073">
                <text:p>-0.223136416952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.5">
                <text:p>2.5</text:p>
              </table:table-cell>
              <table:table-cell office:value-type="float" office:value="1.40340277060986">
                <text:p>1.40340277060986</text:p>
              </table:table-cell>
              <table:table-cell office:value-type="float" office:value="-0.704370083168374">
                <text:p>-0.704370083168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.55">
                <text:p>2.55</text:p>
              </table:table-cell>
              <table:table-cell office:value-type="float" office:value="0.806514776208407">
                <text:p>0.806514776208407</text:p>
              </table:table-cell>
              <table:table-cell office:value-type="float" office:value="-0.69603234577631">
                <text:p>-0.69603234577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6">
                <text:p>2.6</text:p>
              </table:table-cell>
              <table:table-cell office:value-type="float" office:value="0.864101665879333">
                <text:p>0.864101665879333</text:p>
              </table:table-cell>
              <table:table-cell office:value-type="float" office:value="-0.956536085509381">
                <text:p>-0.956536085509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65">
                <text:p>2.65</text:p>
              </table:table-cell>
              <table:table-cell office:value-type="float" office:value="0.856581437300365">
                <text:p>0.856581437300365</text:p>
              </table:table-cell>
              <table:table-cell office:value-type="float" office:value="-0.653649838509373">
                <text:p>-0.653649838509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7">
                <text:p>2.7</text:p>
              </table:table-cell>
              <table:table-cell office:value-type="float" office:value="1.14986161534375">
                <text:p>1.14986161534375</text:p>
              </table:table-cell>
              <table:table-cell office:value-type="float" office:value="-0.688293908878434">
                <text:p>-0.688293908878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.75">
                <text:p>2.75</text:p>
              </table:table-cell>
              <table:table-cell office:value-type="float" office:value="1.07392685525101">
                <text:p>1.07392685525101</text:p>
              </table:table-cell>
              <table:table-cell office:value-type="float" office:value="-0.601229079173253">
                <text:p>-0.601229079173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8">
                <text:p>2.8</text:p>
              </table:table-cell>
              <table:table-cell office:value-type="float" office:value="1.05014185760663">
                <text:p>1.05014185760663</text:p>
              </table:table-cell>
              <table:table-cell office:value-type="float" office:value="-0.949954577433731">
                <text:p>-0.949954577433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.85">
                <text:p>2.85</text:p>
              </table:table-cell>
              <table:table-cell office:value-type="float" office:value="0.687046239312583">
                <text:p>0.687046239312583</text:p>
              </table:table-cell>
              <table:table-cell office:value-type="float" office:value="-0.762913899404735">
                <text:p>-0.762913899404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.9">
                <text:p>2.9</text:p>
              </table:table-cell>
              <table:table-cell office:value-type="float" office:value="1.076424018503">
                <text:p>1.076424018503</text:p>
              </table:table-cell>
              <table:table-cell office:value-type="float" office:value="-0.698260087831349">
                <text:p>-0.698260087831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.95">
                <text:p>2.95</text:p>
              </table:table-cell>
              <table:table-cell office:value-type="float" office:value="0.568182369262174">
                <text:p>0.568182369262174</text:p>
              </table:table-cell>
              <table:table-cell office:value-type="float" office:value="-1.34348741403107">
                <text:p>-1.34348741403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0.828199434545647">
                <text:p>0.828199434545647</text:p>
              </table:table-cell>
              <table:table-cell office:value-type="float" office:value="-1.20707680475609">
                <text:p>-1.20707680475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05">
                <text:p>3.05</text:p>
              </table:table-cell>
              <table:table-cell office:value-type="float" office:value="1.22042352888881">
                <text:p>1.22042352888881</text:p>
              </table:table-cell>
              <table:table-cell office:value-type="float" office:value="-1.07443040034909">
                <text:p>-1.07443040034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1">
                <text:p>3.1</text:p>
              </table:table-cell>
              <table:table-cell office:value-type="float" office:value="1.21678024750665">
                <text:p>1.21678024750665</text:p>
              </table:table-cell>
              <table:table-cell office:value-type="float" office:value="-1.24043006149001">
                <text:p>-1.24043006149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15">
                <text:p>3.15</text:p>
              </table:table-cell>
              <table:table-cell office:value-type="float" office:value="0.961909800532258">
                <text:p>0.961909800532258</text:p>
              </table:table-cell>
              <table:table-cell office:value-type="float" office:value="-1.4350582356013">
                <text:p>-1.4350582356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2">
                <text:p>3.2</text:p>
              </table:table-cell>
              <table:table-cell office:value-type="float" office:value="0.663740212829491">
                <text:p>0.663740212829491</text:p>
              </table:table-cell>
              <table:table-cell office:value-type="float" office:value="-1.13932307668444">
                <text:p>-1.13932307668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.25">
                <text:p>3.25</text:p>
              </table:table-cell>
              <table:table-cell office:value-type="float" office:value="1.06384274138134">
                <text:p>1.06384274138134</text:p>
              </table:table-cell>
              <table:table-cell office:value-type="float" office:value="-1.06282925101367">
                <text:p>-1.06282925101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3">
                <text:p>3.3</text:p>
              </table:table-cell>
              <table:table-cell office:value-type="float" office:value="1.0381083039624">
                <text:p>1.0381083039624</text:p>
              </table:table-cell>
              <table:table-cell office:value-type="float" office:value="-1.29318138461555">
                <text:p>-1.29318138461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35">
                <text:p>3.35</text:p>
              </table:table-cell>
              <table:table-cell office:value-type="float" office:value="0.607959210331305">
                <text:p>0.607959210331305</text:p>
              </table:table-cell>
              <table:table-cell office:value-type="float" office:value="-1.45520590887695">
                <text:p>-1.45520590887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4">
                <text:p>3.4</text:p>
              </table:table-cell>
              <table:table-cell office:value-type="float" office:value="0.803465304965714">
                <text:p>0.803465304965714</text:p>
              </table:table-cell>
              <table:table-cell office:value-type="float" office:value="-1.47593008057667">
                <text:p>-1.47593008057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5">
                <text:p>3.45</text:p>
              </table:table-cell>
              <table:table-cell office:value-type="float" office:value="1.12666630634516">
                <text:p>1.12666630634516</text:p>
              </table:table-cell>
              <table:table-cell office:value-type="float" office:value="-0.82195575549527">
                <text:p>-0.821955755495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0.713289086095325">
                <text:p>0.713289086095325</text:p>
              </table:table-cell>
              <table:table-cell office:value-type="float" office:value="-1.32040946273345">
                <text:p>-1.320409462733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55">
                <text:p>3.55</text:p>
              </table:table-cell>
              <table:table-cell office:value-type="float" office:value="0.627518310580284">
                <text:p>0.627518310580284</text:p>
              </table:table-cell>
              <table:table-cell office:value-type="float" office:value="-1.66767287643532">
                <text:p>-1.667672876435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6">
                <text:p>3.6</text:p>
              </table:table-cell>
              <table:table-cell office:value-type="float" office:value="0.651389601653122">
                <text:p>0.651389601653122</text:p>
              </table:table-cell>
              <table:table-cell office:value-type="float" office:value="-1.45736114878312">
                <text:p>-1.457361148783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65">
                <text:p>3.65</text:p>
              </table:table-cell>
              <table:table-cell office:value-type="float" office:value="0.795836572208443">
                <text:p>0.795836572208443</text:p>
              </table:table-cell>
              <table:table-cell office:value-type="float" office:value="-1.64317569220727">
                <text:p>-1.643175692207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.7">
                <text:p>3.7</text:p>
              </table:table-cell>
              <table:table-cell office:value-type="float" office:value="0.959213893358244">
                <text:p>0.959213893358244</text:p>
              </table:table-cell>
              <table:table-cell office:value-type="float" office:value="-1.6093233097812">
                <text:p>-1.60932330978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75">
                <text:p>3.75</text:p>
              </table:table-cell>
              <table:table-cell office:value-type="float" office:value="0.548856713781674">
                <text:p>0.548856713781674</text:p>
              </table:table-cell>
              <table:table-cell office:value-type="float" office:value="-1.52727143288098">
                <text:p>-1.527271432880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8">
                <text:p>3.8</text:p>
              </table:table-cell>
              <table:table-cell office:value-type="float" office:value="0.816555303666027">
                <text:p>0.816555303666027</text:p>
              </table:table-cell>
              <table:table-cell office:value-type="float" office:value="-1.27716877300181">
                <text:p>-1.27716877300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85">
                <text:p>3.85</text:p>
              </table:table-cell>
              <table:table-cell office:value-type="float" office:value="0.863736638260789">
                <text:p>0.863736638260789</text:p>
              </table:table-cell>
              <table:table-cell office:value-type="float" office:value="-1.57982814822665">
                <text:p>-1.57982814822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9">
                <text:p>3.9</text:p>
              </table:table-cell>
              <table:table-cell office:value-type="float" office:value="0.503104580309286">
                <text:p>0.503104580309286</text:p>
              </table:table-cell>
              <table:table-cell office:value-type="float" office:value="-1.42702881649">
                <text:p>-1.427028816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95">
                <text:p>3.95</text:p>
              </table:table-cell>
              <table:table-cell office:value-type="float" office:value="0.745277776259083">
                <text:p>0.745277776259083</text:p>
              </table:table-cell>
              <table:table-cell office:value-type="float" office:value="-1.68077445362258">
                <text:p>-1.680774453622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533059825929864">
                <text:p>0.533059825929864</text:p>
              </table:table-cell>
              <table:table-cell office:value-type="float" office:value="-1.78911455096586">
                <text:p>-1.789114550965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05">
                <text:p>4.05</text:p>
              </table:table-cell>
              <table:table-cell office:value-type="float" office:value="0.757051648087965">
                <text:p>0.757051648087965</text:p>
              </table:table-cell>
              <table:table-cell office:value-type="float" office:value="-1.72763550059492">
                <text:p>-1.727635500594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.1">
                <text:p>4.1</text:p>
              </table:table-cell>
              <table:table-cell office:value-type="float" office:value="0.514223808003375">
                <text:p>0.514223808003375</text:p>
              </table:table-cell>
              <table:table-cell office:value-type="float" office:value="-1.70024563376901">
                <text:p>-1.70024563376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.15">
                <text:p>4.15</text:p>
              </table:table-cell>
              <table:table-cell office:value-type="float" office:value="0.452780896733027">
                <text:p>0.452780896733027</text:p>
              </table:table-cell>
              <table:table-cell office:value-type="float" office:value="-2.04766375536414">
                <text:p>-2.047663755364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.2">
                <text:p>4.2</text:p>
              </table:table-cell>
              <table:table-cell office:value-type="float" office:value="0.663422646006252">
                <text:p>0.663422646006252</text:p>
              </table:table-cell>
              <table:table-cell office:value-type="float" office:value="-1.94565705742825">
                <text:p>-1.945657057428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.25">
                <text:p>4.25</text:p>
              </table:table-cell>
              <table:table-cell office:value-type="float" office:value="0.478604895775822">
                <text:p>0.478604895775822</text:p>
              </table:table-cell>
              <table:table-cell office:value-type="float" office:value="-2.25145322614982">
                <text:p>-2.251453226149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.3">
                <text:p>4.3</text:p>
              </table:table-cell>
              <table:table-cell office:value-type="float" office:value="0.486414066726353">
                <text:p>0.486414066726353</text:p>
              </table:table-cell>
              <table:table-cell office:value-type="float" office:value="-1.83590073937691">
                <text:p>-1.835900739376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.35">
                <text:p>4.35</text:p>
              </table:table-cell>
              <table:table-cell office:value-type="float" office:value="0.337673542193899">
                <text:p>0.337673542193899</text:p>
              </table:table-cell>
              <table:table-cell office:value-type="float" office:value="-1.73282543576416">
                <text:p>-1.732825435764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.4">
                <text:p>4.4</text:p>
              </table:table-cell>
              <table:table-cell office:value-type="float" office:value="0.737135830521668">
                <text:p>0.737135830521668</text:p>
              </table:table-cell>
              <table:table-cell office:value-type="float" office:value="-2.21018752749255">
                <text:p>-2.210187527492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.45">
                <text:p>4.45</text:p>
              </table:table-cell>
              <table:table-cell office:value-type="float" office:value="0.560437288340445">
                <text:p>0.560437288340445</text:p>
              </table:table-cell>
              <table:table-cell office:value-type="float" office:value="-2.25965550597403">
                <text:p>-2.259655505974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5">
                <text:p>4.5</text:p>
              </table:table-cell>
              <table:table-cell office:value-type="float" office:value="0.438635365709996">
                <text:p>0.438635365709996</text:p>
              </table:table-cell>
              <table:table-cell office:value-type="float" office:value="-2.01409180795897">
                <text:p>-2.01409180795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.55">
                <text:p>4.55</text:p>
              </table:table-cell>
              <table:table-cell office:value-type="float" office:value="0.492733045479233">
                <text:p>0.492733045479233</text:p>
              </table:table-cell>
              <table:table-cell office:value-type="float" office:value="-1.81983448128982">
                <text:p>-1.819834481289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.6">
                <text:p>4.6</text:p>
              </table:table-cell>
              <table:table-cell office:value-type="float" office:value="0.393692276822285">
                <text:p>0.393692276822285</text:p>
              </table:table-cell>
              <table:table-cell office:value-type="float" office:value="-1.81762663209589">
                <text:p>-1.817626632095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.65">
                <text:p>4.65</text:p>
              </table:table-cell>
              <table:table-cell office:value-type="float" office:value="0.484859983686476">
                <text:p>0.484859983686476</text:p>
              </table:table-cell>
              <table:table-cell office:value-type="float" office:value="-2.17997571136707">
                <text:p>-2.179975711367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7">
                <text:p>4.7</text:p>
              </table:table-cell>
              <table:table-cell office:value-type="float" office:value="-0.173266499214638">
                <text:p>-0.173266499214638</text:p>
              </table:table-cell>
              <table:table-cell office:value-type="float" office:value="-1.76562838029034">
                <text:p>-1.765628380290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.75">
                <text:p>4.75</text:p>
              </table:table-cell>
              <table:table-cell office:value-type="float" office:value="0.22687733369984">
                <text:p>0.22687733369984</text:p>
              </table:table-cell>
              <table:table-cell office:value-type="float" office:value="-1.86442667381416">
                <text:p>-1.864426673814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8">
                <text:p>4.8</text:p>
              </table:table-cell>
              <table:table-cell office:value-type="float" office:value="0.103002278329246">
                <text:p>0.103002278329246</text:p>
              </table:table-cell>
              <table:table-cell office:value-type="float" office:value="-2.05162332838685">
                <text:p>-2.051623328386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.85">
                <text:p>4.85</text:p>
              </table:table-cell>
              <table:table-cell office:value-type="float" office:value="0.253752664563584">
                <text:p>0.253752664563584</text:p>
              </table:table-cell>
              <table:table-cell office:value-type="float" office:value="-2.04570475376988">
                <text:p>-2.045704753769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9">
                <text:p>4.9</text:p>
              </table:table-cell>
              <table:table-cell office:value-type="float" office:value="-0.0672125888819129">
                <text:p>-0.0672125888819129</text:p>
              </table:table-cell>
              <table:table-cell office:value-type="float" office:value="-2.03874559160643">
                <text:p>-2.038745591606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.95">
                <text:p>4.95</text:p>
              </table:table-cell>
              <table:table-cell office:value-type="float" office:value="-0.0988814108853418">
                <text:p>-0.0988814108853418</text:p>
              </table:table-cell>
              <table:table-cell office:value-type="float" office:value="-2.01050367496836">
                <text:p>-2.010503674968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0.102401570280419">
                <text:p>0.102401570280419</text:p>
              </table:table-cell>
              <table:table-cell office:value-type="float" office:value="-2.25264052145163">
                <text:p>-2.25264052145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5.05">
                <text:p>5.05</text:p>
              </table:table-cell>
              <table:table-cell office:value-type="float" office:value="-0.4842073242765">
                <text:p>-0.4842073242765</text:p>
              </table:table-cell>
              <table:table-cell office:value-type="float" office:value="-1.99150752166977">
                <text:p>-1.991507521669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5.1">
                <text:p>5.1</text:p>
              </table:table-cell>
              <table:table-cell office:value-type="float" office:value="0.141138816568228">
                <text:p>0.141138816568228</text:p>
              </table:table-cell>
              <table:table-cell office:value-type="float" office:value="-2.05945481301041">
                <text:p>-2.05945481301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.15">
                <text:p>5.15</text:p>
              </table:table-cell>
              <table:table-cell office:value-type="float" office:value="-0.214404653159576">
                <text:p>-0.214404653159576</text:p>
              </table:table-cell>
              <table:table-cell office:value-type="float" office:value="-2.22753909861696">
                <text:p>-2.227539098616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.2">
                <text:p>5.2</text:p>
              </table:table-cell>
              <table:table-cell office:value-type="float" office:value="-0.184133472586029">
                <text:p>-0.184133472586029</text:p>
              </table:table-cell>
              <table:table-cell office:value-type="float" office:value="-2.25915042299129">
                <text:p>-2.25915042299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5.25">
                <text:p>5.25</text:p>
              </table:table-cell>
              <table:table-cell office:value-type="float" office:value="0.141346115528168">
                <text:p>0.141346115528168</text:p>
              </table:table-cell>
              <table:table-cell office:value-type="float" office:value="-1.73360119430692">
                <text:p>-1.733601194306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.3">
                <text:p>5.3</text:p>
              </table:table-cell>
              <table:table-cell office:value-type="float" office:value="-0.279633342597596">
                <text:p>-0.279633342597596</text:p>
              </table:table-cell>
              <table:table-cell office:value-type="float" office:value="-2.13081399157215">
                <text:p>-2.13081399157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.35">
                <text:p>5.35</text:p>
              </table:table-cell>
              <table:table-cell office:value-type="float" office:value="-0.568440286773409">
                <text:p>-0.568440286773409</text:p>
              </table:table-cell>
              <table:table-cell office:value-type="float" office:value="-1.70102311359383">
                <text:p>-1.701023113593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.4">
                <text:p>5.4</text:p>
              </table:table-cell>
              <table:table-cell office:value-type="float" office:value="0.293426925901792">
                <text:p>0.293426925901792</text:p>
              </table:table-cell>
              <table:table-cell office:value-type="float" office:value="-1.52554653634623">
                <text:p>-1.525546536346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5.45">
                <text:p>5.45</text:p>
              </table:table-cell>
              <table:table-cell office:value-type="float" office:value="-0.273662348946308">
                <text:p>-0.273662348946308</text:p>
              </table:table-cell>
              <table:table-cell office:value-type="float" office:value="-1.94526179786494">
                <text:p>-1.945261797864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5">
                <text:p>5.5</text:p>
              </table:table-cell>
              <table:table-cell office:value-type="float" office:value="-0.590766848007929">
                <text:p>-0.590766848007929</text:p>
              </table:table-cell>
              <table:table-cell office:value-type="float" office:value="-1.96412993699687">
                <text:p>-1.964129936996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5.55">
                <text:p>5.55</text:p>
              </table:table-cell>
              <table:table-cell office:value-type="float" office:value="-0.442468359122479">
                <text:p>-0.442468359122479</text:p>
              </table:table-cell>
              <table:table-cell office:value-type="float" office:value="-2.33980589787477">
                <text:p>-2.339805897874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5.6">
                <text:p>5.6</text:p>
              </table:table-cell>
              <table:table-cell office:value-type="float" office:value="-0.438596426556961">
                <text:p>-0.438596426556961</text:p>
              </table:table-cell>
              <table:table-cell office:value-type="float" office:value="-1.94637060708416">
                <text:p>-1.946370607084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5.65">
                <text:p>5.65</text:p>
              </table:table-cell>
              <table:table-cell office:value-type="float" office:value="-0.190222861205808">
                <text:p>-0.190222861205808</text:p>
              </table:table-cell>
              <table:table-cell office:value-type="float" office:value="-1.92535619496976">
                <text:p>-1.925356194969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5.7">
                <text:p>5.7</text:p>
              </table:table-cell>
              <table:table-cell office:value-type="float" office:value="-0.751781993476121">
                <text:p>-0.751781993476121</text:p>
              </table:table-cell>
              <table:table-cell office:value-type="float" office:value="-1.84968199148065">
                <text:p>-1.849681991480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5.75">
                <text:p>5.75</text:p>
              </table:table-cell>
              <table:table-cell office:value-type="float" office:value="-0.689764459988343">
                <text:p>-0.689764459988343</text:p>
              </table:table-cell>
              <table:table-cell office:value-type="float" office:value="-1.63295872642096">
                <text:p>-1.632958726420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.8">
                <text:p>5.8</text:p>
              </table:table-cell>
              <table:table-cell office:value-type="float" office:value="-0.287040288434109">
                <text:p>-0.287040288434109</text:p>
              </table:table-cell>
              <table:table-cell office:value-type="float" office:value="-1.73183420541944">
                <text:p>-1.731834205419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.85">
                <text:p>5.85</text:p>
              </table:table-cell>
              <table:table-cell office:value-type="float" office:value="-0.138477509389993">
                <text:p>-0.138477509389993</text:p>
              </table:table-cell>
              <table:table-cell office:value-type="float" office:value="-2.14528771925421">
                <text:p>-2.145287719254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5.9">
                <text:p>5.9</text:p>
              </table:table-cell>
              <table:table-cell office:value-type="float" office:value="-0.894684376505575">
                <text:p>-0.894684376505575</text:p>
              </table:table-cell>
              <table:table-cell office:value-type="float" office:value="-1.73845097378481">
                <text:p>-1.738450973784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.95">
                <text:p>5.95</text:p>
              </table:table-cell>
              <table:table-cell office:value-type="float" office:value="-0.817569213718751">
                <text:p>-0.817569213718751</text:p>
              </table:table-cell>
              <table:table-cell office:value-type="float" office:value="-1.98709512927361">
                <text:p>-1.987095129273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-0.74346365162717">
                <text:p>-0.74346365162717</text:p>
              </table:table-cell>
              <table:table-cell office:value-type="float" office:value="-1.60019440785116">
                <text:p>-1.60019440785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.05">
                <text:p>6.05</text:p>
              </table:table-cell>
              <table:table-cell office:value-type="float" office:value="-0.810046259558354">
                <text:p>-0.810046259558354</text:p>
              </table:table-cell>
              <table:table-cell office:value-type="float" office:value="-1.65798422843513">
                <text:p>-1.657984228435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-0.249809681641217">
                <text:p>-0.249809681641217</text:p>
              </table:table-cell>
              <table:table-cell office:value-type="float" office:value="-1.62104671178611">
                <text:p>-1.621046711786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.15">
                <text:p>6.15</text:p>
              </table:table-cell>
              <table:table-cell office:value-type="float" office:value="-0.503818069012222">
                <text:p>-0.503818069012222</text:p>
              </table:table-cell>
              <table:table-cell office:value-type="float" office:value="-1.55188677764345">
                <text:p>-1.551886777643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.2">
                <text:p>6.2</text:p>
              </table:table-cell>
              <table:table-cell office:value-type="float" office:value="-0.446325521472939">
                <text:p>-0.446325521472939</text:p>
              </table:table-cell>
              <table:table-cell office:value-type="float" office:value="-2.07090959763739">
                <text:p>-2.070909597637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.25">
                <text:p>6.25</text:p>
              </table:table-cell>
              <table:table-cell office:value-type="float" office:value="-0.52215393611952">
                <text:p>-0.52215393611952</text:p>
              </table:table-cell>
              <table:table-cell office:value-type="float" office:value="-1.61834379336687">
                <text:p>-1.618343793366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.3">
                <text:p>6.3</text:p>
              </table:table-cell>
              <table:table-cell office:value-type="float" office:value="-0.836882490594277">
                <text:p>-0.836882490594277</text:p>
              </table:table-cell>
              <table:table-cell office:value-type="float" office:value="-1.86191686381096">
                <text:p>-1.861916863810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.35">
                <text:p>6.35</text:p>
              </table:table-cell>
              <table:table-cell office:value-type="float" office:value="-0.523701641160115">
                <text:p>-0.523701641160115</text:p>
              </table:table-cell>
              <table:table-cell office:value-type="float" office:value="-1.56489377730657">
                <text:p>-1.56489377730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6.4">
                <text:p>6.4</text:p>
              </table:table-cell>
              <table:table-cell office:value-type="float" office:value="-0.607829310175966">
                <text:p>-0.607829310175966</text:p>
              </table:table-cell>
              <table:table-cell office:value-type="float" office:value="-1.39929165130587">
                <text:p>-1.399291651305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6.45">
                <text:p>6.45</text:p>
              </table:table-cell>
              <table:table-cell office:value-type="float" office:value="-0.793483191264024">
                <text:p>-0.793483191264024</text:p>
              </table:table-cell>
              <table:table-cell office:value-type="float" office:value="-1.51649720230989">
                <text:p>-1.516497202309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.5">
                <text:p>6.5</text:p>
              </table:table-cell>
              <table:table-cell office:value-type="float" office:value="-0.685649119233861">
                <text:p>-0.685649119233861</text:p>
              </table:table-cell>
              <table:table-cell office:value-type="float" office:value="-1.27529283559028">
                <text:p>-1.275292835590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6.55">
                <text:p>6.55</text:p>
              </table:table-cell>
              <table:table-cell office:value-type="float" office:value="-0.728303122116703">
                <text:p>-0.728303122116703</text:p>
              </table:table-cell>
              <table:table-cell office:value-type="float" office:value="-1.14703626367078">
                <text:p>-1.147036263670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6.6">
                <text:p>6.6</text:p>
              </table:table-cell>
              <table:table-cell office:value-type="float" office:value="-0.58771662490255">
                <text:p>-0.58771662490255</text:p>
              </table:table-cell>
              <table:table-cell office:value-type="float" office:value="-1.45946518653844">
                <text:p>-1.459465186538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6.65">
                <text:p>6.65</text:p>
              </table:table-cell>
              <table:table-cell office:value-type="float" office:value="-0.765881355624303">
                <text:p>-0.765881355624303</text:p>
              </table:table-cell>
              <table:table-cell office:value-type="float" office:value="-1.55161816414826">
                <text:p>-1.551618164148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6.7">
                <text:p>6.7</text:p>
              </table:table-cell>
              <table:table-cell office:value-type="float" office:value="-0.77212537909531">
                <text:p>-0.77212537909531</text:p>
              </table:table-cell>
              <table:table-cell office:value-type="float" office:value="-1.00268971923885">
                <text:p>-1.002689719238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6.75">
                <text:p>6.75</text:p>
              </table:table-cell>
              <table:table-cell office:value-type="float" office:value="-0.646414633973565">
                <text:p>-0.646414633973565</text:p>
              </table:table-cell>
              <table:table-cell office:value-type="float" office:value="-1.73141837896346">
                <text:p>-1.73141837896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6.8">
                <text:p>6.8</text:p>
              </table:table-cell>
              <table:table-cell office:value-type="float" office:value="-0.633159998548131">
                <text:p>-0.633159998548131</text:p>
              </table:table-cell>
              <table:table-cell office:value-type="float" office:value="-1.19388677752219">
                <text:p>-1.193886777522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.85">
                <text:p>6.85</text:p>
              </table:table-cell>
              <table:table-cell office:value-type="float" office:value="-0.949271796643896">
                <text:p>-0.949271796643896</text:p>
              </table:table-cell>
              <table:table-cell office:value-type="float" office:value="-0.990751634034449">
                <text:p>-0.9907516340344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6.9">
                <text:p>6.9</text:p>
              </table:table-cell>
              <table:table-cell office:value-type="float" office:value="-1.06458359723135">
                <text:p>-1.06458359723135</text:p>
              </table:table-cell>
              <table:table-cell office:value-type="float" office:value="-1.08662058089314">
                <text:p>-1.086620580893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.95">
                <text:p>6.95</text:p>
              </table:table-cell>
              <table:table-cell office:value-type="float" office:value="-0.80774594138798">
                <text:p>-0.80774594138798</text:p>
              </table:table-cell>
              <table:table-cell office:value-type="float" office:value="-1.47929334030484">
                <text:p>-1.479293340304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-0.789446459302665">
                <text:p>-0.789446459302665</text:p>
              </table:table-cell>
              <table:table-cell office:value-type="float" office:value="-1.0448732537626">
                <text:p>-1.04487325376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.05">
                <text:p>7.05</text:p>
              </table:table-cell>
              <table:table-cell office:value-type="float" office:value="-0.703951797613751">
                <text:p>-0.703951797613751</text:p>
              </table:table-cell>
              <table:table-cell office:value-type="float" office:value="-1.12326318556166">
                <text:p>-1.123263185561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.1">
                <text:p>7.1</text:p>
              </table:table-cell>
              <table:table-cell office:value-type="float" office:value="-0.961419141498241">
                <text:p>-0.961419141498241</text:p>
              </table:table-cell>
              <table:table-cell office:value-type="float" office:value="-1.02116021695153">
                <text:p>-1.0211602169515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7.15">
                <text:p>7.15</text:p>
              </table:table-cell>
              <table:table-cell office:value-type="float" office:value="-0.939260504233397">
                <text:p>-0.939260504233397</text:p>
              </table:table-cell>
              <table:table-cell office:value-type="float" office:value="-1.15520743236227">
                <text:p>-1.155207432362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.2">
                <text:p>7.2</text:p>
              </table:table-cell>
              <table:table-cell office:value-type="float" office:value="-0.997544182753793">
                <text:p>-0.997544182753793</text:p>
              </table:table-cell>
              <table:table-cell office:value-type="float" office:value="-1.02544348999645">
                <text:p>-1.0254434899964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.25">
                <text:p>7.25</text:p>
              </table:table-cell>
              <table:table-cell office:value-type="float" office:value="-1.2332336439882">
                <text:p>-1.2332336439882</text:p>
              </table:table-cell>
              <table:table-cell office:value-type="float" office:value="-1.29497086185679">
                <text:p>-1.294970861856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.3">
                <text:p>7.3</text:p>
              </table:table-cell>
              <table:table-cell office:value-type="float" office:value="-1.15268257653997">
                <text:p>-1.15268257653997</text:p>
              </table:table-cell>
              <table:table-cell office:value-type="float" office:value="-0.951407813183553">
                <text:p>-0.95140781318355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.35">
                <text:p>7.35</text:p>
              </table:table-cell>
              <table:table-cell office:value-type="float" office:value="-0.701669928189377">
                <text:p>-0.701669928189377</text:p>
              </table:table-cell>
              <table:table-cell office:value-type="float" office:value="-1.03268739712957">
                <text:p>-1.0326873971295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.4">
                <text:p>7.4</text:p>
              </table:table-cell>
              <table:table-cell office:value-type="float" office:value="-0.87243411156527">
                <text:p>-0.87243411156527</text:p>
              </table:table-cell>
              <table:table-cell office:value-type="float" office:value="-0.882704355314567">
                <text:p>-0.8827043553145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.45">
                <text:p>7.45</text:p>
              </table:table-cell>
              <table:table-cell office:value-type="float" office:value="-0.55663304054289">
                <text:p>-0.55663304054289</text:p>
              </table:table-cell>
              <table:table-cell office:value-type="float" office:value="-0.792907604303301">
                <text:p>-0.7929076043033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.5">
                <text:p>7.5</text:p>
              </table:table-cell>
              <table:table-cell office:value-type="float" office:value="-1.20798493883244">
                <text:p>-1.20798493883244</text:p>
              </table:table-cell>
              <table:table-cell office:value-type="float" office:value="-0.502876538710862">
                <text:p>-0.5028765387108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.55">
                <text:p>7.55</text:p>
              </table:table-cell>
              <table:table-cell office:value-type="float" office:value="-0.701464191563225">
                <text:p>-0.701464191563225</text:p>
              </table:table-cell>
              <table:table-cell office:value-type="float" office:value="-0.950765042077831">
                <text:p>-0.9507650420778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-0.82092655445188">
                <text:p>-0.82092655445188</text:p>
              </table:table-cell>
              <table:table-cell office:value-type="float" office:value="-0.460989774732926">
                <text:p>-0.4609897747329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7.65">
                <text:p>7.65</text:p>
              </table:table-cell>
              <table:table-cell office:value-type="float" office:value="-1.48830433007864">
                <text:p>-1.48830433007864</text:p>
              </table:table-cell>
              <table:table-cell office:value-type="float" office:value="-0.874913098435367">
                <text:p>-0.87491309843536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.7">
                <text:p>7.7</text:p>
              </table:table-cell>
              <table:table-cell office:value-type="float" office:value="-1.07302963964702">
                <text:p>-1.07302963964702</text:p>
              </table:table-cell>
              <table:table-cell office:value-type="float" office:value="-0.591155802464775">
                <text:p>-0.59115580246477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7.75">
                <text:p>7.75</text:p>
              </table:table-cell>
              <table:table-cell office:value-type="float" office:value="-0.772363043795597">
                <text:p>-0.772363043795597</text:p>
              </table:table-cell>
              <table:table-cell office:value-type="float" office:value="-0.680154807410696">
                <text:p>-0.68015480741069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.8">
                <text:p>7.8</text:p>
              </table:table-cell>
              <table:table-cell office:value-type="float" office:value="-1.14067500903974">
                <text:p>-1.14067500903974</text:p>
              </table:table-cell>
              <table:table-cell office:value-type="float" office:value="-0.442726739855816">
                <text:p>-0.4427267398558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.85">
                <text:p>7.85</text:p>
              </table:table-cell>
              <table:table-cell office:value-type="float" office:value="-0.881043636474788">
                <text:p>-0.881043636474788</text:p>
              </table:table-cell>
              <table:table-cell office:value-type="float" office:value="-0.509811982487852">
                <text:p>-0.50981198248785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7.9">
                <text:p>7.9</text:p>
              </table:table-cell>
              <table:table-cell office:value-type="float" office:value="-1.18447981560539">
                <text:p>-1.18447981560539</text:p>
              </table:table-cell>
              <table:table-cell office:value-type="float" office:value="-0.394760065385674">
                <text:p>-0.3947600653856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7.95">
                <text:p>7.95</text:p>
              </table:table-cell>
              <table:table-cell office:value-type="float" office:value="-1.06611087777957">
                <text:p>-1.06611087777957</text:p>
              </table:table-cell>
              <table:table-cell office:value-type="float" office:value="-0.598574044722125">
                <text:p>-0.5985740447221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-1.12339267387994">
                <text:p>-1.12339267387994</text:p>
              </table:table-cell>
              <table:table-cell office:value-type="float" office:value="-0.175813097443864">
                <text:p>-0.17581309744386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8.05">
                <text:p>8.05</text:p>
              </table:table-cell>
              <table:table-cell office:value-type="float" office:value="-0.892913605574412">
                <text:p>-0.892913605574412</text:p>
              </table:table-cell>
              <table:table-cell office:value-type="float" office:value="-0.196805929498965">
                <text:p>-0.19680592949896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8.1">
                <text:p>8.1</text:p>
              </table:table-cell>
              <table:table-cell office:value-type="float" office:value="-0.980804331983778">
                <text:p>-0.980804331983778</text:p>
              </table:table-cell>
              <table:table-cell office:value-type="float" office:value="-0.544010868110674">
                <text:p>-0.5440108681106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8.15">
                <text:p>8.15</text:p>
              </table:table-cell>
              <table:table-cell office:value-type="float" office:value="-0.701369492798982">
                <text:p>-0.701369492798982</text:p>
              </table:table-cell>
              <table:table-cell office:value-type="float" office:value="0.139217112953959">
                <text:p>0.13921711295395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8.2">
                <text:p>8.2</text:p>
              </table:table-cell>
              <table:table-cell office:value-type="float" office:value="-1.13147585351189">
                <text:p>-1.13147585351189</text:p>
              </table:table-cell>
              <table:table-cell office:value-type="float" office:value="-0.0332901204364763">
                <text:p>-0.033290120436476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8.25">
                <text:p>8.25</text:p>
              </table:table-cell>
              <table:table-cell office:value-type="float" office:value="-1.18693022396432">
                <text:p>-1.18693022396432</text:p>
              </table:table-cell>
              <table:table-cell office:value-type="float" office:value="-0.283514800198971">
                <text:p>-0.28351480019897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8.3">
                <text:p>8.3</text:p>
              </table:table-cell>
              <table:table-cell office:value-type="float" office:value="-0.722923163038014">
                <text:p>-0.722923163038014</text:p>
              </table:table-cell>
              <table:table-cell office:value-type="float" office:value="0.167182326773986">
                <text:p>0.16718232677398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8.35">
                <text:p>8.35</text:p>
              </table:table-cell>
              <table:table-cell office:value-type="float" office:value="-0.516202262600883">
                <text:p>-0.516202262600883</text:p>
              </table:table-cell>
              <table:table-cell office:value-type="float" office:value="0.26735570640395">
                <text:p>0.267355706403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8.4">
                <text:p>8.4</text:p>
              </table:table-cell>
              <table:table-cell office:value-type="float" office:value="-1.04589853348016">
                <text:p>-1.04589853348016</text:p>
              </table:table-cell>
              <table:table-cell office:value-type="float" office:value="-0.0461396564006256">
                <text:p>-0.046139656400625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8.45">
                <text:p>8.45</text:p>
              </table:table-cell>
              <table:table-cell office:value-type="float" office:value="-1.12768115651396">
                <text:p>-1.12768115651396</text:p>
              </table:table-cell>
              <table:table-cell office:value-type="float" office:value="0.00533505879542796">
                <text:p>0.0053350587954279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.5">
                <text:p>8.5</text:p>
              </table:table-cell>
              <table:table-cell office:value-type="float" office:value="-0.757595114648981">
                <text:p>-0.757595114648981</text:p>
              </table:table-cell>
              <table:table-cell office:value-type="float" office:value="0.0952252592740023">
                <text:p>0.09522525927400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8.55">
                <text:p>8.55</text:p>
              </table:table-cell>
              <table:table-cell office:value-type="float" office:value="-0.853843156820057">
                <text:p>-0.853843156820057</text:p>
              </table:table-cell>
              <table:table-cell office:value-type="float" office:value="-0.0873258741455246">
                <text:p>-0.087325874145524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.6">
                <text:p>8.6</text:p>
              </table:table-cell>
              <table:table-cell office:value-type="float" office:value="-0.75646772886928">
                <text:p>-0.75646772886928</text:p>
              </table:table-cell>
              <table:table-cell office:value-type="float" office:value="0.0937376452287595">
                <text:p>0.09373764522875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8.65">
                <text:p>8.65</text:p>
              </table:table-cell>
              <table:table-cell office:value-type="float" office:value="-0.786673687880863">
                <text:p>-0.786673687880863</text:p>
              </table:table-cell>
              <table:table-cell office:value-type="float" office:value="0.148630144838997">
                <text:p>0.14863014483899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.7">
                <text:p>8.7</text:p>
              </table:table-cell>
              <table:table-cell office:value-type="float" office:value="-0.629666630640138">
                <text:p>-0.629666630640138</text:p>
              </table:table-cell>
              <table:table-cell office:value-type="float" office:value="-0.133454212038207">
                <text:p>-0.13345421203820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.75">
                <text:p>8.75</text:p>
              </table:table-cell>
              <table:table-cell office:value-type="float" office:value="-0.912709039454912">
                <text:p>-0.912709039454912</text:p>
              </table:table-cell>
              <table:table-cell office:value-type="float" office:value="0.254704158098091">
                <text:p>0.25470415809809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8.8">
                <text:p>8.8</text:p>
              </table:table-cell>
              <table:table-cell office:value-type="float" office:value="-0.52843931096503">
                <text:p>-0.52843931096503</text:p>
              </table:table-cell>
              <table:table-cell office:value-type="float" office:value="-0.0733366096661269">
                <text:p>-0.073336609666126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.85">
                <text:p>8.85</text:p>
              </table:table-cell>
              <table:table-cell office:value-type="float" office:value="-0.75197875476181">
                <text:p>-0.75197875476181</text:p>
              </table:table-cell>
              <table:table-cell office:value-type="float" office:value="0.0390204143544374">
                <text:p>0.03902041435443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.9">
                <text:p>8.9</text:p>
              </table:table-cell>
              <table:table-cell office:value-type="float" office:value="-0.656920760726201">
                <text:p>-0.656920760726201</text:p>
              </table:table-cell>
              <table:table-cell office:value-type="float" office:value="0.711163304570929">
                <text:p>0.71116330457092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8.95">
                <text:p>8.95</text:p>
              </table:table-cell>
              <table:table-cell office:value-type="float" office:value="-0.312780364121285">
                <text:p>-0.312780364121285</text:p>
              </table:table-cell>
              <table:table-cell office:value-type="float" office:value="0.925615375300088">
                <text:p>0.9256153753000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-0.782069083606233">
                <text:p>-0.782069083606233</text:p>
              </table:table-cell>
              <table:table-cell office:value-type="float" office:value="0.536459736443044">
                <text:p>0.5364597364430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9.05">
                <text:p>9.05</text:p>
              </table:table-cell>
              <table:table-cell office:value-type="float" office:value="-0.568387999483216">
                <text:p>-0.568387999483216</text:p>
              </table:table-cell>
              <table:table-cell office:value-type="float" office:value="0.533633380463495">
                <text:p>0.53363338046349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9.1">
                <text:p>9.1</text:p>
              </table:table-cell>
              <table:table-cell office:value-type="float" office:value="-0.449051273926566">
                <text:p>-0.449051273926566</text:p>
              </table:table-cell>
              <table:table-cell office:value-type="float" office:value="0.753837878778722">
                <text:p>0.7538378787787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9.15">
                <text:p>9.15</text:p>
              </table:table-cell>
              <table:table-cell office:value-type="float" office:value="-0.477908359889012">
                <text:p>-0.477908359889012</text:p>
              </table:table-cell>
              <table:table-cell office:value-type="float" office:value="0.646571534231317">
                <text:p>0.6465715342313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.2">
                <text:p>9.2</text:p>
              </table:table-cell>
              <table:table-cell office:value-type="float" office:value="-0.374844379396687">
                <text:p>-0.374844379396687</text:p>
              </table:table-cell>
              <table:table-cell office:value-type="float" office:value="0.981852648464639">
                <text:p>0.98185264846463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9.25">
                <text:p>9.25</text:p>
              </table:table-cell>
              <table:table-cell office:value-type="float" office:value="-0.36405314668745">
                <text:p>-0.36405314668745</text:p>
              </table:table-cell>
              <table:table-cell office:value-type="float" office:value="0.685775333895641">
                <text:p>0.68577533389564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.3">
                <text:p>9.3</text:p>
              </table:table-cell>
              <table:table-cell office:value-type="float" office:value="-0.497995978826561">
                <text:p>-0.497995978826561</text:p>
              </table:table-cell>
              <table:table-cell office:value-type="float" office:value="0.479939729099452">
                <text:p>0.4799397290994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.35">
                <text:p>9.35</text:p>
              </table:table-cell>
              <table:table-cell office:value-type="float" office:value="-0.109658325568924">
                <text:p>-0.109658325568924</text:p>
              </table:table-cell>
              <table:table-cell office:value-type="float" office:value="0.590219737203035">
                <text:p>0.5902197372030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9.4">
                <text:p>9.4</text:p>
              </table:table-cell>
              <table:table-cell office:value-type="float" office:value="-0.271836006181011">
                <text:p>-0.271836006181011</text:p>
              </table:table-cell>
              <table:table-cell office:value-type="float" office:value="0.85568542041926">
                <text:p>0.8556854204192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.45">
                <text:p>9.45</text:p>
              </table:table-cell>
              <table:table-cell office:value-type="float" office:value="-0.12330668958568">
                <text:p>-0.12330668958568</text:p>
              </table:table-cell>
              <table:table-cell office:value-type="float" office:value="0.538700000273645">
                <text:p>0.53870000027364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9.5">
                <text:p>9.5</text:p>
              </table:table-cell>
              <table:table-cell office:value-type="float" office:value="-0.186726679921193">
                <text:p>-0.186726679921193</text:p>
              </table:table-cell>
              <table:table-cell office:value-type="float" office:value="0.68695659573216">
                <text:p>0.686956595732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.55">
                <text:p>9.55</text:p>
              </table:table-cell>
              <table:table-cell office:value-type="float" office:value="-0.389009902813346">
                <text:p>-0.389009902813346</text:p>
              </table:table-cell>
              <table:table-cell office:value-type="float" office:value="0.236058836113753">
                <text:p>0.23605883611375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.6">
                <text:p>9.6</text:p>
              </table:table-cell>
              <table:table-cell office:value-type="float" office:value="-0.524522873981835">
                <text:p>-0.524522873981835</text:p>
              </table:table-cell>
              <table:table-cell office:value-type="float" office:value="0.84935272774234">
                <text:p>0.8493527277423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.65">
                <text:p>9.65</text:p>
              </table:table-cell>
              <table:table-cell office:value-type="float" office:value="-0.65374520481699">
                <text:p>-0.65374520481699</text:p>
              </table:table-cell>
              <table:table-cell office:value-type="float" office:value="0.717231432068854">
                <text:p>0.71723143206885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.7">
                <text:p>9.7</text:p>
              </table:table-cell>
              <table:table-cell office:value-type="float" office:value="-0.198172707639676">
                <text:p>-0.198172707639676</text:p>
              </table:table-cell>
              <table:table-cell office:value-type="float" office:value="1.26230471785542">
                <text:p>1.262304717855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.75">
                <text:p>9.75</text:p>
              </table:table-cell>
              <table:table-cell office:value-type="float" office:value="-0.25922299097228">
                <text:p>-0.25922299097228</text:p>
              </table:table-cell>
              <table:table-cell office:value-type="float" office:value="0.607763731585697">
                <text:p>0.60776373158569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.8">
                <text:p>9.8</text:p>
              </table:table-cell>
              <table:table-cell office:value-type="float" office:value="-0.29103579481841">
                <text:p>-0.29103579481841</text:p>
              </table:table-cell>
              <table:table-cell office:value-type="float" office:value="1.38351527157706">
                <text:p>1.3835152715770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.85">
                <text:p>9.85</text:p>
              </table:table-cell>
              <table:table-cell office:value-type="float" office:value="-0.448032835211499">
                <text:p>-0.448032835211499</text:p>
              </table:table-cell>
              <table:table-cell office:value-type="float" office:value="0.857007381314104">
                <text:p>0.85700738131410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.9">
                <text:p>9.9</text:p>
              </table:table-cell>
              <table:table-cell office:value-type="float" office:value="-0.198580975179513">
                <text:p>-0.198580975179513</text:p>
              </table:table-cell>
              <table:table-cell office:value-type="float" office:value="0.884755943740166">
                <text:p>0.88475594374016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.95">
                <text:p>9.95</text:p>
              </table:table-cell>
              <table:table-cell office:value-type="float" office:value="-0.271937724354732">
                <text:p>-0.271937724354732</text:p>
              </table:table-cell>
              <table:table-cell office:value-type="float" office:value="1.02548142754568">
                <text:p>1.025481427545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-0.200865123623342">
                <text:p>-0.200865123623342</text:p>
              </table:table-cell>
              <table:table-cell office:value-type="float" office:value="1.57011924375044">
                <text:p>1.5701192437504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.05">
                <text:p>10.05</text:p>
              </table:table-cell>
              <table:table-cell office:value-type="float" office:value="-0.041765022865503">
                <text:p>-0.041765022865503</text:p>
              </table:table-cell>
              <table:table-cell office:value-type="float" office:value="0.870231491518179">
                <text:p>0.87023149151817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.1">
                <text:p>10.1</text:p>
              </table:table-cell>
              <table:table-cell office:value-type="float" office:value="-0.185319314573664">
                <text:p>-0.185319314573664</text:p>
              </table:table-cell>
              <table:table-cell office:value-type="float" office:value="0.973475717726896">
                <text:p>0.9734757177268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.15">
                <text:p>10.15</text:p>
              </table:table-cell>
              <table:table-cell office:value-type="float" office:value="0.371296875349734">
                <text:p>0.371296875349734</text:p>
              </table:table-cell>
              <table:table-cell office:value-type="float" office:value="0.989731484167508">
                <text:p>0.9897314841675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.2">
                <text:p>10.2</text:p>
              </table:table-cell>
              <table:table-cell office:value-type="float" office:value="-0.349947641769536">
                <text:p>-0.349947641769536</text:p>
              </table:table-cell>
              <table:table-cell office:value-type="float" office:value="1.65542634099086">
                <text:p>1.655426340990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.25">
                <text:p>10.25</text:p>
              </table:table-cell>
              <table:table-cell office:value-type="float" office:value="0.133456987179488">
                <text:p>0.133456987179488</text:p>
              </table:table-cell>
              <table:table-cell office:value-type="float" office:value="1.13543272792668">
                <text:p>1.1354327279266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.3">
                <text:p>10.3</text:p>
              </table:table-cell>
              <table:table-cell office:value-type="float" office:value="0.347266615887624">
                <text:p>0.347266615887624</text:p>
              </table:table-cell>
              <table:table-cell office:value-type="float" office:value="1.38310736902355">
                <text:p>1.3831073690235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.35">
                <text:p>10.35</text:p>
              </table:table-cell>
              <table:table-cell office:value-type="float" office:value="0.0932970433154862">
                <text:p>0.0932970433154862</text:p>
              </table:table-cell>
              <table:table-cell office:value-type="float" office:value="1.09403832457185">
                <text:p>1.094038324571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.4">
                <text:p>10.4</text:p>
              </table:table-cell>
              <table:table-cell office:value-type="float" office:value="0.141610408354109">
                <text:p>0.141610408354109</text:p>
              </table:table-cell>
              <table:table-cell office:value-type="float" office:value="0.908058309361625">
                <text:p>0.9080583093616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.45">
                <text:p>10.45</text:p>
              </table:table-cell>
              <table:table-cell office:value-type="float" office:value="0.193550904490114">
                <text:p>0.193550904490114</text:p>
              </table:table-cell>
              <table:table-cell office:value-type="float" office:value="1.02011472786296">
                <text:p>1.020114727862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.5">
                <text:p>10.5</text:p>
              </table:table-cell>
              <table:table-cell office:value-type="float" office:value="0.512336301998109">
                <text:p>0.512336301998109</text:p>
              </table:table-cell>
              <table:table-cell office:value-type="float" office:value="0.723215127809967">
                <text:p>0.72321512780996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.55">
                <text:p>10.55</text:p>
              </table:table-cell>
              <table:table-cell office:value-type="float" office:value="0.451243057686403">
                <text:p>0.451243057686403</text:p>
              </table:table-cell>
              <table:table-cell office:value-type="float" office:value="1.21601932404733">
                <text:p>1.216019324047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.6">
                <text:p>10.6</text:p>
              </table:table-cell>
              <table:table-cell office:value-type="float" office:value="0.307349804893203">
                <text:p>0.307349804893203</text:p>
              </table:table-cell>
              <table:table-cell office:value-type="float" office:value="1.14973856951478">
                <text:p>1.1497385695147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.65">
                <text:p>10.65</text:p>
              </table:table-cell>
              <table:table-cell office:value-type="float" office:value="0.0627859771635571">
                <text:p>0.0627859771635571</text:p>
              </table:table-cell>
              <table:table-cell office:value-type="float" office:value="1.38849184823192">
                <text:p>1.388491848231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.7">
                <text:p>10.7</text:p>
              </table:table-cell>
              <table:table-cell office:value-type="float" office:value="0.315095710418945">
                <text:p>0.315095710418945</text:p>
              </table:table-cell>
              <table:table-cell office:value-type="float" office:value="1.42613756109985">
                <text:p>1.426137561099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.75">
                <text:p>10.75</text:p>
              </table:table-cell>
              <table:table-cell office:value-type="float" office:value="-0.0602086955394025">
                <text:p>-0.0602086955394025</text:p>
              </table:table-cell>
              <table:table-cell office:value-type="float" office:value="0.929109460023012">
                <text:p>0.9291094600230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.8">
                <text:p>10.8</text:p>
              </table:table-cell>
              <table:table-cell office:value-type="float" office:value="0.474068291989476">
                <text:p>0.474068291989476</text:p>
              </table:table-cell>
              <table:table-cell office:value-type="float" office:value="1.27183057208079">
                <text:p>1.2718305720807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.85">
                <text:p>10.85</text:p>
              </table:table-cell>
              <table:table-cell office:value-type="float" office:value="0.47215418640736">
                <text:p>0.47215418640736</text:p>
              </table:table-cell>
              <table:table-cell office:value-type="float" office:value="1.04002453331755">
                <text:p>1.0400245333175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.9">
                <text:p>10.9</text:p>
              </table:table-cell>
              <table:table-cell office:value-type="float" office:value="0.908465567898556">
                <text:p>0.908465567898556</text:p>
              </table:table-cell>
              <table:table-cell office:value-type="float" office:value="1.03901406995094">
                <text:p>1.039014069950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.95">
                <text:p>10.95</text:p>
              </table:table-cell>
              <table:table-cell office:value-type="float" office:value="0.467610982444364">
                <text:p>0.467610982444364</text:p>
              </table:table-cell>
              <table:table-cell office:value-type="float" office:value="1.15046783615784">
                <text:p>1.150467836157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1">
                <text:p>11</text:p>
              </table:table-cell>
              <table:table-cell office:value-type="float" office:value="0.920446904639777">
                <text:p>0.920446904639777</text:p>
              </table:table-cell>
              <table:table-cell office:value-type="float" office:value="1.06938142378017">
                <text:p>1.069381423780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1.05">
                <text:p>11.05</text:p>
              </table:table-cell>
              <table:table-cell office:value-type="float" office:value="0.596642419626207">
                <text:p>0.596642419626207</text:p>
              </table:table-cell>
              <table:table-cell office:value-type="float" office:value="1.03730039102515">
                <text:p>1.037300391025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1.1">
                <text:p>11.1</text:p>
              </table:table-cell>
              <table:table-cell office:value-type="float" office:value="0.621866925297182">
                <text:p>0.621866925297182</text:p>
              </table:table-cell>
              <table:table-cell office:value-type="float" office:value="0.747879165412007">
                <text:p>0.7478791654120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1.15">
                <text:p>11.15</text:p>
              </table:table-cell>
              <table:table-cell office:value-type="float" office:value="0.431220545325551">
                <text:p>0.431220545325551</text:p>
              </table:table-cell>
              <table:table-cell office:value-type="float" office:value="0.873587774121945">
                <text:p>0.8735877741219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1.2">
                <text:p>11.2</text:p>
              </table:table-cell>
              <table:table-cell office:value-type="float" office:value="0.413283992408669">
                <text:p>0.413283992408669</text:p>
              </table:table-cell>
              <table:table-cell office:value-type="float" office:value="0.674058433265411">
                <text:p>0.6740584332654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1.25">
                <text:p>11.25</text:p>
              </table:table-cell>
              <table:table-cell office:value-type="float" office:value="0.772966921352884">
                <text:p>0.772966921352884</text:p>
              </table:table-cell>
              <table:table-cell office:value-type="float" office:value="1.12440734738418">
                <text:p>1.124407347384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1.3">
                <text:p>11.3</text:p>
              </table:table-cell>
              <table:table-cell office:value-type="float" office:value="0.812650057406789">
                <text:p>0.812650057406789</text:p>
              </table:table-cell>
              <table:table-cell office:value-type="float" office:value="1.06854131472057">
                <text:p>1.0685413147205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1.35">
                <text:p>11.35</text:p>
              </table:table-cell>
              <table:table-cell office:value-type="float" office:value="0.639383138336118">
                <text:p>0.639383138336118</text:p>
              </table:table-cell>
              <table:table-cell office:value-type="float" office:value="0.99971081327311">
                <text:p>0.999710813273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1.4">
                <text:p>11.4</text:p>
              </table:table-cell>
              <table:table-cell office:value-type="float" office:value="0.449817537258901">
                <text:p>0.449817537258901</text:p>
              </table:table-cell>
              <table:table-cell office:value-type="float" office:value="0.68384558411435">
                <text:p>0.6838455841143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1.45">
                <text:p>11.45</text:p>
              </table:table-cell>
              <table:table-cell office:value-type="float" office:value="1.17637570761371">
                <text:p>1.17637570761371</text:p>
              </table:table-cell>
              <table:table-cell office:value-type="float" office:value="0.818042843689766">
                <text:p>0.81804284368976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1.5">
                <text:p>11.5</text:p>
              </table:table-cell>
              <table:table-cell office:value-type="float" office:value="0.671534577693137">
                <text:p>0.671534577693137</text:p>
              </table:table-cell>
              <table:table-cell office:value-type="float" office:value="0.872959349355181">
                <text:p>0.8729593493551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1.55">
                <text:p>11.55</text:p>
              </table:table-cell>
              <table:table-cell office:value-type="float" office:value="0.885446719362922">
                <text:p>0.885446719362922</text:p>
              </table:table-cell>
              <table:table-cell office:value-type="float" office:value="0.760684308255621">
                <text:p>0.7606843082556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1.6">
                <text:p>11.6</text:p>
              </table:table-cell>
              <table:table-cell office:value-type="float" office:value="0.981365997429424">
                <text:p>0.981365997429424</text:p>
              </table:table-cell>
              <table:table-cell office:value-type="float" office:value="1.27679358465263">
                <text:p>1.2767935846526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1.65">
                <text:p>11.65</text:p>
              </table:table-cell>
              <table:table-cell office:value-type="float" office:value="0.645962348969658">
                <text:p>0.645962348969658</text:p>
              </table:table-cell>
              <table:table-cell office:value-type="float" office:value="1.13448532688743">
                <text:p>1.1344853268874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1.7">
                <text:p>11.7</text:p>
              </table:table-cell>
              <table:table-cell office:value-type="float" office:value="0.916012221339877">
                <text:p>0.916012221339877</text:p>
              </table:table-cell>
              <table:table-cell office:value-type="float" office:value="0.642635877658108">
                <text:p>0.6426358776581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1.75">
                <text:p>11.75</text:p>
              </table:table-cell>
              <table:table-cell office:value-type="float" office:value="0.88982697758471">
                <text:p>0.88982697758471</text:p>
              </table:table-cell>
              <table:table-cell office:value-type="float" office:value="1.08480563946664">
                <text:p>1.0848056394666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1.8">
                <text:p>11.8</text:p>
              </table:table-cell>
              <table:table-cell office:value-type="float" office:value="1.00652479841935">
                <text:p>1.00652479841935</text:p>
              </table:table-cell>
              <table:table-cell office:value-type="float" office:value="0.732067481697373">
                <text:p>0.73206748169737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1.85">
                <text:p>11.85</text:p>
              </table:table-cell>
              <table:table-cell office:value-type="float" office:value="0.73053125109043">
                <text:p>0.73053125109043</text:p>
              </table:table-cell>
              <table:table-cell office:value-type="float" office:value="0.761989757570659">
                <text:p>0.76198975757065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1.9">
                <text:p>11.9</text:p>
              </table:table-cell>
              <table:table-cell office:value-type="float" office:value="0.910864628687449">
                <text:p>0.910864628687449</text:p>
              </table:table-cell>
              <table:table-cell office:value-type="float" office:value="0.896499256166978">
                <text:p>0.89649925616697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1.95">
                <text:p>11.95</text:p>
              </table:table-cell>
              <table:table-cell office:value-type="float" office:value="0.521676700232803">
                <text:p>0.521676700232803</text:p>
              </table:table-cell>
              <table:table-cell office:value-type="float" office:value="1.37243012539184">
                <text:p>1.3724301253918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  <table:table-cell office:value-type="float" office:value="0.698826390259731">
                <text:p>0.698826390259731</text:p>
              </table:table-cell>
              <table:table-cell office:value-type="float" office:value="1.27235251173048">
                <text:p>1.2723525117304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2.05">
                <text:p>12.05</text:p>
              </table:table-cell>
              <table:table-cell office:value-type="float" office:value="0.884500477913448">
                <text:p>0.884500477913448</text:p>
              </table:table-cell>
              <table:table-cell office:value-type="float" office:value="0.735907660446935">
                <text:p>0.7359076604469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2.1">
                <text:p>12.1</text:p>
              </table:table-cell>
              <table:table-cell office:value-type="float" office:value="1.10115447880382">
                <text:p>1.10115447880382</text:p>
              </table:table-cell>
              <table:table-cell office:value-type="float" office:value="0.798966467230913">
                <text:p>0.7989664672309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2.15">
                <text:p>12.15</text:p>
              </table:table-cell>
              <table:table-cell office:value-type="float" office:value="0.812915907996068">
                <text:p>0.812915907996068</text:p>
              </table:table-cell>
              <table:table-cell office:value-type="float" office:value="0.955433968854085">
                <text:p>0.95543396885408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2.2">
                <text:p>12.2</text:p>
              </table:table-cell>
              <table:table-cell office:value-type="float" office:value="1.04915546410466">
                <text:p>1.04915546410466</text:p>
              </table:table-cell>
              <table:table-cell office:value-type="float" office:value="0.994615656516345">
                <text:p>0.99461565651634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2.25">
                <text:p>12.25</text:p>
              </table:table-cell>
              <table:table-cell office:value-type="float" office:value="0.564749572235405">
                <text:p>0.564749572235405</text:p>
              </table:table-cell>
              <table:table-cell office:value-type="float" office:value="1.00537425330151">
                <text:p>1.005374253301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2.3">
                <text:p>12.3</text:p>
              </table:table-cell>
              <table:table-cell office:value-type="float" office:value="0.889998779699569">
                <text:p>0.889998779699569</text:p>
              </table:table-cell>
              <table:table-cell office:value-type="float" office:value="1.14068746733998">
                <text:p>1.140687467339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2.35">
                <text:p>12.35</text:p>
              </table:table-cell>
              <table:table-cell office:value-type="float" office:value="1.02813280065552">
                <text:p>1.02813280065552</text:p>
              </table:table-cell>
              <table:table-cell office:value-type="float" office:value="0.848930360236709">
                <text:p>0.8489303602367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2.4">
                <text:p>12.4</text:p>
              </table:table-cell>
              <table:table-cell office:value-type="float" office:value="0.579236550481256">
                <text:p>0.579236550481256</text:p>
              </table:table-cell>
              <table:table-cell office:value-type="float" office:value="0.562052763065028">
                <text:p>0.5620527630650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2.45">
                <text:p>12.45</text:p>
              </table:table-cell>
              <table:table-cell office:value-type="float" office:value="1.08309886752116">
                <text:p>1.08309886752116</text:p>
              </table:table-cell>
              <table:table-cell office:value-type="float" office:value="0.808343641067124">
                <text:p>0.80834364106712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2.5">
                <text:p>12.5</text:p>
              </table:table-cell>
              <table:table-cell office:value-type="float" office:value="1.15254558449293">
                <text:p>1.15254558449293</text:p>
              </table:table-cell>
              <table:table-cell office:value-type="float" office:value="1.24415971237121">
                <text:p>1.244159712371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2.55">
                <text:p>12.55</text:p>
              </table:table-cell>
              <table:table-cell office:value-type="float" office:value="0.762731881139239">
                <text:p>0.762731881139239</text:p>
              </table:table-cell>
              <table:table-cell office:value-type="float" office:value="0.614884579108178">
                <text:p>0.61488457910817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2.6">
                <text:p>12.6</text:p>
              </table:table-cell>
              <table:table-cell office:value-type="float" office:value="1.01926339886068">
                <text:p>1.01926339886068</text:p>
              </table:table-cell>
              <table:table-cell office:value-type="float" office:value="0.878718505301422">
                <text:p>0.8787185053014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2.65">
                <text:p>12.65</text:p>
              </table:table-cell>
              <table:table-cell office:value-type="float" office:value="0.624588179580385">
                <text:p>0.624588179580385</text:p>
              </table:table-cell>
              <table:table-cell office:value-type="float" office:value="0.797000859485344">
                <text:p>0.7970008594853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2.7">
                <text:p>12.7</text:p>
              </table:table-cell>
              <table:table-cell office:value-type="float" office:value="0.796361274099634">
                <text:p>0.796361274099634</text:p>
              </table:table-cell>
              <table:table-cell office:value-type="float" office:value="0.654958971424243">
                <text:p>0.65495897142424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2.75">
                <text:p>12.75</text:p>
              </table:table-cell>
              <table:table-cell office:value-type="float" office:value="0.922718321622317">
                <text:p>0.922718321622317</text:p>
              </table:table-cell>
              <table:table-cell office:value-type="float" office:value="0.520209709663409">
                <text:p>0.5202097096634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2.8">
                <text:p>12.8</text:p>
              </table:table-cell>
              <table:table-cell office:value-type="float" office:value="0.841585986899806">
                <text:p>0.841585986899806</text:p>
              </table:table-cell>
              <table:table-cell office:value-type="float" office:value="0.636134539037076">
                <text:p>0.63613453903707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2.85">
                <text:p>12.85</text:p>
              </table:table-cell>
              <table:table-cell office:value-type="float" office:value="1.16693047618265">
                <text:p>1.16693047618265</text:p>
              </table:table-cell>
              <table:table-cell office:value-type="float" office:value="0.990172177455346">
                <text:p>0.99017217745534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2.9">
                <text:p>12.9</text:p>
              </table:table-cell>
              <table:table-cell office:value-type="float" office:value="0.941898406034568">
                <text:p>0.941898406034568</text:p>
              </table:table-cell>
              <table:table-cell office:value-type="float" office:value="0.609676234210931">
                <text:p>0.60967623421093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2.95">
                <text:p>12.95</text:p>
              </table:table-cell>
              <table:table-cell office:value-type="float" office:value="1.09097233142594">
                <text:p>1.09097233142594</text:p>
              </table:table-cell>
              <table:table-cell office:value-type="float" office:value="0.394878411825927">
                <text:p>0.3948784118259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3">
                <text:p>13</text:p>
              </table:table-cell>
              <table:table-cell office:value-type="float" office:value="1.17239708106379">
                <text:p>1.17239708106379</text:p>
              </table:table-cell>
              <table:table-cell office:value-type="float" office:value="0.253508368395596">
                <text:p>0.2535083683955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3.05">
                <text:p>13.05</text:p>
              </table:table-cell>
              <table:table-cell office:value-type="float" office:value="0.911465044266181">
                <text:p>0.911465044266181</text:p>
              </table:table-cell>
              <table:table-cell office:value-type="float" office:value="0.147342888535334">
                <text:p>0.1473428885353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3.1">
                <text:p>13.1</text:p>
              </table:table-cell>
              <table:table-cell office:value-type="float" office:value="0.814803915572247">
                <text:p>0.814803915572247</text:p>
              </table:table-cell>
              <table:table-cell office:value-type="float" office:value="0.295795767265315">
                <text:p>0.2957957672653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3.15">
                <text:p>13.15</text:p>
              </table:table-cell>
              <table:table-cell office:value-type="float" office:value="0.937167213705903">
                <text:p>0.937167213705903</text:p>
              </table:table-cell>
              <table:table-cell office:value-type="float" office:value="0.546652297596835">
                <text:p>0.5466522975968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3.2">
                <text:p>13.2</text:p>
              </table:table-cell>
              <table:table-cell office:value-type="float" office:value="0.805126081653888">
                <text:p>0.805126081653888</text:p>
              </table:table-cell>
              <table:table-cell office:value-type="float" office:value="0.394150504165758">
                <text:p>0.39415050416575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3.25">
                <text:p>13.25</text:p>
              </table:table-cell>
              <table:table-cell office:value-type="float" office:value="0.758562800584048">
                <text:p>0.758562800584048</text:p>
              </table:table-cell>
              <table:table-cell office:value-type="float" office:value="0.375361629653015">
                <text:p>0.3753616296530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3.3">
                <text:p>13.3</text:p>
              </table:table-cell>
              <table:table-cell office:value-type="float" office:value="0.935997503191653">
                <text:p>0.935997503191653</text:p>
              </table:table-cell>
              <table:table-cell office:value-type="float" office:value="0.663855113349802">
                <text:p>0.6638551133498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3.35">
                <text:p>13.35</text:p>
              </table:table-cell>
              <table:table-cell office:value-type="float" office:value="1.09254370393469">
                <text:p>1.09254370393469</text:p>
              </table:table-cell>
              <table:table-cell office:value-type="float" office:value="0.0400324247064783">
                <text:p>0.04003242470647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3.4">
                <text:p>13.4</text:p>
              </table:table-cell>
              <table:table-cell office:value-type="float" office:value="0.648396131915764">
                <text:p>0.648396131915764</text:p>
              </table:table-cell>
              <table:table-cell office:value-type="float" office:value="0.41913908027944">
                <text:p>0.419139080279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3.45">
                <text:p>13.45</text:p>
              </table:table-cell>
              <table:table-cell office:value-type="float" office:value="0.89487761392478">
                <text:p>0.89487761392478</text:p>
              </table:table-cell>
              <table:table-cell office:value-type="float" office:value="0.383193380305207">
                <text:p>0.38319338030520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3.5">
                <text:p>13.5</text:p>
              </table:table-cell>
              <table:table-cell office:value-type="float" office:value="0.691163013392338">
                <text:p>0.691163013392338</text:p>
              </table:table-cell>
              <table:table-cell office:value-type="float" office:value="0.30537965810049">
                <text:p>0.305379658100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3.55">
                <text:p>13.55</text:p>
              </table:table-cell>
              <table:table-cell office:value-type="float" office:value="0.722878235033636">
                <text:p>0.722878235033636</text:p>
              </table:table-cell>
              <table:table-cell office:value-type="float" office:value="0.364586197261902">
                <text:p>0.36458619726190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3.6">
                <text:p>13.6</text:p>
              </table:table-cell>
              <table:table-cell office:value-type="float" office:value="0.923312078058298">
                <text:p>0.923312078058298</text:p>
              </table:table-cell>
              <table:table-cell office:value-type="float" office:value="0.456722864210109">
                <text:p>0.45672286421010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3.65">
                <text:p>13.65</text:p>
              </table:table-cell>
              <table:table-cell office:value-type="float" office:value="0.419096406762399">
                <text:p>0.419096406762399</text:p>
              </table:table-cell>
              <table:table-cell office:value-type="float" office:value="-0.0851901343251589">
                <text:p>-0.08519013432515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3.7">
                <text:p>13.7</text:p>
              </table:table-cell>
              <table:table-cell office:value-type="float" office:value="0.718925815248595">
                <text:p>0.718925815248595</text:p>
              </table:table-cell>
              <table:table-cell office:value-type="float" office:value="0.335161618948391">
                <text:p>0.3351616189483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3.75">
                <text:p>13.75</text:p>
              </table:table-cell>
              <table:table-cell office:value-type="float" office:value="0.868484407067533">
                <text:p>0.868484407067533</text:p>
              </table:table-cell>
              <table:table-cell office:value-type="float" office:value="-0.0752615012010758">
                <text:p>-0.075261501201075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3.8">
                <text:p>13.8</text:p>
              </table:table-cell>
              <table:table-cell office:value-type="float" office:value="0.868290041096313">
                <text:p>0.868290041096313</text:p>
              </table:table-cell>
              <table:table-cell office:value-type="float" office:value="0.326610984738122">
                <text:p>0.3266109847381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3.85">
                <text:p>13.85</text:p>
              </table:table-cell>
              <table:table-cell office:value-type="float" office:value="0.643486089756878">
                <text:p>0.643486089756878</text:p>
              </table:table-cell>
              <table:table-cell office:value-type="float" office:value="0.289707221999884">
                <text:p>0.2897072219998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3.9">
                <text:p>13.9</text:p>
              </table:table-cell>
              <table:table-cell office:value-type="float" office:value="0.604574429534516">
                <text:p>0.604574429534516</text:p>
              </table:table-cell>
              <table:table-cell office:value-type="float" office:value="0.393420777318246">
                <text:p>0.3934207773182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3.95">
                <text:p>13.95</text:p>
              </table:table-cell>
              <table:table-cell office:value-type="float" office:value="0.330134520364398">
                <text:p>0.330134520364398</text:p>
              </table:table-cell>
              <table:table-cell office:value-type="float" office:value="0.200451380690706">
                <text:p>0.2004513806907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4">
                <text:p>14</text:p>
              </table:table-cell>
              <table:table-cell office:value-type="float" office:value="0.609337551693737">
                <text:p>0.609337551693737</text:p>
              </table:table-cell>
              <table:table-cell office:value-type="float" office:value="0.222898256371734">
                <text:p>0.2228982563717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4.05">
                <text:p>14.05</text:p>
              </table:table-cell>
              <table:table-cell office:value-type="float" office:value="0.35634263626661">
                <text:p>0.35634263626661</text:p>
              </table:table-cell>
              <table:table-cell office:value-type="float" office:value="0.190375017568743">
                <text:p>0.1903750175687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4.1">
                <text:p>14.1</text:p>
              </table:table-cell>
              <table:table-cell office:value-type="float" office:value="0.56964156145095">
                <text:p>0.56964156145095</text:p>
              </table:table-cell>
              <table:table-cell office:value-type="float" office:value="-0.350272982813525">
                <text:p>-0.3502729828135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4.15">
                <text:p>14.15</text:p>
              </table:table-cell>
              <table:table-cell office:value-type="float" office:value="0.20915996108349">
                <text:p>0.20915996108349</text:p>
              </table:table-cell>
              <table:table-cell office:value-type="float" office:value="0.172535863823699">
                <text:p>0.17253586382369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4.2">
                <text:p>14.2</text:p>
              </table:table-cell>
              <table:table-cell office:value-type="float" office:value="0.211756464083039">
                <text:p>0.211756464083039</text:p>
              </table:table-cell>
              <table:table-cell office:value-type="float" office:value="0.0868601768928743">
                <text:p>0.08686017689287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4.25">
                <text:p>14.25</text:p>
              </table:table-cell>
              <table:table-cell office:value-type="float" office:value="0.811632946481896">
                <text:p>0.811632946481896</text:p>
              </table:table-cell>
              <table:table-cell office:value-type="float" office:value="0.194036833462483">
                <text:p>0.1940368334624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4.3">
                <text:p>14.3</text:p>
              </table:table-cell>
              <table:table-cell office:value-type="float" office:value="0.423312372774299">
                <text:p>0.423312372774299</text:p>
              </table:table-cell>
              <table:table-cell office:value-type="float" office:value="0.188482227598868">
                <text:p>0.18848222759886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4.35">
                <text:p>14.35</text:p>
              </table:table-cell>
              <table:table-cell office:value-type="float" office:value="0.288728580340236">
                <text:p>0.288728580340236</text:p>
              </table:table-cell>
              <table:table-cell office:value-type="float" office:value="0.352598574074936">
                <text:p>0.3525985740749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4.4">
                <text:p>14.4</text:p>
              </table:table-cell>
              <table:table-cell office:value-type="float" office:value="0.458972202715882">
                <text:p>0.458972202715882</text:p>
              </table:table-cell>
              <table:table-cell office:value-type="float" office:value="-0.39317505202154">
                <text:p>-0.393175052021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4.45">
                <text:p>14.45</text:p>
              </table:table-cell>
              <table:table-cell office:value-type="float" office:value="0.42352331678422">
                <text:p>0.42352331678422</text:p>
              </table:table-cell>
              <table:table-cell office:value-type="float" office:value="-0.237220357784147">
                <text:p>-0.23722035778414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4.5">
                <text:p>14.5</text:p>
              </table:table-cell>
              <table:table-cell office:value-type="float" office:value="0.352292430244833">
                <text:p>0.352292430244833</text:p>
              </table:table-cell>
              <table:table-cell office:value-type="float" office:value="0.0379039509676765">
                <text:p>0.037903950967676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4.55">
                <text:p>14.55</text:p>
              </table:table-cell>
              <table:table-cell office:value-type="float" office:value="0.260268083287698">
                <text:p>0.260268083287698</text:p>
              </table:table-cell>
              <table:table-cell office:value-type="float" office:value="0.165350900133735">
                <text:p>0.1653509001337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4.6">
                <text:p>14.6</text:p>
              </table:table-cell>
              <table:table-cell office:value-type="float" office:value="0.328639221152074">
                <text:p>0.328639221152074</text:p>
              </table:table-cell>
              <table:table-cell office:value-type="float" office:value="0.138709153095899">
                <text:p>0.13870915309589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4.65">
                <text:p>14.65</text:p>
              </table:table-cell>
              <table:table-cell office:value-type="float" office:value="0.108004185995642">
                <text:p>0.108004185995642</text:p>
              </table:table-cell>
              <table:table-cell office:value-type="float" office:value="-0.148978093186989">
                <text:p>-0.14897809318698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4.7">
                <text:p>14.7</text:p>
              </table:table-cell>
              <table:table-cell office:value-type="float" office:value="0.038150117592986">
                <text:p>0.038150117592986</text:p>
              </table:table-cell>
              <table:table-cell office:value-type="float" office:value="-0.0836030893058535">
                <text:p>-0.08360308930585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4.75">
                <text:p>14.75</text:p>
              </table:table-cell>
              <table:table-cell office:value-type="float" office:value="0.237922312302799">
                <text:p>0.237922312302799</text:p>
              </table:table-cell>
              <table:table-cell office:value-type="float" office:value="0.153138388782361">
                <text:p>0.15313838878236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4.8">
                <text:p>14.8</text:p>
              </table:table-cell>
              <table:table-cell office:value-type="float" office:value="0.479287756115908">
                <text:p>0.479287756115908</text:p>
              </table:table-cell>
              <table:table-cell office:value-type="float" office:value="0.0450802475673884">
                <text:p>0.04508024756738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4.85">
                <text:p>14.85</text:p>
              </table:table-cell>
              <table:table-cell office:value-type="float" office:value="-0.193842171396121">
                <text:p>-0.193842171396121</text:p>
              </table:table-cell>
              <table:table-cell office:value-type="float" office:value="-0.201763742717112">
                <text:p>-0.2017637427171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4.9">
                <text:p>14.9</text:p>
              </table:table-cell>
              <table:table-cell office:value-type="float" office:value="0.338219799279959">
                <text:p>0.338219799279959</text:p>
              </table:table-cell>
              <table:table-cell office:value-type="float" office:value="0.153267121766246">
                <text:p>0.1532671217662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4.95">
                <text:p>14.95</text:p>
              </table:table-cell>
              <table:table-cell office:value-type="float" office:value="-0.0458317219660258">
                <text:p>-0.0458317219660258</text:p>
              </table:table-cell>
              <table:table-cell office:value-type="float" office:value="-0.524307504151207">
                <text:p>-0.5243075041512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5">
                <text:p>15</text:p>
              </table:table-cell>
              <table:table-cell office:value-type="float" office:value="0.0876684618625711">
                <text:p>0.0876684618625711</text:p>
              </table:table-cell>
              <table:table-cell office:value-type="float" office:value="-0.111440634742036">
                <text:p>-0.11144063474203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5.05">
                <text:p>15.05</text:p>
              </table:table-cell>
              <table:table-cell office:value-type="float" office:value="0.0103356138387581">
                <text:p>0.0103356138387581</text:p>
              </table:table-cell>
              <table:table-cell office:value-type="float" office:value="-0.0776193869483406">
                <text:p>-0.077619386948340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